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5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8.14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199.7pt"/>
    </style:style>
    <style:style style:name="co6" style:family="table-column">
      <style:table-column-properties fo:break-before="auto" style:column-width="199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2" style:family="table-cell" style:parent-style-name="Default">
      <style:table-cell-properties fo:background-color="#fff200"/>
      <style:text-properties fo:color="#ce181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a65d"/>
    </style:style>
    <style:style style:name="ce5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CDF97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 table:number-rows-repeated="4">
          <table:table-cell table:number-columns-repeated="23"/>
        </table:table-row>
        <table:table-row table:style-name="ro1">
          <table:table-cell table:style-name="ce1" office:value-type="string" calcext:value-type="string">
            <text:p>spliter</text:p>
          </table:table-cell>
          <table:table-cell table:number-columns-repeated="3"/>
          <table:table-cell table:style-name="ce1" office:value-type="string" calcext:value-type="string">
            <text:p>spliter</text:p>
          </table:table-cell>
          <table:table-cell table:number-columns-repeated="3"/>
          <table:table-cell table:style-name="ce2" office:value-type="string" calcext:value-type="string">
            <text:p>spliter</text:p>
          </table:table-cell>
          <table:table-cell table:number-columns-repeated="3"/>
          <table:table-cell office:value-type="string" calcext:value-type="string">
            <text:p>spliter</text:p>
          </table:table-cell>
          <table:table-cell table:number-columns-repeated="3"/>
          <table:table-cell office:value-type="string" calcext:value-type="string">
            <text:p>spliter</text:p>
          </table:table-cell>
          <table:table-cell table:number-columns-repeated="3"/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28:25 +0430 2018</text:p>
          </table:table-cell>
          <table:table-cell table:number-columns-repeated="3"/>
          <table:table-cell office:value-type="string" calcext:value-type="string">
            <text:p>Time: Sun Jun <text:s/>3 06:27:37 +0430 2018</text:p>
          </table:table-cell>
          <table:table-cell table:number-columns-repeated="3"/>
          <table:table-cell office:value-type="string" calcext:value-type="string">
            <text:p>Time: Sun Jun <text:s/>3 06:29:13 +0430 2018</text:p>
          </table:table-cell>
          <table:table-cell table:number-columns-repeated="3"/>
          <table:table-cell office:value-type="string" calcext:value-type="string">
            <text:p>Time: Sun Jun <text:s/>3 06:30:01 +0430 2018</text:p>
          </table:table-cell>
          <table:table-cell table:number-columns-repeated="3"/>
          <table:table-cell office:value-type="string" calcext:value-type="string">
            <text:p>Time: Sun Jun <text:s/>3 06:30:49 +0430 2018</text:p>
          </table:table-cell>
          <table:table-cell table:number-columns-repeated="3"/>
          <table:table-cell office:value-type="string" calcext:value-type="string">
            <text:p>Time: Sun Jun <text:s/>3 06:31:37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xHOST</text:p>
          </table:table-cell>
          <table:table-cell table:number-columns-repeated="3"/>
          <table:table-cell office:value-type="string" calcext:value-type="string">
            <text:p>-D _GNU_SOURCE -Ofast -xHOST</text:p>
          </table:table-cell>
          <table:table-cell table:number-columns-repeated="3"/>
          <table:table-cell office:value-type="string" calcext:value-type="string">
            <text:p>-D _GNU_SOURCE -Ofast -xHOST</text:p>
          </table:table-cell>
          <table:table-cell table:number-columns-repeated="3"/>
          <table:table-cell office:value-type="string" calcext:value-type="string">
            <text:p>-D _GNU_SOURCE -Ofast -xHOST</text:p>
          </table:table-cell>
          <table:table-cell table:number-columns-repeated="3"/>
          <table:table-cell office:value-type="string" calcext:value-type="string">
            <text:p>-D _GNU_SOURCE -Ofast -xHOST</text:p>
          </table:table-cell>
          <table:table-cell table:number-columns-repeated="3"/>
          <table:table-cell office:value-type="string" calcext:value-type="string">
            <text:p>-D _GNU_SOURCE -Ofast -x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3"/>
          <table:table-cell office:value-type="string" calcext:value-type="string">
            <text:p>-no-vec</text:p>
          </table:table-cell>
          <table:table-cell table:number-columns-repeated="3"/>
          <table:table-cell office:value-type="string" calcext:value-type="string">
            <text:p>-no-vec</text:p>
          </table:table-cell>
          <table:table-cell table:number-columns-repeated="3"/>
          <table:table-cell office:value-type="string" calcext:value-type="string">
            <text:p>-no-vec</text:p>
          </table:table-cell>
          <table:table-cell table:number-columns-repeated="3"/>
          <table:table-cell office:value-type="string" calcext:value-type="string">
            <text:p>-no-vec</text:p>
          </table:table-cell>
          <table:table-cell table:number-columns-repeated="3"/>
          <table:table-cell office:value-type="string" calcext:value-type="string">
            <text:p>-no-v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28x128</text:p>
          </table:table-cell>
          <table:table-cell office:value-type="float" office:value="46650" calcext:value-type="float">
            <text:p>46650</text:p>
          </table:table-cell>
          <table:table-cell table:formula="of:=IF([.C10]&lt;[.G10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28x128</text:p>
          </table:table-cell>
          <table:table-cell office:value-type="float" office:value="69686" calcext:value-type="float">
            <text:p>69686</text:p>
          </table:table-cell>
          <table:table-cell table:formula="of:=MIN([.O10];[.S10];[.W10])" office:value-type="float" office:value="116356" calcext:value-type="float">
            <text:p>116356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28x128</text:p>
          </table:table-cell>
          <table:table-cell office:value-type="float" office:value="116652" calcext:value-type="float">
            <text:p>116652</text:p>
          </table:table-cell>
          <table:table-cell table:formula="of:=IF([.K10]&lt;[.O10];0;1)" office:value-type="float" office:value="0" calcext:value-type="float">
            <text:p>0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128x128</text:p>
          </table:table-cell>
          <table:table-cell office:value-type="float" office:value="120614" calcext:value-type="float">
            <text:p>120614</text:p>
          </table:table-cell>
          <table:table-cell table:formula="of:=IF([.K10]&lt;[.S10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28x128</text:p>
          </table:table-cell>
          <table:table-cell office:value-type="float" office:value="116356" calcext:value-type="float">
            <text:p>116356</text:p>
          </table:table-cell>
          <table:table-cell table:formula="of:=IF([.K10]&lt;[.W10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128x128</text:p>
          </table:table-cell>
          <table:table-cell office:value-type="float" office:value="180756" calcext:value-type="float">
            <text:p>180756</text:p>
          </table:table-cell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28x128</text:p>
          </table:table-cell>
          <table:table-cell office:value-type="float" office:value="46648" calcext:value-type="float">
            <text:p>46648</text:p>
          </table:table-cell>
          <table:table-cell table:formula="of:=IF([.C11]&lt;[.G11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28x128</text:p>
          </table:table-cell>
          <table:table-cell office:value-type="float" office:value="72680" calcext:value-type="float">
            <text:p>72680</text:p>
          </table:table-cell>
          <table:table-cell table:formula="of:=MIN([.O11];[.S11];[.W11])" office:value-type="float" office:value="74298" calcext:value-type="float">
            <text:p>74298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28x128</text:p>
          </table:table-cell>
          <table:table-cell office:value-type="float" office:value="118076" calcext:value-type="float">
            <text:p>118076</text:p>
          </table:table-cell>
          <table:table-cell table:formula="of:=IF([.K11]&lt;[.O11];0;1)" office:value-type="float" office:value="1" calcext:value-type="float">
            <text:p>1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128x128</text:p>
          </table:table-cell>
          <table:table-cell table:style-name="ce4" office:value-type="float" office:value="74298" calcext:value-type="float">
            <text:p>74298</text:p>
          </table:table-cell>
          <table:table-cell table:formula="of:=IF([.K11]&lt;[.S11];0;1)" office:value-type="float" office:value="0" calcext:value-type="float">
            <text:p>0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28x128</text:p>
          </table:table-cell>
          <table:table-cell office:value-type="float" office:value="122376" calcext:value-type="float">
            <text:p>122376</text:p>
          </table:table-cell>
          <table:table-cell table:formula="of:=IF([.K11]&lt;[.W11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128x128</text:p>
          </table:table-cell>
          <table:table-cell office:value-type="float" office:value="174306" calcext:value-type="float">
            <text:p>174306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12]&lt;[.G1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12];[.S12];[.W12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2]&lt;[.O1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2]&lt;[.S1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2]&lt;[.W1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28:41 +0430 2018</text:p>
          </table:table-cell>
          <table:table-cell table:number-columns-repeated="2"/>
          <table:table-cell table:formula="of:=IF([.C13]&lt;[.G13];0;1)" office:value-type="float" office:value="1" calcext:value-type="float">
            <text:p>1</text:p>
          </table:table-cell>
          <table:table-cell office:value-type="string" calcext:value-type="string">
            <text:p>Time: Sun Jun <text:s/>3 06:27:53 +0430 2018</text:p>
          </table:table-cell>
          <table:table-cell table:number-columns-repeated="2"/>
          <table:table-cell table:formula="of:=MIN([.O13];[.S13];[.W13])" office:value-type="float" office:value="0" calcext:value-type="float">
            <text:p>0</text:p>
          </table:table-cell>
          <table:table-cell office:value-type="string" calcext:value-type="string">
            <text:p>Time: Sun Jun <text:s/>3 06:29:29 +0430 2018</text:p>
          </table:table-cell>
          <table:table-cell table:number-columns-repeated="2"/>
          <table:table-cell table:formula="of:=IF([.K13]&lt;[.O13];0;1)" office:value-type="float" office:value="1" calcext:value-type="float">
            <text:p>1</text:p>
          </table:table-cell>
          <table:table-cell office:value-type="string" calcext:value-type="string">
            <text:p>Time: Sun Jun <text:s/>3 06:30:17 +0430 2018</text:p>
          </table:table-cell>
          <table:table-cell table:number-columns-repeated="2"/>
          <table:table-cell table:formula="of:=IF([.K13]&lt;[.S13];0;1)" office:value-type="float" office:value="1" calcext:value-type="float">
            <text:p>1</text:p>
          </table:table-cell>
          <table:table-cell office:value-type="string" calcext:value-type="string">
            <text:p>Time: Sun Jun <text:s/>3 06:31:05 +0430 2018</text:p>
          </table:table-cell>
          <table:table-cell table:number-columns-repeated="2"/>
          <table:table-cell table:formula="of:=IF([.K13]&lt;[.W13];0;1)" office:value-type="float" office:value="1" calcext:value-type="float">
            <text:p>1</text:p>
          </table:table-cell>
          <table:table-cell office:value-type="string" calcext:value-type="string">
            <text:p>Time: Sun Jun <text:s/>3 06:31:53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14]&lt;[.G14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14];[.S14];[.W14])" office:value-type="float" office:value="0" calcext:value-type="float">
            <text:p>0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14]&lt;[.O14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14]&lt;[.S14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14]&lt;[.W14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15]&lt;[.G1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15];[.S15];[.W15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15]&lt;[.O1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15]&lt;[.S1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15]&lt;[.W1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16]&lt;[.G16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16];[.S16];[.W16])" office:value-type="float" office:value="0" calcext:value-type="float">
            <text:p>0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16]&lt;[.O16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16]&lt;[.S16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16]&lt;[.W16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28x128</text:p>
          </table:table-cell>
          <table:table-cell office:value-type="float" office:value="51856" calcext:value-type="float">
            <text:p>51856</text:p>
          </table:table-cell>
          <table:table-cell table:formula="of:=IF([.C17]&lt;[.G17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28x128</text:p>
          </table:table-cell>
          <table:table-cell office:value-type="float" office:value="69320" calcext:value-type="float">
            <text:p>69320</text:p>
          </table:table-cell>
          <table:table-cell table:formula="of:=MIN([.O17];[.S17];[.W17])" office:value-type="float" office:value="128996" calcext:value-type="float">
            <text:p>128996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28x128</text:p>
          </table:table-cell>
          <table:table-cell office:value-type="float" office:value="121750" calcext:value-type="float">
            <text:p>121750</text:p>
          </table:table-cell>
          <table:table-cell table:formula="of:=IF([.K17]&lt;[.O17];0;1)" office:value-type="float" office:value="0" calcext:value-type="float">
            <text:p>0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128x128</text:p>
          </table:table-cell>
          <table:table-cell office:value-type="float" office:value="133250" calcext:value-type="float">
            <text:p>133250</text:p>
          </table:table-cell>
          <table:table-cell table:formula="of:=IF([.K17]&lt;[.S17];0;1)" office:value-type="float" office:value="0" calcext:value-type="float">
            <text:p>0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28x128</text:p>
          </table:table-cell>
          <table:table-cell office:value-type="float" office:value="128996" calcext:value-type="float">
            <text:p>128996</text:p>
          </table:table-cell>
          <table:table-cell table:formula="of:=IF([.K17]&lt;[.W17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128x128</text:p>
          </table:table-cell>
          <table:table-cell office:value-type="float" office:value="182420" calcext:value-type="float">
            <text:p>182420</text:p>
          </table:table-cell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28x128</text:p>
          </table:table-cell>
          <table:table-cell office:value-type="float" office:value="34444" calcext:value-type="float">
            <text:p>34444</text:p>
          </table:table-cell>
          <table:table-cell table:formula="of:=IF([.C18]&lt;[.G18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28x128</text:p>
          </table:table-cell>
          <table:table-cell office:value-type="float" office:value="70886" calcext:value-type="float">
            <text:p>70886</text:p>
          </table:table-cell>
          <table:table-cell table:formula="of:=MIN([.O18];[.S18];[.W18])" office:value-type="float" office:value="86026" calcext:value-type="float">
            <text:p>86026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28x128</text:p>
          </table:table-cell>
          <table:table-cell office:value-type="float" office:value="104314" calcext:value-type="float">
            <text:p>104314</text:p>
          </table:table-cell>
          <table:table-cell table:formula="of:=IF([.K18]&lt;[.O18];0;1)" office:value-type="float" office:value="1" calcext:value-type="float">
            <text:p>1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128x128</text:p>
          </table:table-cell>
          <table:table-cell table:style-name="ce4" office:value-type="float" office:value="86026" calcext:value-type="float">
            <text:p>86026</text:p>
          </table:table-cell>
          <table:table-cell table:formula="of:=IF([.K18]&lt;[.S18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28x128</text:p>
          </table:table-cell>
          <table:table-cell office:value-type="float" office:value="89878" calcext:value-type="float">
            <text:p>89878</text:p>
          </table:table-cell>
          <table:table-cell table:formula="of:=IF([.K18]&lt;[.W18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128x128</text:p>
          </table:table-cell>
          <table:table-cell office:value-type="float" office:value="186804" calcext:value-type="float">
            <text:p>186804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19]&lt;[.G19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19];[.S19];[.W19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9]&lt;[.O19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9]&lt;[.S19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9]&lt;[.W19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28:57 +0430 2018</text:p>
          </table:table-cell>
          <table:table-cell table:number-columns-repeated="2"/>
          <table:table-cell table:formula="of:=IF([.C20]&lt;[.G20];0;1)" office:value-type="float" office:value="1" calcext:value-type="float">
            <text:p>1</text:p>
          </table:table-cell>
          <table:table-cell office:value-type="string" calcext:value-type="string">
            <text:p>Time: Sun Jun <text:s/>3 06:28:09 +0430 2018</text:p>
          </table:table-cell>
          <table:table-cell table:number-columns-repeated="2"/>
          <table:table-cell table:formula="of:=MIN([.O20];[.S20];[.W20])" office:value-type="float" office:value="0" calcext:value-type="float">
            <text:p>0</text:p>
          </table:table-cell>
          <table:table-cell office:value-type="string" calcext:value-type="string">
            <text:p>Time: Sun Jun <text:s/>3 06:29:45 +0430 2018</text:p>
          </table:table-cell>
          <table:table-cell table:number-columns-repeated="2"/>
          <table:table-cell table:formula="of:=IF([.K20]&lt;[.O20];0;1)" office:value-type="float" office:value="1" calcext:value-type="float">
            <text:p>1</text:p>
          </table:table-cell>
          <table:table-cell office:value-type="string" calcext:value-type="string">
            <text:p>Time: Sun Jun <text:s/>3 06:30:33 +0430 2018</text:p>
          </table:table-cell>
          <table:table-cell table:number-columns-repeated="2"/>
          <table:table-cell table:formula="of:=IF([.K20]&lt;[.S20];0;1)" office:value-type="float" office:value="1" calcext:value-type="float">
            <text:p>1</text:p>
          </table:table-cell>
          <table:table-cell office:value-type="string" calcext:value-type="string">
            <text:p>Time: Sun Jun <text:s/>3 06:31:21 +0430 2018</text:p>
          </table:table-cell>
          <table:table-cell table:number-columns-repeated="2"/>
          <table:table-cell table:formula="of:=IF([.K20]&lt;[.W20];0;1)" office:value-type="float" office:value="1" calcext:value-type="float">
            <text:p>1</text:p>
          </table:table-cell>
          <table:table-cell office:value-type="string" calcext:value-type="string">
            <text:p>Time: Sun Jun <text:s/>3 06:32:09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21]&lt;[.G21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21];[.S21];[.W21])" office:value-type="float" office:value="0" calcext:value-type="float">
            <text:p>0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21]&lt;[.O21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21]&lt;[.S21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21]&lt;[.W21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22]&lt;[.G22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22];[.S22];[.W22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22]&lt;[.O22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22]&lt;[.S22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22]&lt;[.W22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23]&lt;[.G23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23];[.S23];[.W23])" office:value-type="float" office:value="0" calcext:value-type="float">
            <text:p>0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23]&lt;[.O23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23]&lt;[.S23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23]&lt;[.W23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28x128</text:p>
          </table:table-cell>
          <table:table-cell office:value-type="float" office:value="46108" calcext:value-type="float">
            <text:p>46108</text:p>
          </table:table-cell>
          <table:table-cell table:formula="of:=IF([.C24]&lt;[.G24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28x128</text:p>
          </table:table-cell>
          <table:table-cell office:value-type="float" office:value="69746" calcext:value-type="float">
            <text:p>69746</text:p>
          </table:table-cell>
          <table:table-cell table:formula="of:=MIN([.O24];[.S24];[.W24])" office:value-type="float" office:value="118398" calcext:value-type="float">
            <text:p>118398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28x128</text:p>
          </table:table-cell>
          <table:table-cell office:value-type="float" office:value="129788" calcext:value-type="float">
            <text:p>129788</text:p>
          </table:table-cell>
          <table:table-cell table:formula="of:=IF([.K24]&lt;[.O24];0;1)" office:value-type="float" office:value="1" calcext:value-type="float">
            <text:p>1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128x128</text:p>
          </table:table-cell>
          <table:table-cell office:value-type="float" office:value="124256" calcext:value-type="float">
            <text:p>124256</text:p>
          </table:table-cell>
          <table:table-cell table:formula="of:=IF([.K24]&lt;[.S24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28x128</text:p>
          </table:table-cell>
          <table:table-cell office:value-type="float" office:value="118398" calcext:value-type="float">
            <text:p>118398</text:p>
          </table:table-cell>
          <table:table-cell table:formula="of:=IF([.K24]&lt;[.W24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128x128</text:p>
          </table:table-cell>
          <table:table-cell office:value-type="float" office:value="183520" calcext:value-type="float">
            <text:p>183520</text:p>
          </table:table-cell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28x128</text:p>
          </table:table-cell>
          <table:table-cell office:value-type="float" office:value="46112" calcext:value-type="float">
            <text:p>46112</text:p>
          </table:table-cell>
          <table:table-cell table:formula="of:=IF([.C25]&lt;[.G25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28x128</text:p>
          </table:table-cell>
          <table:table-cell office:value-type="float" office:value="74960" calcext:value-type="float">
            <text:p>74960</text:p>
          </table:table-cell>
          <table:table-cell table:formula="of:=MIN([.O25];[.S25];[.W25])" office:value-type="float" office:value="85978" calcext:value-type="float">
            <text:p>85978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28x128</text:p>
          </table:table-cell>
          <table:table-cell office:value-type="float" office:value="120594" calcext:value-type="float">
            <text:p>120594</text:p>
          </table:table-cell>
          <table:table-cell table:formula="of:=IF([.K25]&lt;[.O25];0;1)" office:value-type="float" office:value="1" calcext:value-type="float">
            <text:p>1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128x128</text:p>
          </table:table-cell>
          <table:table-cell table:style-name="ce4" office:value-type="float" office:value="85978" calcext:value-type="float">
            <text:p>85978</text:p>
          </table:table-cell>
          <table:table-cell table:formula="of:=IF([.K25]&lt;[.S25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28x128</text:p>
          </table:table-cell>
          <table:table-cell office:value-type="float" office:value="118426" calcext:value-type="float">
            <text:p>118426</text:p>
          </table:table-cell>
          <table:table-cell table:formula="of:=IF([.K25]&lt;[.W25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128x128</text:p>
          </table:table-cell>
          <table:table-cell office:value-type="float" office:value="190486" calcext:value-type="float">
            <text:p>190486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26]&lt;[.G26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26];[.S26];[.W26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26]&lt;[.O26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26]&lt;[.S26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26]&lt;[.W26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43:37 +0430 2018</text:p>
          </table:table-cell>
          <table:table-cell table:number-columns-repeated="2"/>
          <table:table-cell table:formula="of:=IF([.C27]&lt;[.G27];0;1)" office:value-type="float" office:value="1" calcext:value-type="float">
            <text:p>1</text:p>
          </table:table-cell>
          <table:table-cell office:value-type="string" calcext:value-type="string">
            <text:p>Time: Sun Jun <text:s/>3 06:42:49 +0430 2018</text:p>
          </table:table-cell>
          <table:table-cell table:number-columns-repeated="2"/>
          <table:table-cell table:formula="of:=MIN([.O27];[.S27];[.W27])" office:value-type="float" office:value="0" calcext:value-type="float">
            <text:p>0</text:p>
          </table:table-cell>
          <table:table-cell office:value-type="string" calcext:value-type="string">
            <text:p>Time: Sun Jun <text:s/>3 06:44:25 +0430 2018</text:p>
          </table:table-cell>
          <table:table-cell table:number-columns-repeated="2"/>
          <table:table-cell table:formula="of:=IF([.K27]&lt;[.O27];0;1)" office:value-type="float" office:value="1" calcext:value-type="float">
            <text:p>1</text:p>
          </table:table-cell>
          <table:table-cell office:value-type="string" calcext:value-type="string">
            <text:p>Time: Sun Jun <text:s/>3 06:45:13 +0430 2018</text:p>
          </table:table-cell>
          <table:table-cell table:number-columns-repeated="2"/>
          <table:table-cell table:formula="of:=IF([.K27]&lt;[.S27];0;1)" office:value-type="float" office:value="1" calcext:value-type="float">
            <text:p>1</text:p>
          </table:table-cell>
          <table:table-cell office:value-type="string" calcext:value-type="string">
            <text:p>Time: Sun Jun <text:s/>3 06:46:01 +0430 2018</text:p>
          </table:table-cell>
          <table:table-cell table:number-columns-repeated="2"/>
          <table:table-cell table:formula="of:=IF([.K27]&lt;[.W27];0;1)" office:value-type="float" office:value="1" calcext:value-type="float">
            <text:p>1</text:p>
          </table:table-cell>
          <table:table-cell office:value-type="string" calcext:value-type="string">
            <text:p>Time: Sun Jun <text:s/>3 06:46:49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2"/>
          <table:table-cell table:formula="of:=IF([.C28]&lt;[.G28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MIN([.O28];[.S28];[.W28])" office:value-type="float" office:value="0" calcext:value-type="float">
            <text:p>0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28]&lt;[.O28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28]&lt;[.S28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28]&lt;[.W28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C29]&lt;[.G29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MIN([.O29];[.S29];[.W29])" office:value-type="float" office:value="0" calcext:value-type="float">
            <text:p>0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29]&lt;[.O29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29]&lt;[.S29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29]&lt;[.W29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2"/>
          <table:table-cell table:formula="of:=IF([.C30]&lt;[.G30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MIN([.O30];[.S30];[.W30])" office:value-type="float" office:value="0" calcext:value-type="float">
            <text:p>0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30]&lt;[.O30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30]&lt;[.S30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30]&lt;[.W30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256x256</text:p>
          </table:table-cell>
          <table:table-cell office:value-type="float" office:value="193112" calcext:value-type="float">
            <text:p>193112</text:p>
          </table:table-cell>
          <table:table-cell table:formula="of:=IF([.C31]&lt;[.G31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256x256</text:p>
          </table:table-cell>
          <table:table-cell office:value-type="float" office:value="483662" calcext:value-type="float">
            <text:p>483662</text:p>
          </table:table-cell>
          <table:table-cell table:formula="of:=MIN([.O31];[.S31];[.W31])" office:value-type="float" office:value="682412" calcext:value-type="float">
            <text:p>682412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256x256</text:p>
          </table:table-cell>
          <table:table-cell office:value-type="float" office:value="687376" calcext:value-type="float">
            <text:p>687376</text:p>
          </table:table-cell>
          <table:table-cell table:formula="of:=IF([.K31]&lt;[.O31];0;1)" office:value-type="float" office:value="0" calcext:value-type="float">
            <text:p>0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256x256</text:p>
          </table:table-cell>
          <table:table-cell office:value-type="float" office:value="747740" calcext:value-type="float">
            <text:p>747740</text:p>
          </table:table-cell>
          <table:table-cell table:formula="of:=IF([.K31]&lt;[.S31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256x256</text:p>
          </table:table-cell>
          <table:table-cell office:value-type="float" office:value="682412" calcext:value-type="float">
            <text:p>682412</text:p>
          </table:table-cell>
          <table:table-cell table:formula="of:=IF([.K31]&lt;[.W31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256x256</text:p>
          </table:table-cell>
          <table:table-cell office:value-type="float" office:value="1513554" calcext:value-type="float">
            <text:p>1513554</text:p>
          </table:table-cell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256x256</text:p>
          </table:table-cell>
          <table:table-cell office:value-type="float" office:value="193384" calcext:value-type="float">
            <text:p>193384</text:p>
          </table:table-cell>
          <table:table-cell table:formula="of:=IF([.C32]&lt;[.G32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256x256</text:p>
          </table:table-cell>
          <table:table-cell office:value-type="float" office:value="482228" calcext:value-type="float">
            <text:p>482228</text:p>
          </table:table-cell>
          <table:table-cell table:formula="of:=MIN([.O32];[.S32];[.W32])" office:value-type="float" office:value="611338" calcext:value-type="float">
            <text:p>611338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256x256</text:p>
          </table:table-cell>
          <table:table-cell office:value-type="float" office:value="692858" calcext:value-type="float">
            <text:p>692858</text:p>
          </table:table-cell>
          <table:table-cell table:formula="of:=IF([.K32]&lt;[.O32];0;1)" office:value-type="float" office:value="1" calcext:value-type="float">
            <text:p>1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256x256</text:p>
          </table:table-cell>
          <table:table-cell table:style-name="ce4" office:value-type="float" office:value="611338" calcext:value-type="float">
            <text:p>611338</text:p>
          </table:table-cell>
          <table:table-cell table:formula="of:=IF([.K32]&lt;[.S32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256x256</text:p>
          </table:table-cell>
          <table:table-cell office:value-type="float" office:value="649454" calcext:value-type="float">
            <text:p>649454</text:p>
          </table:table-cell>
          <table:table-cell table:formula="of:=IF([.K32]&lt;[.W32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256x256</text:p>
          </table:table-cell>
          <table:table-cell office:value-type="float" office:value="1443610" calcext:value-type="float">
            <text:p>1443610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33]&lt;[.G33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33];[.S33];[.W33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33]&lt;[.O33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33]&lt;[.S33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33]&lt;[.W33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43:52 +0430 2018</text:p>
          </table:table-cell>
          <table:table-cell table:number-columns-repeated="2"/>
          <table:table-cell table:formula="of:=IF([.C34]&lt;[.G34];0;1)" office:value-type="float" office:value="1" calcext:value-type="float">
            <text:p>1</text:p>
          </table:table-cell>
          <table:table-cell office:value-type="string" calcext:value-type="string">
            <text:p>Time: Sun Jun <text:s/>3 06:43:04 +0430 2018</text:p>
          </table:table-cell>
          <table:table-cell table:number-columns-repeated="2"/>
          <table:table-cell table:formula="of:=MIN([.O34];[.S34];[.W34])" office:value-type="float" office:value="0" calcext:value-type="float">
            <text:p>0</text:p>
          </table:table-cell>
          <table:table-cell office:value-type="string" calcext:value-type="string">
            <text:p>Time: Sun Jun <text:s/>3 06:44:40 +0430 2018</text:p>
          </table:table-cell>
          <table:table-cell table:number-columns-repeated="2"/>
          <table:table-cell table:formula="of:=IF([.K34]&lt;[.O34];0;1)" office:value-type="float" office:value="1" calcext:value-type="float">
            <text:p>1</text:p>
          </table:table-cell>
          <table:table-cell office:value-type="string" calcext:value-type="string">
            <text:p>Time: Sun Jun <text:s/>3 06:45:28 +0430 2018</text:p>
          </table:table-cell>
          <table:table-cell table:number-columns-repeated="2"/>
          <table:table-cell table:formula="of:=IF([.K34]&lt;[.S34];0;1)" office:value-type="float" office:value="1" calcext:value-type="float">
            <text:p>1</text:p>
          </table:table-cell>
          <table:table-cell office:value-type="string" calcext:value-type="string">
            <text:p>Time: Sun Jun <text:s/>3 06:46:16 +0430 2018</text:p>
          </table:table-cell>
          <table:table-cell table:number-columns-repeated="2"/>
          <table:table-cell table:formula="of:=IF([.K34]&lt;[.W34];0;1)" office:value-type="float" office:value="1" calcext:value-type="float">
            <text:p>1</text:p>
          </table:table-cell>
          <table:table-cell office:value-type="string" calcext:value-type="string">
            <text:p>Time: Sun Jun <text:s/>3 06:47:04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35]&lt;[.G35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35];[.S35];[.W35])" office:value-type="float" office:value="0" calcext:value-type="float">
            <text:p>0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35]&lt;[.O35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35]&lt;[.S35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35]&lt;[.W35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36]&lt;[.G36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36];[.S36];[.W36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36]&lt;[.O36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36]&lt;[.S36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36]&lt;[.W36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37]&lt;[.G37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37];[.S37];[.W37])" office:value-type="float" office:value="0" calcext:value-type="float">
            <text:p>0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37]&lt;[.O37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37]&lt;[.S37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37]&lt;[.W37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256x256</text:p>
          </table:table-cell>
          <table:table-cell office:value-type="float" office:value="214188" calcext:value-type="float">
            <text:p>214188</text:p>
          </table:table-cell>
          <table:table-cell table:formula="of:=IF([.C38]&lt;[.G38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256x256</text:p>
          </table:table-cell>
          <table:table-cell office:value-type="float" office:value="483958" calcext:value-type="float">
            <text:p>483958</text:p>
          </table:table-cell>
          <table:table-cell table:formula="of:=MIN([.O38];[.S38];[.W38])" office:value-type="float" office:value="694592" calcext:value-type="float">
            <text:p>694592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256x256</text:p>
          </table:table-cell>
          <table:table-cell office:value-type="float" office:value="691656" calcext:value-type="float">
            <text:p>691656</text:p>
          </table:table-cell>
          <table:table-cell table:formula="of:=IF([.K38]&lt;[.O38];0;1)" office:value-type="float" office:value="0" calcext:value-type="float">
            <text:p>0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256x256</text:p>
          </table:table-cell>
          <table:table-cell office:value-type="float" office:value="784012" calcext:value-type="float">
            <text:p>784012</text:p>
          </table:table-cell>
          <table:table-cell table:formula="of:=IF([.K38]&lt;[.S38];0;1)" office:value-type="float" office:value="0" calcext:value-type="float">
            <text:p>0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256x256</text:p>
          </table:table-cell>
          <table:table-cell office:value-type="float" office:value="694592" calcext:value-type="float">
            <text:p>694592</text:p>
          </table:table-cell>
          <table:table-cell table:formula="of:=IF([.K38]&lt;[.W38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256x256</text:p>
          </table:table-cell>
          <table:table-cell office:value-type="float" office:value="1454594" calcext:value-type="float">
            <text:p>1454594</text:p>
          </table:table-cell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256x256</text:p>
          </table:table-cell>
          <table:table-cell office:value-type="float" office:value="137922" calcext:value-type="float">
            <text:p>137922</text:p>
          </table:table-cell>
          <table:table-cell table:formula="of:=IF([.C39]&lt;[.G39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256x256</text:p>
          </table:table-cell>
          <table:table-cell office:value-type="float" office:value="467422" calcext:value-type="float">
            <text:p>467422</text:p>
          </table:table-cell>
          <table:table-cell table:formula="of:=MIN([.O39];[.S39];[.W39])" office:value-type="float" office:value="473720" calcext:value-type="float">
            <text:p>473720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256x256</text:p>
          </table:table-cell>
          <table:table-cell office:value-type="float" office:value="629204" calcext:value-type="float">
            <text:p>629204</text:p>
          </table:table-cell>
          <table:table-cell table:formula="of:=IF([.K39]&lt;[.O39];0;1)" office:value-type="float" office:value="1" calcext:value-type="float">
            <text:p>1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256x256</text:p>
          </table:table-cell>
          <table:table-cell office:value-type="float" office:value="596134" calcext:value-type="float">
            <text:p>596134</text:p>
          </table:table-cell>
          <table:table-cell table:formula="of:=IF([.K39]&lt;[.S39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256x256</text:p>
          </table:table-cell>
          <table:table-cell table:style-name="ce4" office:value-type="float" office:value="473720" calcext:value-type="float">
            <text:p>473720</text:p>
          </table:table-cell>
          <table:table-cell table:formula="of:=IF([.K39]&lt;[.W39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256x256</text:p>
          </table:table-cell>
          <table:table-cell office:value-type="float" office:value="1292954" calcext:value-type="float">
            <text:p>1292954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40]&lt;[.G40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40];[.S40];[.W40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0]&lt;[.O40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0]&lt;[.S40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0]&lt;[.W40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44:08 +0430 2018</text:p>
          </table:table-cell>
          <table:table-cell table:number-columns-repeated="2"/>
          <table:table-cell table:formula="of:=IF([.C41]&lt;[.G41];0;1)" office:value-type="float" office:value="1" calcext:value-type="float">
            <text:p>1</text:p>
          </table:table-cell>
          <table:table-cell office:value-type="string" calcext:value-type="string">
            <text:p>Time: Sun Jun <text:s/>3 06:43:20 +0430 2018</text:p>
          </table:table-cell>
          <table:table-cell table:number-columns-repeated="2"/>
          <table:table-cell table:formula="of:=MIN([.O41];[.S41];[.W41])" office:value-type="float" office:value="0" calcext:value-type="float">
            <text:p>0</text:p>
          </table:table-cell>
          <table:table-cell office:value-type="string" calcext:value-type="string">
            <text:p>Time: Sun Jun <text:s/>3 06:44:56 +0430 2018</text:p>
          </table:table-cell>
          <table:table-cell table:number-columns-repeated="2"/>
          <table:table-cell table:formula="of:=IF([.K41]&lt;[.O41];0;1)" office:value-type="float" office:value="1" calcext:value-type="float">
            <text:p>1</text:p>
          </table:table-cell>
          <table:table-cell office:value-type="string" calcext:value-type="string">
            <text:p>Time: Sun Jun <text:s/>3 06:45:44 +0430 2018</text:p>
          </table:table-cell>
          <table:table-cell table:number-columns-repeated="2"/>
          <table:table-cell table:formula="of:=IF([.K41]&lt;[.S41];0;1)" office:value-type="float" office:value="1" calcext:value-type="float">
            <text:p>1</text:p>
          </table:table-cell>
          <table:table-cell office:value-type="string" calcext:value-type="string">
            <text:p>Time: Sun Jun <text:s/>3 06:46:32 +0430 2018</text:p>
          </table:table-cell>
          <table:table-cell table:number-columns-repeated="2"/>
          <table:table-cell table:formula="of:=IF([.K41]&lt;[.W41];0;1)" office:value-type="float" office:value="1" calcext:value-type="float">
            <text:p>1</text:p>
          </table:table-cell>
          <table:table-cell office:value-type="string" calcext:value-type="string">
            <text:p>Time: Sun Jun <text:s/>3 06:47:20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42]&lt;[.G42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42];[.S42];[.W42])" office:value-type="float" office:value="0" calcext:value-type="float">
            <text:p>0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42]&lt;[.O42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42]&lt;[.S42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42]&lt;[.W42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43]&lt;[.G43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43];[.S43];[.W43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43]&lt;[.O43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43]&lt;[.S43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43]&lt;[.W43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44]&lt;[.G44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44];[.S44];[.W44])" office:value-type="float" office:value="0" calcext:value-type="float">
            <text:p>0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44]&lt;[.O44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44]&lt;[.S44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44]&lt;[.W44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256x256</text:p>
          </table:table-cell>
          <table:table-cell office:value-type="float" office:value="192052" calcext:value-type="float">
            <text:p>192052</text:p>
          </table:table-cell>
          <table:table-cell table:formula="of:=IF([.C45]&lt;[.G45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256x256</text:p>
          </table:table-cell>
          <table:table-cell office:value-type="float" office:value="565008" calcext:value-type="float">
            <text:p>565008</text:p>
          </table:table-cell>
          <table:table-cell table:formula="of:=MIN([.O45];[.S45];[.W45])" office:value-type="float" office:value="664112" calcext:value-type="float">
            <text:p>664112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256x256</text:p>
          </table:table-cell>
          <table:table-cell office:value-type="float" office:value="780868" calcext:value-type="float">
            <text:p>780868</text:p>
          </table:table-cell>
          <table:table-cell table:formula="of:=IF([.K45]&lt;[.O45];0;1)" office:value-type="float" office:value="1" calcext:value-type="float">
            <text:p>1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256x256</text:p>
          </table:table-cell>
          <table:table-cell office:value-type="float" office:value="772474" calcext:value-type="float">
            <text:p>772474</text:p>
          </table:table-cell>
          <table:table-cell table:formula="of:=IF([.K45]&lt;[.S45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256x256</text:p>
          </table:table-cell>
          <table:table-cell office:value-type="float" office:value="664112" calcext:value-type="float">
            <text:p>664112</text:p>
          </table:table-cell>
          <table:table-cell table:formula="of:=IF([.K45]&lt;[.W45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256x256</text:p>
          </table:table-cell>
          <table:table-cell office:value-type="float" office:value="1469816" calcext:value-type="float">
            <text:p>1469816</text:p>
          </table:table-cell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256x256</text:p>
          </table:table-cell>
          <table:table-cell office:value-type="float" office:value="192064" calcext:value-type="float">
            <text:p>192064</text:p>
          </table:table-cell>
          <table:table-cell table:formula="of:=IF([.C46]&lt;[.G46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256x256</text:p>
          </table:table-cell>
          <table:table-cell office:value-type="float" office:value="556428" calcext:value-type="float">
            <text:p>556428</text:p>
          </table:table-cell>
          <table:table-cell table:formula="of:=MIN([.O46];[.S46];[.W46])" office:value-type="float" office:value="612822" calcext:value-type="float">
            <text:p>612822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256x256</text:p>
          </table:table-cell>
          <table:table-cell office:value-type="float" office:value="777008" calcext:value-type="float">
            <text:p>777008</text:p>
          </table:table-cell>
          <table:table-cell table:formula="of:=IF([.K46]&lt;[.O46];0;1)" office:value-type="float" office:value="1" calcext:value-type="float">
            <text:p>1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256x256</text:p>
          </table:table-cell>
          <table:table-cell table:style-name="ce4" office:value-type="float" office:value="612822" calcext:value-type="float">
            <text:p>612822</text:p>
          </table:table-cell>
          <table:table-cell table:formula="of:=IF([.K46]&lt;[.S46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256x256</text:p>
          </table:table-cell>
          <table:table-cell office:value-type="float" office:value="732806" calcext:value-type="float">
            <text:p>732806</text:p>
          </table:table-cell>
          <table:table-cell table:formula="of:=IF([.K46]&lt;[.W46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256x256</text:p>
          </table:table-cell>
          <table:table-cell office:value-type="float" office:value="1377130" calcext:value-type="float">
            <text:p>1377130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47]&lt;[.G47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47];[.S47];[.W47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7]&lt;[.O47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7]&lt;[.S47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7]&lt;[.W47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58:47 +0430 2018</text:p>
          </table:table-cell>
          <table:table-cell table:number-columns-repeated="2"/>
          <table:table-cell table:formula="of:=IF([.C48]&lt;[.G48];0;1)" office:value-type="float" office:value="1" calcext:value-type="float">
            <text:p>1</text:p>
          </table:table-cell>
          <table:table-cell office:value-type="string" calcext:value-type="string">
            <text:p>Time: Sun Jun <text:s/>3 06:58:00 +0430 2018</text:p>
          </table:table-cell>
          <table:table-cell table:number-columns-repeated="2"/>
          <table:table-cell table:formula="of:=MIN([.O48];[.S48];[.W48])" office:value-type="float" office:value="0" calcext:value-type="float">
            <text:p>0</text:p>
          </table:table-cell>
          <table:table-cell office:value-type="string" calcext:value-type="string">
            <text:p>Time: Sun Jun <text:s/>3 06:59:35 +0430 2018</text:p>
          </table:table-cell>
          <table:table-cell table:number-columns-repeated="2"/>
          <table:table-cell table:formula="of:=IF([.K48]&lt;[.O48];0;1)" office:value-type="float" office:value="1" calcext:value-type="float">
            <text:p>1</text:p>
          </table:table-cell>
          <table:table-cell office:value-type="string" calcext:value-type="string">
            <text:p>Time: Sun Jun <text:s/>3 07:00:23 +0430 2018</text:p>
          </table:table-cell>
          <table:table-cell table:number-columns-repeated="2"/>
          <table:table-cell table:formula="of:=IF([.K48]&lt;[.S48];0;1)" office:value-type="float" office:value="1" calcext:value-type="float">
            <text:p>1</text:p>
          </table:table-cell>
          <table:table-cell office:value-type="string" calcext:value-type="string">
            <text:p>Time: Sun Jun <text:s/>3 07:01:11 +0430 2018</text:p>
          </table:table-cell>
          <table:table-cell table:number-columns-repeated="2"/>
          <table:table-cell table:formula="of:=IF([.K48]&lt;[.W48];0;1)" office:value-type="float" office:value="1" calcext:value-type="float">
            <text:p>1</text:p>
          </table:table-cell>
          <table:table-cell office:value-type="string" calcext:value-type="string">
            <text:p>Time: Sun Jun <text:s/>3 07:01:59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2"/>
          <table:table-cell table:formula="of:=IF([.C49]&lt;[.G49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MIN([.O49];[.S49];[.W49])" office:value-type="float" office:value="0" calcext:value-type="float">
            <text:p>0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49]&lt;[.O49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49]&lt;[.S49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49]&lt;[.W49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C50]&lt;[.G50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MIN([.O50];[.S50];[.W50])" office:value-type="float" office:value="0" calcext:value-type="float">
            <text:p>0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50]&lt;[.O50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50]&lt;[.S50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50]&lt;[.W50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2"/>
          <table:table-cell table:formula="of:=IF([.C51]&lt;[.G51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MIN([.O51];[.S51];[.W51])" office:value-type="float" office:value="0" calcext:value-type="float">
            <text:p>0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51]&lt;[.O51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51]&lt;[.S51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51]&lt;[.W51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512x512</text:p>
          </table:table-cell>
          <table:table-cell office:value-type="float" office:value="777790" calcext:value-type="float">
            <text:p>777790</text:p>
          </table:table-cell>
          <table:table-cell table:formula="of:=IF([.C52]&lt;[.G52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512x512</text:p>
          </table:table-cell>
          <table:table-cell office:value-type="float" office:value="2849084" calcext:value-type="float">
            <text:p>2849084</text:p>
          </table:table-cell>
          <table:table-cell table:formula="of:=MIN([.O52];[.S52];[.W52])" office:value-type="float" office:value="3773940" calcext:value-type="float">
            <text:p>3773940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512x512</text:p>
          </table:table-cell>
          <table:table-cell office:value-type="float" office:value="3607274" calcext:value-type="float">
            <text:p>3607274</text:p>
          </table:table-cell>
          <table:table-cell table:formula="of:=IF([.K52]&lt;[.O52];0;1)" office:value-type="float" office:value="0" calcext:value-type="float">
            <text:p>0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512x512</text:p>
          </table:table-cell>
          <table:table-cell office:value-type="float" office:value="3773940" calcext:value-type="float">
            <text:p>3773940</text:p>
          </table:table-cell>
          <table:table-cell table:formula="of:=IF([.K52]&lt;[.S52];0;1)" office:value-type="float" office:value="0" calcext:value-type="float">
            <text:p>0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512x512</text:p>
          </table:table-cell>
          <table:table-cell office:value-type="float" office:value="3955044" calcext:value-type="float">
            <text:p>3955044</text:p>
          </table:table-cell>
          <table:table-cell table:formula="of:=IF([.K52]&lt;[.W52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512x512</text:p>
          </table:table-cell>
          <table:table-cell office:value-type="float" office:value="8240606" calcext:value-type="float">
            <text:p>8240606</text:p>
          </table:table-cell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512x512</text:p>
          </table:table-cell>
          <table:table-cell office:value-type="float" office:value="778396" calcext:value-type="float">
            <text:p>778396</text:p>
          </table:table-cell>
          <table:table-cell table:formula="of:=IF([.C53]&lt;[.G53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512x512</text:p>
          </table:table-cell>
          <table:table-cell office:value-type="float" office:value="2821232" calcext:value-type="float">
            <text:p>2821232</text:p>
          </table:table-cell>
          <table:table-cell table:formula="of:=MIN([.O53];[.S53];[.W53])" office:value-type="float" office:value="3081616" calcext:value-type="float">
            <text:p>3081616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512x512</text:p>
          </table:table-cell>
          <table:table-cell office:value-type="float" office:value="3598712" calcext:value-type="float">
            <text:p>3598712</text:p>
          </table:table-cell>
          <table:table-cell table:formula="of:=IF([.K53]&lt;[.O53];0;1)" office:value-type="float" office:value="1" calcext:value-type="float">
            <text:p>1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512x512</text:p>
          </table:table-cell>
          <table:table-cell office:value-type="float" office:value="3154836" calcext:value-type="float">
            <text:p>3154836</text:p>
          </table:table-cell>
          <table:table-cell table:formula="of:=IF([.K53]&lt;[.S53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512x512</text:p>
          </table:table-cell>
          <table:table-cell table:style-name="ce4" office:value-type="float" office:value="3081616" calcext:value-type="float">
            <text:p>3081616</text:p>
          </table:table-cell>
          <table:table-cell table:formula="of:=IF([.K53]&lt;[.W53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512x512</text:p>
          </table:table-cell>
          <table:table-cell office:value-type="float" office:value="7560186" calcext:value-type="float">
            <text:p>7560186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54]&lt;[.G54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54];[.S54];[.W54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54]&lt;[.O54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54]&lt;[.S54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54]&lt;[.W54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59:03 +0430 2018</text:p>
          </table:table-cell>
          <table:table-cell table:number-columns-repeated="2"/>
          <table:table-cell table:formula="of:=IF([.C55]&lt;[.G55];0;1)" office:value-type="float" office:value="1" calcext:value-type="float">
            <text:p>1</text:p>
          </table:table-cell>
          <table:table-cell office:value-type="string" calcext:value-type="string">
            <text:p>Time: Sun Jun <text:s/>3 06:58:15 +0430 2018</text:p>
          </table:table-cell>
          <table:table-cell table:number-columns-repeated="2"/>
          <table:table-cell table:formula="of:=MIN([.O55];[.S55];[.W55])" office:value-type="float" office:value="0" calcext:value-type="float">
            <text:p>0</text:p>
          </table:table-cell>
          <table:table-cell office:value-type="string" calcext:value-type="string">
            <text:p>Time: Sun Jun <text:s/>3 06:59:51 +0430 2018</text:p>
          </table:table-cell>
          <table:table-cell table:number-columns-repeated="2"/>
          <table:table-cell table:formula="of:=IF([.K55]&lt;[.O55];0;1)" office:value-type="float" office:value="1" calcext:value-type="float">
            <text:p>1</text:p>
          </table:table-cell>
          <table:table-cell office:value-type="string" calcext:value-type="string">
            <text:p>Time: Sun Jun <text:s/>3 07:00:39 +0430 2018</text:p>
          </table:table-cell>
          <table:table-cell table:number-columns-repeated="2"/>
          <table:table-cell table:formula="of:=IF([.K55]&lt;[.S55];0;1)" office:value-type="float" office:value="1" calcext:value-type="float">
            <text:p>1</text:p>
          </table:table-cell>
          <table:table-cell office:value-type="string" calcext:value-type="string">
            <text:p>Time: Sun Jun <text:s/>3 07:01:27 +0430 2018</text:p>
          </table:table-cell>
          <table:table-cell table:number-columns-repeated="2"/>
          <table:table-cell table:formula="of:=IF([.K55]&lt;[.W55];0;1)" office:value-type="float" office:value="1" calcext:value-type="float">
            <text:p>1</text:p>
          </table:table-cell>
          <table:table-cell office:value-type="string" calcext:value-type="string">
            <text:p>Time: Sun Jun <text:s/>3 07:02:15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56]&lt;[.G56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56];[.S56];[.W56])" office:value-type="float" office:value="0" calcext:value-type="float">
            <text:p>0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56]&lt;[.O56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56]&lt;[.S56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56]&lt;[.W56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57]&lt;[.G57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57];[.S57];[.W57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57]&lt;[.O57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57]&lt;[.S57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57]&lt;[.W57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58]&lt;[.G58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58];[.S58];[.W58])" office:value-type="float" office:value="0" calcext:value-type="float">
            <text:p>0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58]&lt;[.O58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58]&lt;[.S58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58]&lt;[.W58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512x512</text:p>
          </table:table-cell>
          <table:table-cell office:value-type="float" office:value="872450" calcext:value-type="float">
            <text:p>872450</text:p>
          </table:table-cell>
          <table:table-cell table:formula="of:=IF([.C59]&lt;[.G59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512x512</text:p>
          </table:table-cell>
          <table:table-cell office:value-type="float" office:value="2514698" calcext:value-type="float">
            <text:p>2514698</text:p>
          </table:table-cell>
          <table:table-cell table:formula="of:=MIN([.O59];[.S59];[.W59])" office:value-type="float" office:value="3898082" calcext:value-type="float">
            <text:p>3898082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512x512</text:p>
          </table:table-cell>
          <table:table-cell office:value-type="float" office:value="3518016" calcext:value-type="float">
            <text:p>3518016</text:p>
          </table:table-cell>
          <table:table-cell table:formula="of:=IF([.K59]&lt;[.O59];0;1)" office:value-type="float" office:value="0" calcext:value-type="float">
            <text:p>0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512x512</text:p>
          </table:table-cell>
          <table:table-cell office:value-type="float" office:value="3898082" calcext:value-type="float">
            <text:p>3898082</text:p>
          </table:table-cell>
          <table:table-cell table:formula="of:=IF([.K59]&lt;[.S59];0;1)" office:value-type="float" office:value="0" calcext:value-type="float">
            <text:p>0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512x512</text:p>
          </table:table-cell>
          <table:table-cell office:value-type="float" office:value="4099416" calcext:value-type="float">
            <text:p>4099416</text:p>
          </table:table-cell>
          <table:table-cell table:formula="of:=IF([.K59]&lt;[.W59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512x512</text:p>
          </table:table-cell>
          <table:table-cell office:value-type="float" office:value="8306936" calcext:value-type="float">
            <text:p>8306936</text:p>
          </table:table-cell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512x512</text:p>
          </table:table-cell>
          <table:table-cell office:value-type="float" office:value="548416" calcext:value-type="float">
            <text:p>548416</text:p>
          </table:table-cell>
          <table:table-cell table:formula="of:=IF([.C60]&lt;[.G60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512x512</text:p>
          </table:table-cell>
          <table:table-cell office:value-type="float" office:value="2651582" calcext:value-type="float">
            <text:p>2651582</text:p>
          </table:table-cell>
          <table:table-cell table:formula="of:=MIN([.O60];[.S60];[.W60])" office:value-type="float" office:value="3175102" calcext:value-type="float">
            <text:p>3175102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512x512</text:p>
          </table:table-cell>
          <table:table-cell office:value-type="float" office:value="3051228" calcext:value-type="float">
            <text:p>3051228</text:p>
          </table:table-cell>
          <table:table-cell table:formula="of:=IF([.K60]&lt;[.O60];0;1)" office:value-type="float" office:value="0" calcext:value-type="float">
            <text:p>0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512x512</text:p>
          </table:table-cell>
          <table:table-cell table:style-name="ce4" office:value-type="float" office:value="3175102" calcext:value-type="float">
            <text:p>3175102</text:p>
          </table:table-cell>
          <table:table-cell table:formula="of:=IF([.K60]&lt;[.S60];0;1)" office:value-type="float" office:value="0" calcext:value-type="float">
            <text:p>0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512x512</text:p>
          </table:table-cell>
          <table:table-cell office:value-type="float" office:value="3410976" calcext:value-type="float">
            <text:p>3410976</text:p>
          </table:table-cell>
          <table:table-cell table:formula="of:=IF([.K60]&lt;[.W60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512x512</text:p>
          </table:table-cell>
          <table:table-cell office:value-type="float" office:value="8406910" calcext:value-type="float">
            <text:p>8406910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61]&lt;[.G61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61];[.S61];[.W61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1]&lt;[.O61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1]&lt;[.S61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1]&lt;[.W61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59:19 +0430 2018</text:p>
          </table:table-cell>
          <table:table-cell table:number-columns-repeated="2"/>
          <table:table-cell table:formula="of:=IF([.C62]&lt;[.G62];0;1)" office:value-type="float" office:value="1" calcext:value-type="float">
            <text:p>1</text:p>
          </table:table-cell>
          <table:table-cell office:value-type="string" calcext:value-type="string">
            <text:p>Time: Sun Jun <text:s/>3 06:58:31 +0430 2018</text:p>
          </table:table-cell>
          <table:table-cell table:number-columns-repeated="2"/>
          <table:table-cell table:formula="of:=MIN([.O62];[.S62];[.W62])" office:value-type="float" office:value="0" calcext:value-type="float">
            <text:p>0</text:p>
          </table:table-cell>
          <table:table-cell office:value-type="string" calcext:value-type="string">
            <text:p>Time: Sun Jun <text:s/>3 07:00:07 +0430 2018</text:p>
          </table:table-cell>
          <table:table-cell table:number-columns-repeated="2"/>
          <table:table-cell table:formula="of:=IF([.K62]&lt;[.O62];0;1)" office:value-type="float" office:value="1" calcext:value-type="float">
            <text:p>1</text:p>
          </table:table-cell>
          <table:table-cell office:value-type="string" calcext:value-type="string">
            <text:p>Time: Sun Jun <text:s/>3 07:00:55 +0430 2018</text:p>
          </table:table-cell>
          <table:table-cell table:number-columns-repeated="2"/>
          <table:table-cell table:formula="of:=IF([.K62]&lt;[.S62];0;1)" office:value-type="float" office:value="1" calcext:value-type="float">
            <text:p>1</text:p>
          </table:table-cell>
          <table:table-cell office:value-type="string" calcext:value-type="string">
            <text:p>Time: Sun Jun <text:s/>3 07:01:43 +0430 2018</text:p>
          </table:table-cell>
          <table:table-cell table:number-columns-repeated="2"/>
          <table:table-cell table:formula="of:=IF([.K62]&lt;[.W62];0;1)" office:value-type="float" office:value="1" calcext:value-type="float">
            <text:p>1</text:p>
          </table:table-cell>
          <table:table-cell office:value-type="string" calcext:value-type="string">
            <text:p>Time: Sun Jun <text:s/>3 07:02:31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63]&lt;[.G63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63];[.S63];[.W63])" office:value-type="float" office:value="0" calcext:value-type="float">
            <text:p>0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63]&lt;[.O63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63]&lt;[.S63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63]&lt;[.W63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64]&lt;[.G64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64];[.S64];[.W64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64]&lt;[.O64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64]&lt;[.S64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64]&lt;[.W64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65]&lt;[.G65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65];[.S65];[.W65])" office:value-type="float" office:value="0" calcext:value-type="float">
            <text:p>0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65]&lt;[.O65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65]&lt;[.S65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65]&lt;[.W65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512x512</text:p>
          </table:table-cell>
          <table:table-cell office:value-type="float" office:value="773356" calcext:value-type="float">
            <text:p>773356</text:p>
          </table:table-cell>
          <table:table-cell table:formula="of:=IF([.C66]&lt;[.G66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512x512</text:p>
          </table:table-cell>
          <table:table-cell office:value-type="float" office:value="2806428" calcext:value-type="float">
            <text:p>2806428</text:p>
          </table:table-cell>
          <table:table-cell table:formula="of:=MIN([.O66];[.S66];[.W66])" office:value-type="float" office:value="3835916" calcext:value-type="float">
            <text:p>3835916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512x512</text:p>
          </table:table-cell>
          <table:table-cell office:value-type="float" office:value="3631928" calcext:value-type="float">
            <text:p>3631928</text:p>
          </table:table-cell>
          <table:table-cell table:formula="of:=IF([.K66]&lt;[.O66];0;1)" office:value-type="float" office:value="0" calcext:value-type="float">
            <text:p>0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512x512</text:p>
          </table:table-cell>
          <table:table-cell office:value-type="float" office:value="3835916" calcext:value-type="float">
            <text:p>3835916</text:p>
          </table:table-cell>
          <table:table-cell table:formula="of:=IF([.K66]&lt;[.S66];0;1)" office:value-type="float" office:value="0" calcext:value-type="float">
            <text:p>0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512x512</text:p>
          </table:table-cell>
          <table:table-cell office:value-type="float" office:value="3964558" calcext:value-type="float">
            <text:p>3964558</text:p>
          </table:table-cell>
          <table:table-cell table:formula="of:=IF([.K66]&lt;[.W66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512x512</text:p>
          </table:table-cell>
          <table:table-cell office:value-type="float" office:value="8286050" calcext:value-type="float">
            <text:p>8286050</text:p>
          </table:table-cell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512x512</text:p>
          </table:table-cell>
          <table:table-cell office:value-type="float" office:value="774000" calcext:value-type="float">
            <text:p>774000</text:p>
          </table:table-cell>
          <table:table-cell table:formula="of:=IF([.C67]&lt;[.G67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512x512</text:p>
          </table:table-cell>
          <table:table-cell office:value-type="float" office:value="2673638" calcext:value-type="float">
            <text:p>2673638</text:p>
          </table:table-cell>
          <table:table-cell table:formula="of:=MIN([.O67];[.S67];[.W67])" office:value-type="float" office:value="3189350" calcext:value-type="float">
            <text:p>3189350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512x512</text:p>
          </table:table-cell>
          <table:table-cell office:value-type="float" office:value="3574546" calcext:value-type="float">
            <text:p>3574546</text:p>
          </table:table-cell>
          <table:table-cell table:formula="of:=IF([.K67]&lt;[.O67];0;1)" office:value-type="float" office:value="1" calcext:value-type="float">
            <text:p>1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512x512</text:p>
          </table:table-cell>
          <table:table-cell table:style-name="ce4" office:value-type="float" office:value="3189350" calcext:value-type="float">
            <text:p>3189350</text:p>
          </table:table-cell>
          <table:table-cell table:formula="of:=IF([.K67]&lt;[.S67];0;1)" office:value-type="float" office:value="0" calcext:value-type="float">
            <text:p>0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512x512</text:p>
          </table:table-cell>
          <table:table-cell office:value-type="float" office:value="3891674" calcext:value-type="float">
            <text:p>3891674</text:p>
          </table:table-cell>
          <table:table-cell table:formula="of:=IF([.K67]&lt;[.W67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512x512</text:p>
          </table:table-cell>
          <table:table-cell office:value-type="float" office:value="8352722" calcext:value-type="float">
            <text:p>8352722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68]&lt;[.G68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68];[.S68];[.W68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8]&lt;[.O68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8]&lt;[.S68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8]&lt;[.W68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7:13:58 +0430 2018</text:p>
          </table:table-cell>
          <table:table-cell table:number-columns-repeated="2"/>
          <table:table-cell table:formula="of:=IF([.C69]&lt;[.G69];0;1)" office:value-type="float" office:value="1" calcext:value-type="float">
            <text:p>1</text:p>
          </table:table-cell>
          <table:table-cell office:value-type="string" calcext:value-type="string">
            <text:p>Time: Sun Jun <text:s/>3 07:13:10 +0430 2018</text:p>
          </table:table-cell>
          <table:table-cell table:number-columns-repeated="2"/>
          <table:table-cell table:formula="of:=MIN([.O69];[.S69];[.W69])" office:value-type="float" office:value="0" calcext:value-type="float">
            <text:p>0</text:p>
          </table:table-cell>
          <table:table-cell office:value-type="string" calcext:value-type="string">
            <text:p>Time: Sun Jun <text:s/>3 07:14:46 +0430 2018</text:p>
          </table:table-cell>
          <table:table-cell table:number-columns-repeated="2"/>
          <table:table-cell table:formula="of:=IF([.K69]&lt;[.O69];0;1)" office:value-type="float" office:value="1" calcext:value-type="float">
            <text:p>1</text:p>
          </table:table-cell>
          <table:table-cell office:value-type="string" calcext:value-type="string">
            <text:p>Time: Sun Jun <text:s/>3 07:15:34 +0430 2018</text:p>
          </table:table-cell>
          <table:table-cell table:number-columns-repeated="2"/>
          <table:table-cell table:formula="of:=IF([.K69]&lt;[.S69];0;1)" office:value-type="float" office:value="1" calcext:value-type="float">
            <text:p>1</text:p>
          </table:table-cell>
          <table:table-cell office:value-type="string" calcext:value-type="string">
            <text:p>Time: Sun Jun <text:s/>3 07:16:22 +0430 2018</text:p>
          </table:table-cell>
          <table:table-cell table:number-columns-repeated="2"/>
          <table:table-cell table:formula="of:=IF([.K69]&lt;[.W69];0;1)" office:value-type="float" office:value="1" calcext:value-type="float">
            <text:p>1</text:p>
          </table:table-cell>
          <table:table-cell office:value-type="string" calcext:value-type="string">
            <text:p>Time: Sun Jun <text:s/>3 07:17:11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2"/>
          <table:table-cell table:formula="of:=IF([.C70]&lt;[.G70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MIN([.O70];[.S70];[.W70])" office:value-type="float" office:value="0" calcext:value-type="float">
            <text:p>0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70]&lt;[.O70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70]&lt;[.S70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70]&lt;[.W70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C71]&lt;[.G71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MIN([.O71];[.S71];[.W71])" office:value-type="float" office:value="0" calcext:value-type="float">
            <text:p>0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71]&lt;[.O71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71]&lt;[.S71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71]&lt;[.W71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2"/>
          <table:table-cell table:formula="of:=IF([.C72]&lt;[.G72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MIN([.O72];[.S72];[.W72])" office:value-type="float" office:value="0" calcext:value-type="float">
            <text:p>0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72]&lt;[.O72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72]&lt;[.S72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72]&lt;[.W72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024x1024</text:p>
          </table:table-cell>
          <table:table-cell office:value-type="float" office:value="3137774" calcext:value-type="float">
            <text:p>3137774</text:p>
          </table:table-cell>
          <table:table-cell table:formula="of:=IF([.C73]&lt;[.G73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024x1024</text:p>
          </table:table-cell>
          <table:table-cell office:value-type="float" office:value="27777178" calcext:value-type="float">
            <text:p>27777178</text:p>
          </table:table-cell>
          <table:table-cell table:formula="of:=MIN([.O73];[.S73];[.W73])" office:value-type="float" office:value="19447732" calcext:value-type="float">
            <text:p>19447732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024x1024</text:p>
          </table:table-cell>
          <table:table-cell office:value-type="float" office:value="28533500" calcext:value-type="float">
            <text:p>28533500</text:p>
          </table:table-cell>
          <table:table-cell table:formula="of:=IF([.K73]&lt;[.O73];0;1)" office:value-type="float" office:value="1" calcext:value-type="float">
            <text:p>1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1024x1024</text:p>
          </table:table-cell>
          <table:table-cell office:value-type="float" office:value="19447732" calcext:value-type="float">
            <text:p>19447732</text:p>
          </table:table-cell>
          <table:table-cell table:formula="of:=IF([.K73]&lt;[.S73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024x1024</text:p>
          </table:table-cell>
          <table:table-cell office:value-type="float" office:value="21536608" calcext:value-type="float">
            <text:p>21536608</text:p>
          </table:table-cell>
          <table:table-cell table:formula="of:=IF([.K73]&lt;[.W73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1024x1024</text:p>
          </table:table-cell>
          <table:table-cell office:value-type="float" office:value="52076940" calcext:value-type="float">
            <text:p>52076940</text:p>
          </table:table-cell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024x1024</text:p>
          </table:table-cell>
          <table:table-cell office:value-type="float" office:value="3139320" calcext:value-type="float">
            <text:p>3139320</text:p>
          </table:table-cell>
          <table:table-cell table:formula="of:=IF([.C74]&lt;[.G74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024x1024</text:p>
          </table:table-cell>
          <table:table-cell office:value-type="float" office:value="24905432" calcext:value-type="float">
            <text:p>24905432</text:p>
          </table:table-cell>
          <table:table-cell table:formula="of:=MIN([.O74];[.S74];[.W74])" office:value-type="float" office:value="13796812" calcext:value-type="float">
            <text:p>13796812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024x1024</text:p>
          </table:table-cell>
          <table:table-cell office:value-type="float" office:value="32003008" calcext:value-type="float">
            <text:p>32003008</text:p>
          </table:table-cell>
          <table:table-cell table:style-name="ce3" table:formula="of:=IF([.K74]&lt;[.O74];0;1)" office:value-type="float" office:value="1" calcext:value-type="float">
            <text:p>1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1024x1024</text:p>
          </table:table-cell>
          <table:table-cell office:value-type="float" office:value="17539444" calcext:value-type="float">
            <text:p>17539444</text:p>
          </table:table-cell>
          <table:table-cell table:formula="of:=IF([.K74]&lt;[.S74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024x1024</text:p>
          </table:table-cell>
          <table:table-cell table:style-name="ce4" office:value-type="float" office:value="13796812" calcext:value-type="float">
            <text:p>13796812</text:p>
          </table:table-cell>
          <table:table-cell table:formula="of:=IF([.K74]&lt;[.W74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1024x1024</text:p>
          </table:table-cell>
          <table:table-cell office:value-type="float" office:value="41891760" calcext:value-type="float">
            <text:p>41891760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75]&lt;[.G75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75];[.S75];[.W75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75]&lt;[.O75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75]&lt;[.S75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75]&lt;[.W75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7:14:14 +0430 2018</text:p>
          </table:table-cell>
          <table:table-cell table:number-columns-repeated="2"/>
          <table:table-cell table:formula="of:=IF([.C76]&lt;[.G76];0;1)" office:value-type="float" office:value="1" calcext:value-type="float">
            <text:p>1</text:p>
          </table:table-cell>
          <table:table-cell office:value-type="string" calcext:value-type="string">
            <text:p>Time: Sun Jun <text:s/>3 07:13:26 +0430 2018</text:p>
          </table:table-cell>
          <table:table-cell table:number-columns-repeated="2"/>
          <table:table-cell table:formula="of:=MIN([.O76];[.S76];[.W76])" office:value-type="float" office:value="0" calcext:value-type="float">
            <text:p>0</text:p>
          </table:table-cell>
          <table:table-cell office:value-type="string" calcext:value-type="string">
            <text:p>Time: Sun Jun <text:s/>3 07:15:02 +0430 2018</text:p>
          </table:table-cell>
          <table:table-cell table:number-columns-repeated="2"/>
          <table:table-cell table:formula="of:=IF([.K76]&lt;[.O76];0;1)" office:value-type="float" office:value="1" calcext:value-type="float">
            <text:p>1</text:p>
          </table:table-cell>
          <table:table-cell office:value-type="string" calcext:value-type="string">
            <text:p>Time: Sun Jun <text:s/>3 07:15:50 +0430 2018</text:p>
          </table:table-cell>
          <table:table-cell table:number-columns-repeated="2"/>
          <table:table-cell table:formula="of:=IF([.K76]&lt;[.S76];0;1)" office:value-type="float" office:value="1" calcext:value-type="float">
            <text:p>1</text:p>
          </table:table-cell>
          <table:table-cell office:value-type="string" calcext:value-type="string">
            <text:p>Time: Sun Jun <text:s/>3 07:16:38 +0430 2018</text:p>
          </table:table-cell>
          <table:table-cell table:number-columns-repeated="2"/>
          <table:table-cell table:formula="of:=IF([.K76]&lt;[.W76];0;1)" office:value-type="float" office:value="1" calcext:value-type="float">
            <text:p>1</text:p>
          </table:table-cell>
          <table:table-cell office:value-type="string" calcext:value-type="string">
            <text:p>Time: Sun Jun <text:s/>3 07:17:27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77]&lt;[.G77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77];[.S77];[.W77])" office:value-type="float" office:value="0" calcext:value-type="float">
            <text:p>0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77]&lt;[.O77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77]&lt;[.S77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77]&lt;[.W77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78]&lt;[.G78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78];[.S78];[.W78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78]&lt;[.O78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78]&lt;[.S78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78]&lt;[.W78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79]&lt;[.G79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79];[.S79];[.W79])" office:value-type="float" office:value="0" calcext:value-type="float">
            <text:p>0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79]&lt;[.O79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79]&lt;[.S79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79]&lt;[.W79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024x1024</text:p>
          </table:table-cell>
          <table:table-cell office:value-type="float" office:value="3535654" calcext:value-type="float">
            <text:p>3535654</text:p>
          </table:table-cell>
          <table:table-cell table:formula="of:=IF([.C80]&lt;[.G80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024x1024</text:p>
          </table:table-cell>
          <table:table-cell office:value-type="float" office:value="29200252" calcext:value-type="float">
            <text:p>29200252</text:p>
          </table:table-cell>
          <table:table-cell table:formula="of:=MIN([.O80];[.S80];[.W80])" office:value-type="float" office:value="21631522" calcext:value-type="float">
            <text:p>21631522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024x1024</text:p>
          </table:table-cell>
          <table:table-cell office:value-type="float" office:value="33879622" calcext:value-type="float">
            <text:p>33879622</text:p>
          </table:table-cell>
          <table:table-cell table:formula="of:=IF([.K80]&lt;[.O80];0;1)" office:value-type="float" office:value="1" calcext:value-type="float">
            <text:p>1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1024x1024</text:p>
          </table:table-cell>
          <table:table-cell office:value-type="float" office:value="21631522" calcext:value-type="float">
            <text:p>21631522</text:p>
          </table:table-cell>
          <table:table-cell table:formula="of:=IF([.K80]&lt;[.S80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024x1024</text:p>
          </table:table-cell>
          <table:table-cell office:value-type="float" office:value="22429790" calcext:value-type="float">
            <text:p>22429790</text:p>
          </table:table-cell>
          <table:table-cell table:formula="of:=IF([.K80]&lt;[.W80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1024x1024</text:p>
          </table:table-cell>
          <table:table-cell office:value-type="float" office:value="53710290" calcext:value-type="float">
            <text:p>53710290</text:p>
          </table:table-cell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024x1024</text:p>
          </table:table-cell>
          <table:table-cell office:value-type="float" office:value="2223414" calcext:value-type="float">
            <text:p>2223414</text:p>
          </table:table-cell>
          <table:table-cell table:formula="of:=IF([.C81]&lt;[.G81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024x1024</text:p>
          </table:table-cell>
          <table:table-cell office:value-type="float" office:value="29302740" calcext:value-type="float">
            <text:p>29302740</text:p>
          </table:table-cell>
          <table:table-cell table:formula="of:=MIN([.O81];[.S81];[.W81])" office:value-type="float" office:value="19687574" calcext:value-type="float">
            <text:p>19687574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024x1024</text:p>
          </table:table-cell>
          <table:table-cell office:value-type="float" office:value="32829788" calcext:value-type="float">
            <text:p>32829788</text:p>
          </table:table-cell>
          <table:table-cell table:formula="of:=IF([.K81]&lt;[.O81];0;1)" office:value-type="float" office:value="1" calcext:value-type="float">
            <text:p>1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1024x1024</text:p>
          </table:table-cell>
          <table:table-cell office:value-type="float" office:value="19981874" calcext:value-type="float">
            <text:p>19981874</text:p>
          </table:table-cell>
          <table:table-cell table:formula="of:=IF([.K81]&lt;[.S81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024x1024</text:p>
          </table:table-cell>
          <table:table-cell table:style-name="ce4" office:value-type="float" office:value="19687574" calcext:value-type="float">
            <text:p>19687574</text:p>
          </table:table-cell>
          <table:table-cell table:formula="of:=IF([.K81]&lt;[.W81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1024x1024</text:p>
          </table:table-cell>
          <table:table-cell office:value-type="float" office:value="52060452" calcext:value-type="float">
            <text:p>52060452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82]&lt;[.G8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82];[.S82];[.W82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82]&lt;[.O8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82]&lt;[.S8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82]&lt;[.W8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7:14:30 +0430 2018</text:p>
          </table:table-cell>
          <table:table-cell table:number-columns-repeated="2"/>
          <table:table-cell table:formula="of:=IF([.C83]&lt;[.G83];0;1)" office:value-type="float" office:value="1" calcext:value-type="float">
            <text:p>1</text:p>
          </table:table-cell>
          <table:table-cell office:value-type="string" calcext:value-type="string">
            <text:p>Time: Sun Jun <text:s/>3 07:13:42 +0430 2018</text:p>
          </table:table-cell>
          <table:table-cell table:number-columns-repeated="2"/>
          <table:table-cell table:formula="of:=MIN([.O83];[.S83];[.W83])" office:value-type="float" office:value="0" calcext:value-type="float">
            <text:p>0</text:p>
          </table:table-cell>
          <table:table-cell office:value-type="string" calcext:value-type="string">
            <text:p>Time: Sun Jun <text:s/>3 07:15:18 +0430 2018</text:p>
          </table:table-cell>
          <table:table-cell table:number-columns-repeated="2"/>
          <table:table-cell table:formula="of:=IF([.K83]&lt;[.O83];0;1)" office:value-type="float" office:value="1" calcext:value-type="float">
            <text:p>1</text:p>
          </table:table-cell>
          <table:table-cell office:value-type="string" calcext:value-type="string">
            <text:p>Time: Sun Jun <text:s/>3 07:16:06 +0430 2018</text:p>
          </table:table-cell>
          <table:table-cell table:number-columns-repeated="2"/>
          <table:table-cell table:formula="of:=IF([.K83]&lt;[.S83];0;1)" office:value-type="float" office:value="1" calcext:value-type="float">
            <text:p>1</text:p>
          </table:table-cell>
          <table:table-cell office:value-type="string" calcext:value-type="string">
            <text:p>Time: Sun Jun <text:s/>3 07:16:54 +0430 2018</text:p>
          </table:table-cell>
          <table:table-cell table:number-columns-repeated="2"/>
          <table:table-cell table:formula="of:=IF([.K83]&lt;[.W83];0;1)" office:value-type="float" office:value="1" calcext:value-type="float">
            <text:p>1</text:p>
          </table:table-cell>
          <table:table-cell office:value-type="string" calcext:value-type="string">
            <text:p>Time: Sun Jun <text:s/>3 07:17:42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84]&lt;[.G84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84];[.S84];[.W84])" office:value-type="float" office:value="0" calcext:value-type="float">
            <text:p>0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84]&lt;[.O84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84]&lt;[.S84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84]&lt;[.W84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85]&lt;[.G8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85];[.S85];[.W85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85]&lt;[.O8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85]&lt;[.S8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85]&lt;[.W8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86]&lt;[.G86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86];[.S86];[.W86])" office:value-type="float" office:value="0" calcext:value-type="float">
            <text:p>0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86]&lt;[.O86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86]&lt;[.S86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86]&lt;[.W86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024x1024</text:p>
          </table:table-cell>
          <table:table-cell office:value-type="float" office:value="3135702" calcext:value-type="float">
            <text:p>3135702</text:p>
          </table:table-cell>
          <table:table-cell table:formula="of:=IF([.C87]&lt;[.G87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024x1024</text:p>
          </table:table-cell>
          <table:table-cell office:value-type="float" office:value="30487422" calcext:value-type="float">
            <text:p>30487422</text:p>
          </table:table-cell>
          <table:table-cell table:formula="of:=MIN([.O87];[.S87];[.W87])" office:value-type="float" office:value="21361678" calcext:value-type="float">
            <text:p>21361678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024x1024</text:p>
          </table:table-cell>
          <table:table-cell office:value-type="float" office:value="35032316" calcext:value-type="float">
            <text:p>35032316</text:p>
          </table:table-cell>
          <table:table-cell table:formula="of:=IF([.K87]&lt;[.O87];0;1)" office:value-type="float" office:value="1" calcext:value-type="float">
            <text:p>1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1024x1024</text:p>
          </table:table-cell>
          <table:table-cell office:value-type="float" office:value="22602154" calcext:value-type="float">
            <text:p>22602154</text:p>
          </table:table-cell>
          <table:table-cell table:formula="of:=IF([.K87]&lt;[.S87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024x1024</text:p>
          </table:table-cell>
          <table:table-cell office:value-type="float" office:value="21361678" calcext:value-type="float">
            <text:p>21361678</text:p>
          </table:table-cell>
          <table:table-cell table:formula="of:=IF([.K87]&lt;[.W87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1024x1024</text:p>
          </table:table-cell>
          <table:table-cell office:value-type="float" office:value="50941236" calcext:value-type="float">
            <text:p>50941236</text:p>
          </table:table-cell>
        </table:table-row>
        <table:table-row table:style-name="ro1">
          <table:table-cell office:value-type="string" calcext:value-type="string">
            <text:p>CDF97ROW </text:p>
          </table:table-cell>
          <table:table-cell office:value-type="string" calcext:value-type="string">
            <text:p><text:s/>1024x1024</text:p>
          </table:table-cell>
          <table:table-cell office:value-type="float" office:value="3133872" calcext:value-type="float">
            <text:p>3133872</text:p>
          </table:table-cell>
          <table:table-cell table:formula="of:=IF([.C88]&lt;[.G88];0;1)" office:value-type="float" office:value="0" calcext:value-type="float">
            <text:p>0</text:p>
          </table:table-cell>
          <table:table-cell office:value-type="string" calcext:value-type="string">
            <text:p>CDF97COL</text:p>
          </table:table-cell>
          <table:table-cell office:value-type="string" calcext:value-type="string">
            <text:p><text:s/>1024x1024</text:p>
          </table:table-cell>
          <table:table-cell office:value-type="float" office:value="30819236" calcext:value-type="float">
            <text:p>30819236</text:p>
          </table:table-cell>
          <table:table-cell table:formula="of:=MIN([.O88];[.S88];[.W88])" office:value-type="float" office:value="18517674" calcext:value-type="float">
            <text:p>18517674</text:p>
          </table:table-cell>
          <table:table-cell office:value-type="string" calcext:value-type="string">
            <text:p>CDF97FULL </text:p>
          </table:table-cell>
          <table:table-cell office:value-type="string" calcext:value-type="string">
            <text:p><text:s/>1024x1024</text:p>
          </table:table-cell>
          <table:table-cell office:value-type="float" office:value="35065912" calcext:value-type="float">
            <text:p>35065912</text:p>
          </table:table-cell>
          <table:table-cell table:formula="of:=IF([.K88]&lt;[.O88];0;1)" office:value-type="float" office:value="1" calcext:value-type="float">
            <text:p>1</text:p>
          </table:table-cell>
          <table:table-cell office:value-type="string" calcext:value-type="string">
            <text:p>CDF97FULLLPI</text:p>
          </table:table-cell>
          <table:table-cell office:value-type="string" calcext:value-type="string">
            <text:p><text:s/>1024x1024</text:p>
          </table:table-cell>
          <table:table-cell table:style-name="ce4" office:value-type="float" office:value="18517674" calcext:value-type="float">
            <text:p>18517674</text:p>
          </table:table-cell>
          <table:table-cell table:formula="of:=IF([.K88]&lt;[.S88];0;1)" office:value-type="float" office:value="1" calcext:value-type="float">
            <text:p>1</text:p>
          </table:table-cell>
          <table:table-cell office:value-type="string" calcext:value-type="string">
            <text:p>CDF97FULLROWTRAROW</text:p>
          </table:table-cell>
          <table:table-cell office:value-type="string" calcext:value-type="string">
            <text:p><text:s/>1024x1024</text:p>
          </table:table-cell>
          <table:table-cell office:value-type="float" office:value="21406278" calcext:value-type="float">
            <text:p>21406278</text:p>
          </table:table-cell>
          <table:table-cell table:formula="of:=IF([.K88]&lt;[.W88];0;1)" office:value-type="float" office:value="0" calcext:value-type="float">
            <text:p>0</text:p>
          </table:table-cell>
          <table:table-cell office:value-type="string" calcext:value-type="string">
            <text:p>CDF97FULLROWTRAROWLPI</text:p>
          </table:table-cell>
          <table:table-cell office:value-type="string" calcext:value-type="string">
            <text:p><text:s/>1024x1024</text:p>
          </table:table-cell>
          <table:table-cell office:value-type="float" office:value="51792994" calcext:value-type="float">
            <text:p>51792994</text:p>
          </table:table-cell>
        </table:table-row>
      </table:table>
      <table:table table:name="Daub_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4">
          <table:table-cell table:number-columns-repeated="27"/>
        </table:table-row>
        <table:table-row table:style-name="ro1">
          <table:table-cell table:style-name="ce1" office:value-type="string" calcext:value-type="string">
            <text:p>spliter</text:p>
          </table:table-cell>
          <table:table-cell table:number-columns-repeated="3"/>
          <table:table-cell table:style-name="ce1" office:value-type="string" calcext:value-type="string">
            <text:p>spliter</text:p>
          </table:table-cell>
          <table:table-cell table:number-columns-repeated="3"/>
          <table:table-cell table:style-name="ce2" office:value-type="string" calcext:value-type="string">
            <text:p>spliter</text:p>
          </table:table-cell>
          <table:table-cell table:number-columns-repeated="3"/>
          <table:table-cell office:value-type="string" calcext:value-type="string">
            <text:p>spliter</text:p>
          </table:table-cell>
          <table:table-cell table:number-columns-repeated="3"/>
          <table:table-cell office:value-type="string" calcext:value-type="string">
            <text:p>spliter</text:p>
          </table:table-cell>
          <table:table-cell table:number-columns-repeated="3"/>
          <table:table-cell office:value-type="string" calcext:value-type="string">
            <text:p>spliter</text:p>
          </table:table-cell>
          <table:table-cell table:number-columns-repeated="3"/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33:13 +0430 2018</text:p>
          </table:table-cell>
          <table:table-cell table:number-columns-repeated="3"/>
          <table:table-cell office:value-type="string" calcext:value-type="string">
            <text:p>Time: Sun Jun <text:s/>3 06:32:25 +0430 2018</text:p>
          </table:table-cell>
          <table:table-cell table:number-columns-repeated="3"/>
          <table:table-cell office:value-type="string" calcext:value-type="string">
            <text:p>Time: Sun Jun <text:s/>3 06:34:01 +0430 2018</text:p>
          </table:table-cell>
          <table:table-cell table:number-columns-repeated="3"/>
          <table:table-cell office:value-type="string" calcext:value-type="string">
            <text:p>Time: Sun Jun <text:s/>3 06:34:49 +0430 2018</text:p>
          </table:table-cell>
          <table:table-cell table:number-columns-repeated="3"/>
          <table:table-cell office:value-type="string" calcext:value-type="string">
            <text:p>Time: Sun Jun <text:s/>3 06:35:37 +0430 2018</text:p>
          </table:table-cell>
          <table:table-cell table:number-columns-repeated="3"/>
          <table:table-cell office:value-type="string" calcext:value-type="string">
            <text:p>Time: Sun Jun <text:s/>3 06:37:13 +0430 2018</text:p>
          </table:table-cell>
          <table:table-cell table:number-columns-repeated="3"/>
          <table:table-cell office:value-type="string" calcext:value-type="string">
            <text:p>Time: Sun Jun <text:s/>3 06:36:25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xHOST</text:p>
          </table:table-cell>
          <table:table-cell table:number-columns-repeated="3"/>
          <table:table-cell office:value-type="string" calcext:value-type="string">
            <text:p>-D _GNU_SOURCE -Ofast -xHOST</text:p>
          </table:table-cell>
          <table:table-cell table:number-columns-repeated="3"/>
          <table:table-cell office:value-type="string" calcext:value-type="string">
            <text:p>-D _GNU_SOURCE -Ofast -xHOST</text:p>
          </table:table-cell>
          <table:table-cell table:number-columns-repeated="3"/>
          <table:table-cell office:value-type="string" calcext:value-type="string">
            <text:p>-D _GNU_SOURCE -Ofast -xHOST</text:p>
          </table:table-cell>
          <table:table-cell table:number-columns-repeated="3"/>
          <table:table-cell office:value-type="string" calcext:value-type="string">
            <text:p>-D _GNU_SOURCE -Ofast -xHOST</text:p>
          </table:table-cell>
          <table:table-cell table:number-columns-repeated="3"/>
          <table:table-cell office:value-type="string" calcext:value-type="string">
            <text:p>-D _GNU_SOURCE -Ofast -xHOST</text:p>
          </table:table-cell>
          <table:table-cell table:number-columns-repeated="3"/>
          <table:table-cell office:value-type="string" calcext:value-type="string">
            <text:p>-D _GNU_SOURCE -Ofast -x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3"/>
          <table:table-cell office:value-type="string" calcext:value-type="string">
            <text:p>-no-vec</text:p>
          </table:table-cell>
          <table:table-cell table:number-columns-repeated="3"/>
          <table:table-cell office:value-type="string" calcext:value-type="string">
            <text:p>-no-vec</text:p>
          </table:table-cell>
          <table:table-cell table:number-columns-repeated="3"/>
          <table:table-cell office:value-type="string" calcext:value-type="string">
            <text:p>-no-vec</text:p>
          </table:table-cell>
          <table:table-cell table:number-columns-repeated="3"/>
          <table:table-cell office:value-type="string" calcext:value-type="string">
            <text:p>-no-vec</text:p>
          </table:table-cell>
          <table:table-cell table:number-columns-repeated="3"/>
          <table:table-cell office:value-type="string" calcext:value-type="string">
            <text:p>-no-vec</text:p>
          </table:table-cell>
          <table:table-cell table:number-columns-repeated="3"/>
          <table:table-cell office:value-type="string" calcext:value-type="string">
            <text:p>-no-v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28x128</text:p>
          </table:table-cell>
          <table:table-cell office:value-type="float" office:value="30836" calcext:value-type="float">
            <text:p>30836</text:p>
          </table:table-cell>
          <table:table-cell table:formula="of:=IF([.C10]&lt;[.G10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28x128</text:p>
          </table:table-cell>
          <table:table-cell office:value-type="float" office:value="32404" calcext:value-type="float">
            <text:p>32404</text:p>
          </table:table-cell>
          <table:table-cell table:formula="of:=MIN([.O10];[.S10];[.W10];[.A10];[.AA10])" office:value-type="float" office:value="65578" calcext:value-type="float">
            <text:p>65578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28x128</text:p>
          </table:table-cell>
          <table:table-cell office:value-type="float" office:value="63562" calcext:value-type="float">
            <text:p>63562</text:p>
          </table:table-cell>
          <table:table-cell table:formula="of:=IF([.K10]&lt;[.O10];0;1)" office:value-type="float" office:value="0" calcext:value-type="float">
            <text:p>0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128x128</text:p>
          </table:table-cell>
          <table:table-cell office:value-type="float" office:value="72034" calcext:value-type="float">
            <text:p>72034</text:p>
          </table:table-cell>
          <table:table-cell table:formula="of:=IF([.K10]&lt;[.S10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28x128</text:p>
          </table:table-cell>
          <table:table-cell office:value-type="float" office:value="78782" calcext:value-type="float">
            <text:p>78782</text:p>
          </table:table-cell>
          <table:table-cell table:formula="of:=IF([.K10]&lt;[.W10];0;1)" office:value-type="float" office:value="0" calcext:value-type="float">
            <text:p>0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128x128</text:p>
          </table:table-cell>
          <table:table-cell office:value-type="float" office:value="75620" calcext:value-type="float">
            <text:p>75620</text:p>
          </table:table-cell>
          <table:table-cell table:formula="of:=IF([.K10]&lt;[.AA10];0;1)" office:value-type="float" office:value="0" calcext:value-type="float">
            <text:p>0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28x128</text:p>
          </table:table-cell>
          <table:table-cell office:value-type="float" office:value="65578" calcext:value-type="float">
            <text:p>65578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28x128</text:p>
          </table:table-cell>
          <table:table-cell office:value-type="float" office:value="30768" calcext:value-type="float">
            <text:p>30768</text:p>
          </table:table-cell>
          <table:table-cell table:formula="of:=IF([.C11]&lt;[.G11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28x128</text:p>
          </table:table-cell>
          <table:table-cell office:value-type="float" office:value="35254" calcext:value-type="float">
            <text:p>35254</text:p>
          </table:table-cell>
          <table:table-cell table:formula="of:=MIN([.O11];[.S11];[.W11];[.A11];[.AA11])" office:value-type="float" office:value="25628" calcext:value-type="float">
            <text:p>25628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28x128</text:p>
          </table:table-cell>
          <table:table-cell office:value-type="float" office:value="65114" calcext:value-type="float">
            <text:p>65114</text:p>
          </table:table-cell>
          <table:table-cell table:formula="of:=IF([.K11]&lt;[.O11];0;1)" office:value-type="float" office:value="1" calcext:value-type="float">
            <text:p>1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128x128</text:p>
          </table:table-cell>
          <table:table-cell office:value-type="float" office:value="46602" calcext:value-type="float">
            <text:p>46602</text:p>
          </table:table-cell>
          <table:table-cell table:formula="of:=IF([.K11]&lt;[.S11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28x128</text:p>
          </table:table-cell>
          <table:table-cell office:value-type="float" office:value="76264" calcext:value-type="float">
            <text:p>76264</text:p>
          </table:table-cell>
          <table:table-cell table:formula="of:=IF([.K11]&lt;[.W11];0;1)" office:value-type="float" office:value="1" calcext:value-type="float">
            <text:p>1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128x128</text:p>
          </table:table-cell>
          <table:table-cell table:style-name="ce4" office:value-type="float" office:value="25628" calcext:value-type="float">
            <text:p>25628</text:p>
          </table:table-cell>
          <table:table-cell table:formula="of:=IF([.K11]&lt;[.AA11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28x128</text:p>
          </table:table-cell>
          <table:table-cell office:value-type="float" office:value="29844" calcext:value-type="float">
            <text:p>29844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12]&lt;[.G1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12];[.S12];[.W12];[.A12];[.AA12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2]&lt;[.O1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2]&lt;[.S1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2]&lt;[.W1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2]&lt;[.AA1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33:29 +0430 2018</text:p>
          </table:table-cell>
          <table:table-cell table:number-columns-repeated="2"/>
          <table:table-cell table:formula="of:=IF([.C13]&lt;[.G13];0;1)" office:value-type="float" office:value="1" calcext:value-type="float">
            <text:p>1</text:p>
          </table:table-cell>
          <table:table-cell office:value-type="string" calcext:value-type="string">
            <text:p>Time: Sun Jun <text:s/>3 06:32:41 +0430 2018</text:p>
          </table:table-cell>
          <table:table-cell table:number-columns-repeated="2"/>
          <table:table-cell table:formula="of:=MIN([.O13];[.S13];[.W13];[.A13];[.AA13])" office:value-type="float" office:value="0" calcext:value-type="float">
            <text:p>0</text:p>
          </table:table-cell>
          <table:table-cell office:value-type="string" calcext:value-type="string">
            <text:p>Time: Sun Jun <text:s/>3 06:34:17 +0430 2018</text:p>
          </table:table-cell>
          <table:table-cell table:number-columns-repeated="2"/>
          <table:table-cell table:formula="of:=IF([.K13]&lt;[.O13];0;1)" office:value-type="float" office:value="1" calcext:value-type="float">
            <text:p>1</text:p>
          </table:table-cell>
          <table:table-cell office:value-type="string" calcext:value-type="string">
            <text:p>Time: Sun Jun <text:s/>3 06:35:05 +0430 2018</text:p>
          </table:table-cell>
          <table:table-cell table:number-columns-repeated="2"/>
          <table:table-cell table:formula="of:=IF([.K13]&lt;[.S13];0;1)" office:value-type="float" office:value="1" calcext:value-type="float">
            <text:p>1</text:p>
          </table:table-cell>
          <table:table-cell office:value-type="string" calcext:value-type="string">
            <text:p>Time: Sun Jun <text:s/>3 06:35:53 +0430 2018</text:p>
          </table:table-cell>
          <table:table-cell table:number-columns-repeated="2"/>
          <table:table-cell table:formula="of:=IF([.K13]&lt;[.W13];0;1)" office:value-type="float" office:value="1" calcext:value-type="float">
            <text:p>1</text:p>
          </table:table-cell>
          <table:table-cell office:value-type="string" calcext:value-type="string">
            <text:p>Time: Sun Jun <text:s/>3 06:37:29 +0430 2018</text:p>
          </table:table-cell>
          <table:table-cell table:number-columns-repeated="2"/>
          <table:table-cell table:formula="of:=IF([.K13]&lt;[.AA13];0;1)" office:value-type="float" office:value="1" calcext:value-type="float">
            <text:p>1</text:p>
          </table:table-cell>
          <table:table-cell office:value-type="string" calcext:value-type="string">
            <text:p>Time: Sun Jun <text:s/>3 06:36:41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14]&lt;[.G14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14];[.S14];[.W14];[.A14];[.AA14])" office:value-type="float" office:value="0" calcext:value-type="float">
            <text:p>0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14]&lt;[.O14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14]&lt;[.S14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14]&lt;[.W14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14]&lt;[.AA14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15]&lt;[.G1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15];[.S15];[.W15];[.A15];[.AA15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15]&lt;[.O1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15]&lt;[.S1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15]&lt;[.W1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15]&lt;[.AA1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16]&lt;[.G16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16];[.S16];[.W16];[.A16];[.AA16])" office:value-type="float" office:value="0" calcext:value-type="float">
            <text:p>0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16]&lt;[.O16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16]&lt;[.S16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16]&lt;[.W16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16]&lt;[.AA16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28x128</text:p>
          </table:table-cell>
          <table:table-cell office:value-type="float" office:value="78176" calcext:value-type="float">
            <text:p>78176</text:p>
          </table:table-cell>
          <table:table-cell table:formula="of:=IF([.C17]&lt;[.G17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28x128</text:p>
          </table:table-cell>
          <table:table-cell office:value-type="float" office:value="78386" calcext:value-type="float">
            <text:p>78386</text:p>
          </table:table-cell>
          <table:table-cell table:formula="of:=MIN([.O17];[.S17];[.W17];[.A17];[.AA17])" office:value-type="float" office:value="69760" calcext:value-type="float">
            <text:p>69760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28x128</text:p>
          </table:table-cell>
          <table:table-cell office:value-type="float" office:value="155964" calcext:value-type="float">
            <text:p>155964</text:p>
          </table:table-cell>
          <table:table-cell table:formula="of:=IF([.K17]&lt;[.O17];0;1)" office:value-type="float" office:value="1" calcext:value-type="float">
            <text:p>1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128x128</text:p>
          </table:table-cell>
          <table:table-cell office:value-type="float" office:value="72584" calcext:value-type="float">
            <text:p>72584</text:p>
          </table:table-cell>
          <table:table-cell table:formula="of:=IF([.K17]&lt;[.S17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28x128</text:p>
          </table:table-cell>
          <table:table-cell office:value-type="float" office:value="170476" calcext:value-type="float">
            <text:p>170476</text:p>
          </table:table-cell>
          <table:table-cell table:formula="of:=IF([.K17]&lt;[.W17];0;1)" office:value-type="float" office:value="1" calcext:value-type="float">
            <text:p>1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128x128</text:p>
          </table:table-cell>
          <table:table-cell office:value-type="float" office:value="76472" calcext:value-type="float">
            <text:p>76472</text:p>
          </table:table-cell>
          <table:table-cell table:formula="of:=IF([.K17]&lt;[.AA17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28x128</text:p>
          </table:table-cell>
          <table:table-cell office:value-type="float" office:value="69760" calcext:value-type="float">
            <text:p>69760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28x128</text:p>
          </table:table-cell>
          <table:table-cell office:value-type="float" office:value="15478" calcext:value-type="float">
            <text:p>15478</text:p>
          </table:table-cell>
          <table:table-cell table:formula="of:=IF([.C18]&lt;[.G18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28x128</text:p>
          </table:table-cell>
          <table:table-cell office:value-type="float" office:value="78376" calcext:value-type="float">
            <text:p>78376</text:p>
          </table:table-cell>
          <table:table-cell table:formula="of:=MIN([.O18];[.S18];[.W18];[.A18];[.AA18])" office:value-type="float" office:value="21690" calcext:value-type="float">
            <text:p>21690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28x128</text:p>
          </table:table-cell>
          <table:table-cell office:value-type="float" office:value="93582" calcext:value-type="float">
            <text:p>93582</text:p>
          </table:table-cell>
          <table:table-cell table:formula="of:=IF([.K18]&lt;[.O18];0;1)" office:value-type="float" office:value="1" calcext:value-type="float">
            <text:p>1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128x128</text:p>
          </table:table-cell>
          <table:table-cell office:value-type="float" office:value="48836" calcext:value-type="float">
            <text:p>48836</text:p>
          </table:table-cell>
          <table:table-cell table:formula="of:=IF([.K18]&lt;[.S18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28x128</text:p>
          </table:table-cell>
          <table:table-cell office:value-type="float" office:value="168818" calcext:value-type="float">
            <text:p>168818</text:p>
          </table:table-cell>
          <table:table-cell table:formula="of:=IF([.K18]&lt;[.W18];0;1)" office:value-type="float" office:value="1" calcext:value-type="float">
            <text:p>1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128x128</text:p>
          </table:table-cell>
          <table:table-cell table:style-name="ce3" office:value-type="float" office:value="26032" calcext:value-type="float">
            <text:p>26032</text:p>
          </table:table-cell>
          <table:table-cell table:formula="of:=IF([.K18]&lt;[.AA18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28x128</text:p>
          </table:table-cell>
          <table:table-cell table:style-name="ce4" office:value-type="float" office:value="21690" calcext:value-type="float">
            <text:p>21690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19]&lt;[.G19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19];[.S19];[.W19];[.A19];[.AA19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9]&lt;[.O19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9]&lt;[.S19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9]&lt;[.W19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/>
          <table:table-cell table:style-name="ce3"/>
          <table:table-cell table:formula="of:=IF([.K19]&lt;[.AA19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33:45 +0430 2018</text:p>
          </table:table-cell>
          <table:table-cell table:number-columns-repeated="2"/>
          <table:table-cell table:formula="of:=IF([.C20]&lt;[.G20];0;1)" office:value-type="float" office:value="1" calcext:value-type="float">
            <text:p>1</text:p>
          </table:table-cell>
          <table:table-cell office:value-type="string" calcext:value-type="string">
            <text:p>Time: Sun Jun <text:s/>3 06:32:57 +0430 2018</text:p>
          </table:table-cell>
          <table:table-cell table:number-columns-repeated="2"/>
          <table:table-cell table:formula="of:=MIN([.O20];[.S20];[.W20];[.A20];[.AA20])" office:value-type="float" office:value="0" calcext:value-type="float">
            <text:p>0</text:p>
          </table:table-cell>
          <table:table-cell office:value-type="string" calcext:value-type="string">
            <text:p>Time: Sun Jun <text:s/>3 06:34:33 +0430 2018</text:p>
          </table:table-cell>
          <table:table-cell table:number-columns-repeated="2"/>
          <table:table-cell table:formula="of:=IF([.K20]&lt;[.O20];0;1)" office:value-type="float" office:value="1" calcext:value-type="float">
            <text:p>1</text:p>
          </table:table-cell>
          <table:table-cell office:value-type="string" calcext:value-type="string">
            <text:p>Time: Sun Jun <text:s/>3 06:35:21 +0430 2018</text:p>
          </table:table-cell>
          <table:table-cell table:number-columns-repeated="2"/>
          <table:table-cell table:formula="of:=IF([.K20]&lt;[.S20];0;1)" office:value-type="float" office:value="1" calcext:value-type="float">
            <text:p>1</text:p>
          </table:table-cell>
          <table:table-cell office:value-type="string" calcext:value-type="string">
            <text:p>Time: Sun Jun <text:s/>3 06:36:09 +0430 2018</text:p>
          </table:table-cell>
          <table:table-cell table:number-columns-repeated="2"/>
          <table:table-cell table:formula="of:=IF([.K20]&lt;[.W20];0;1)" office:value-type="float" office:value="1" calcext:value-type="float">
            <text:p>1</text:p>
          </table:table-cell>
          <table:table-cell office:value-type="string" calcext:value-type="string">
            <text:p>Time: Sun Jun <text:s/>3 06:37:45 +0430 2018</text:p>
          </table:table-cell>
          <table:table-cell/>
          <table:table-cell table:style-name="ce3"/>
          <table:table-cell table:formula="of:=IF([.K20]&lt;[.AA20];0;1)" office:value-type="float" office:value="1" calcext:value-type="float">
            <text:p>1</text:p>
          </table:table-cell>
          <table:table-cell office:value-type="string" calcext:value-type="string">
            <text:p>Time: Sun Jun <text:s/>3 06:36:57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21]&lt;[.G21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21];[.S21];[.W21];[.A21];[.AA21])" office:value-type="float" office:value="0" calcext:value-type="float">
            <text:p>0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21]&lt;[.O21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21]&lt;[.S21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21]&lt;[.W21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/>
          <table:table-cell table:style-name="ce3"/>
          <table:table-cell table:formula="of:=IF([.K21]&lt;[.AA21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22]&lt;[.G22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22];[.S22];[.W22];[.A22];[.AA22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22]&lt;[.O22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22]&lt;[.S22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22]&lt;[.W22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/>
          <table:table-cell table:style-name="ce3"/>
          <table:table-cell table:formula="of:=IF([.K22]&lt;[.AA22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23]&lt;[.G23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23];[.S23];[.W23];[.A23];[.AA23])" office:value-type="float" office:value="0" calcext:value-type="float">
            <text:p>0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23]&lt;[.O23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23]&lt;[.S23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23]&lt;[.W23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/>
          <table:table-cell table:style-name="ce3"/>
          <table:table-cell table:formula="of:=IF([.K23]&lt;[.AA23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28x128</text:p>
          </table:table-cell>
          <table:table-cell office:value-type="float" office:value="25180" calcext:value-type="float">
            <text:p>25180</text:p>
          </table:table-cell>
          <table:table-cell table:formula="of:=IF([.C24]&lt;[.G24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28x128</text:p>
          </table:table-cell>
          <table:table-cell office:value-type="float" office:value="28262" calcext:value-type="float">
            <text:p>28262</text:p>
          </table:table-cell>
          <table:table-cell table:formula="of:=MIN([.O24];[.S24];[.W24];[.A24];[.AA24])" office:value-type="float" office:value="48896" calcext:value-type="float">
            <text:p>48896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28x128</text:p>
          </table:table-cell>
          <table:table-cell office:value-type="float" office:value="55088" calcext:value-type="float">
            <text:p>55088</text:p>
          </table:table-cell>
          <table:table-cell table:formula="of:=IF([.K24]&lt;[.O24];0;1)" office:value-type="float" office:value="0" calcext:value-type="float">
            <text:p>0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128x128</text:p>
          </table:table-cell>
          <table:table-cell office:value-type="float" office:value="67678" calcext:value-type="float">
            <text:p>67678</text:p>
          </table:table-cell>
          <table:table-cell table:formula="of:=IF([.K24]&lt;[.S24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28x128</text:p>
          </table:table-cell>
          <table:table-cell office:value-type="float" office:value="68258" calcext:value-type="float">
            <text:p>68258</text:p>
          </table:table-cell>
          <table:table-cell table:formula="of:=IF([.K24]&lt;[.W24];0;1)" office:value-type="float" office:value="0" calcext:value-type="float">
            <text:p>0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128x128</text:p>
          </table:table-cell>
          <table:table-cell table:style-name="ce3" office:value-type="float" office:value="65180" calcext:value-type="float">
            <text:p>65180</text:p>
          </table:table-cell>
          <table:table-cell table:formula="of:=IF([.K24]&lt;[.AA24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28x128</text:p>
          </table:table-cell>
          <table:table-cell office:value-type="float" office:value="48896" calcext:value-type="float">
            <text:p>48896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28x128</text:p>
          </table:table-cell>
          <table:table-cell office:value-type="float" office:value="25410" calcext:value-type="float">
            <text:p>25410</text:p>
          </table:table-cell>
          <table:table-cell table:formula="of:=IF([.C25]&lt;[.G25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28x128</text:p>
          </table:table-cell>
          <table:table-cell office:value-type="float" office:value="28032" calcext:value-type="float">
            <text:p>28032</text:p>
          </table:table-cell>
          <table:table-cell table:formula="of:=MIN([.O25];[.S25];[.W25];[.A25];[.AA25])" office:value-type="float" office:value="28130" calcext:value-type="float">
            <text:p>28130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28x128</text:p>
          </table:table-cell>
          <table:table-cell office:value-type="float" office:value="54814" calcext:value-type="float">
            <text:p>54814</text:p>
          </table:table-cell>
          <table:table-cell table:formula="of:=IF([.K25]&lt;[.O25];0;1)" office:value-type="float" office:value="1" calcext:value-type="float">
            <text:p>1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128x128</text:p>
          </table:table-cell>
          <table:table-cell office:value-type="float" office:value="47894" calcext:value-type="float">
            <text:p>47894</text:p>
          </table:table-cell>
          <table:table-cell table:formula="of:=IF([.K25]&lt;[.S25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28x128</text:p>
          </table:table-cell>
          <table:table-cell office:value-type="float" office:value="69358" calcext:value-type="float">
            <text:p>69358</text:p>
          </table:table-cell>
          <table:table-cell table:formula="of:=IF([.K25]&lt;[.W25];0;1)" office:value-type="float" office:value="1" calcext:value-type="float">
            <text:p>1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128x128</text:p>
          </table:table-cell>
          <table:table-cell table:style-name="ce4" office:value-type="float" office:value="28130" calcext:value-type="float">
            <text:p>28130</text:p>
          </table:table-cell>
          <table:table-cell table:formula="of:=IF([.K25]&lt;[.AA25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28x128</text:p>
          </table:table-cell>
          <table:table-cell office:value-type="float" office:value="54232" calcext:value-type="float">
            <text:p>54232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26]&lt;[.G26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26];[.S26];[.W26];[.A26];[.AA26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26]&lt;[.O26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26]&lt;[.S26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26]&lt;[.W26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/>
          <table:table-cell table:style-name="ce3"/>
          <table:table-cell table:formula="of:=IF([.K26]&lt;[.AA26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48:24 +0430 2018</text:p>
          </table:table-cell>
          <table:table-cell table:number-columns-repeated="2"/>
          <table:table-cell table:formula="of:=IF([.C27]&lt;[.G27];0;1)" office:value-type="float" office:value="1" calcext:value-type="float">
            <text:p>1</text:p>
          </table:table-cell>
          <table:table-cell office:value-type="string" calcext:value-type="string">
            <text:p>Time: Sun Jun <text:s/>3 06:47:37 +0430 2018</text:p>
          </table:table-cell>
          <table:table-cell table:number-columns-repeated="2"/>
          <table:table-cell table:formula="of:=MIN([.O27];[.S27];[.W27];[.A27];[.AA27])" office:value-type="float" office:value="0" calcext:value-type="float">
            <text:p>0</text:p>
          </table:table-cell>
          <table:table-cell office:value-type="string" calcext:value-type="string">
            <text:p>Time: Sun Jun <text:s/>3 06:49:12 +0430 2018</text:p>
          </table:table-cell>
          <table:table-cell table:number-columns-repeated="2"/>
          <table:table-cell table:formula="of:=IF([.K27]&lt;[.O27];0;1)" office:value-type="float" office:value="1" calcext:value-type="float">
            <text:p>1</text:p>
          </table:table-cell>
          <table:table-cell office:value-type="string" calcext:value-type="string">
            <text:p>Time: Sun Jun <text:s/>3 06:50:00 +0430 2018</text:p>
          </table:table-cell>
          <table:table-cell table:number-columns-repeated="2"/>
          <table:table-cell table:formula="of:=IF([.K27]&lt;[.S27];0;1)" office:value-type="float" office:value="1" calcext:value-type="float">
            <text:p>1</text:p>
          </table:table-cell>
          <table:table-cell office:value-type="string" calcext:value-type="string">
            <text:p>Time: Sun Jun <text:s/>3 06:50:48 +0430 2018</text:p>
          </table:table-cell>
          <table:table-cell table:number-columns-repeated="2"/>
          <table:table-cell table:formula="of:=IF([.K27]&lt;[.W27];0;1)" office:value-type="float" office:value="1" calcext:value-type="float">
            <text:p>1</text:p>
          </table:table-cell>
          <table:table-cell office:value-type="string" calcext:value-type="string">
            <text:p>Time: Sun Jun <text:s/>3 06:52:24 +0430 2018</text:p>
          </table:table-cell>
          <table:table-cell/>
          <table:table-cell table:style-name="ce3"/>
          <table:table-cell table:formula="of:=IF([.K27]&lt;[.AA27];0;1)" office:value-type="float" office:value="1" calcext:value-type="float">
            <text:p>1</text:p>
          </table:table-cell>
          <table:table-cell office:value-type="string" calcext:value-type="string">
            <text:p>Time: Sun Jun <text:s/>3 06:51:36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2"/>
          <table:table-cell table:formula="of:=IF([.C28]&lt;[.G28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MIN([.O28];[.S28];[.W28];[.A28];[.AA28])" office:value-type="float" office:value="0" calcext:value-type="float">
            <text:p>0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28]&lt;[.O28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28]&lt;[.S28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28]&lt;[.W28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/>
          <table:table-cell table:style-name="ce3"/>
          <table:table-cell table:formula="of:=IF([.K28]&lt;[.AA28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C29]&lt;[.G29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MIN([.O29];[.S29];[.W29];[.A29];[.AA29])" office:value-type="float" office:value="0" calcext:value-type="float">
            <text:p>0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29]&lt;[.O29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29]&lt;[.S29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29]&lt;[.W29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/>
          <table:table-cell table:style-name="ce3"/>
          <table:table-cell table:formula="of:=IF([.K29]&lt;[.AA29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2"/>
          <table:table-cell table:formula="of:=IF([.C30]&lt;[.G30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MIN([.O30];[.S30];[.W30];[.A30];[.AA30])" office:value-type="float" office:value="0" calcext:value-type="float">
            <text:p>0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30]&lt;[.O30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30]&lt;[.S30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30]&lt;[.W30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/>
          <table:table-cell table:style-name="ce3"/>
          <table:table-cell table:formula="of:=IF([.K30]&lt;[.AA30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256x256</text:p>
          </table:table-cell>
          <table:table-cell office:value-type="float" office:value="126982" calcext:value-type="float">
            <text:p>126982</text:p>
          </table:table-cell>
          <table:table-cell table:formula="of:=IF([.C31]&lt;[.G31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256x256</text:p>
          </table:table-cell>
          <table:table-cell office:value-type="float" office:value="234682" calcext:value-type="float">
            <text:p>234682</text:p>
          </table:table-cell>
          <table:table-cell table:formula="of:=MIN([.O31];[.S31];[.W31];[.A31];[.AA31])" office:value-type="float" office:value="264750" calcext:value-type="float">
            <text:p>264750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256x256</text:p>
          </table:table-cell>
          <table:table-cell office:value-type="float" office:value="362728" calcext:value-type="float">
            <text:p>362728</text:p>
          </table:table-cell>
          <table:table-cell table:formula="of:=IF([.K31]&lt;[.O31];0;1)" office:value-type="float" office:value="1" calcext:value-type="float">
            <text:p>1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256x256</text:p>
          </table:table-cell>
          <table:table-cell office:value-type="float" office:value="352560" calcext:value-type="float">
            <text:p>352560</text:p>
          </table:table-cell>
          <table:table-cell table:formula="of:=IF([.K31]&lt;[.S31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256x256</text:p>
          </table:table-cell>
          <table:table-cell office:value-type="float" office:value="450552" calcext:value-type="float">
            <text:p>450552</text:p>
          </table:table-cell>
          <table:table-cell table:formula="of:=IF([.K31]&lt;[.W31];0;1)" office:value-type="float" office:value="1" calcext:value-type="float">
            <text:p>1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256x256</text:p>
          </table:table-cell>
          <table:table-cell table:style-name="ce3" office:value-type="float" office:value="303944" calcext:value-type="float">
            <text:p>303944</text:p>
          </table:table-cell>
          <table:table-cell table:formula="of:=IF([.K31]&lt;[.AA31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256x256</text:p>
          </table:table-cell>
          <table:table-cell office:value-type="float" office:value="264750" calcext:value-type="float">
            <text:p>264750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256x256</text:p>
          </table:table-cell>
          <table:table-cell office:value-type="float" office:value="33528" calcext:value-type="float">
            <text:p>33528</text:p>
          </table:table-cell>
          <table:table-cell table:formula="of:=IF([.C32]&lt;[.G32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256x256</text:p>
          </table:table-cell>
          <table:table-cell office:value-type="float" office:value="151314" calcext:value-type="float">
            <text:p>151314</text:p>
          </table:table-cell>
          <table:table-cell table:formula="of:=MIN([.O32];[.S32];[.W32];[.A32];[.AA32])" office:value-type="float" office:value="109442" calcext:value-type="float">
            <text:p>109442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256x256</text:p>
          </table:table-cell>
          <table:table-cell office:value-type="float" office:value="182836" calcext:value-type="float">
            <text:p>182836</text:p>
          </table:table-cell>
          <table:table-cell table:formula="of:=IF([.K32]&lt;[.O32];0;1)" office:value-type="float" office:value="0" calcext:value-type="float">
            <text:p>0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256x256</text:p>
          </table:table-cell>
          <table:table-cell office:value-type="float" office:value="262138" calcext:value-type="float">
            <text:p>262138</text:p>
          </table:table-cell>
          <table:table-cell table:formula="of:=IF([.K32]&lt;[.S32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256x256</text:p>
          </table:table-cell>
          <table:table-cell office:value-type="float" office:value="333892" calcext:value-type="float">
            <text:p>333892</text:p>
          </table:table-cell>
          <table:table-cell table:formula="of:=IF([.K32]&lt;[.W32];0;1)" office:value-type="float" office:value="1" calcext:value-type="float">
            <text:p>1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256x256</text:p>
          </table:table-cell>
          <table:table-cell table:style-name="ce4" office:value-type="float" office:value="109442" calcext:value-type="float">
            <text:p>109442</text:p>
          </table:table-cell>
          <table:table-cell table:formula="of:=IF([.K32]&lt;[.AA32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256x256</text:p>
          </table:table-cell>
          <table:table-cell office:value-type="float" office:value="120830" calcext:value-type="float">
            <text:p>120830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33]&lt;[.G33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33];[.S33];[.W33];[.A33];[.AA33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33]&lt;[.O33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33]&lt;[.S33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33]&lt;[.W33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/>
          <table:table-cell table:style-name="ce3"/>
          <table:table-cell table:formula="of:=IF([.K33]&lt;[.AA33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48:40 +0430 2018</text:p>
          </table:table-cell>
          <table:table-cell table:number-columns-repeated="2"/>
          <table:table-cell table:formula="of:=IF([.C34]&lt;[.G34];0;1)" office:value-type="float" office:value="1" calcext:value-type="float">
            <text:p>1</text:p>
          </table:table-cell>
          <table:table-cell office:value-type="string" calcext:value-type="string">
            <text:p>Time: Sun Jun <text:s/>3 06:47:52 +0430 2018</text:p>
          </table:table-cell>
          <table:table-cell table:number-columns-repeated="2"/>
          <table:table-cell table:formula="of:=MIN([.O34];[.S34];[.W34];[.A34];[.AA34])" office:value-type="float" office:value="0" calcext:value-type="float">
            <text:p>0</text:p>
          </table:table-cell>
          <table:table-cell office:value-type="string" calcext:value-type="string">
            <text:p>Time: Sun Jun <text:s/>3 06:49:28 +0430 2018</text:p>
          </table:table-cell>
          <table:table-cell table:number-columns-repeated="2"/>
          <table:table-cell table:formula="of:=IF([.K34]&lt;[.O34];0;1)" office:value-type="float" office:value="1" calcext:value-type="float">
            <text:p>1</text:p>
          </table:table-cell>
          <table:table-cell office:value-type="string" calcext:value-type="string">
            <text:p>Time: Sun Jun <text:s/>3 06:50:16 +0430 2018</text:p>
          </table:table-cell>
          <table:table-cell table:number-columns-repeated="2"/>
          <table:table-cell table:formula="of:=IF([.K34]&lt;[.S34];0;1)" office:value-type="float" office:value="1" calcext:value-type="float">
            <text:p>1</text:p>
          </table:table-cell>
          <table:table-cell office:value-type="string" calcext:value-type="string">
            <text:p>Time: Sun Jun <text:s/>3 06:51:04 +0430 2018</text:p>
          </table:table-cell>
          <table:table-cell table:number-columns-repeated="2"/>
          <table:table-cell table:formula="of:=IF([.K34]&lt;[.W34];0;1)" office:value-type="float" office:value="1" calcext:value-type="float">
            <text:p>1</text:p>
          </table:table-cell>
          <table:table-cell office:value-type="string" calcext:value-type="string">
            <text:p>Time: Sun Jun <text:s/>3 06:52:40 +0430 2018</text:p>
          </table:table-cell>
          <table:table-cell/>
          <table:table-cell table:style-name="ce3"/>
          <table:table-cell table:formula="of:=IF([.K34]&lt;[.AA34];0;1)" office:value-type="float" office:value="1" calcext:value-type="float">
            <text:p>1</text:p>
          </table:table-cell>
          <table:table-cell office:value-type="string" calcext:value-type="string">
            <text:p>Time: Sun Jun <text:s/>3 06:51:52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35]&lt;[.G35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35];[.S35];[.W35];[.A35];[.AA35])" office:value-type="float" office:value="0" calcext:value-type="float">
            <text:p>0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35]&lt;[.O35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35]&lt;[.S35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35]&lt;[.W35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/>
          <table:table-cell table:style-name="ce3"/>
          <table:table-cell table:formula="of:=IF([.K35]&lt;[.AA35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36]&lt;[.G36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36];[.S36];[.W36];[.A36];[.AA36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36]&lt;[.O36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36]&lt;[.S36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36]&lt;[.W36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/>
          <table:table-cell table:style-name="ce3"/>
          <table:table-cell table:formula="of:=IF([.K36]&lt;[.AA36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37]&lt;[.G37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37];[.S37];[.W37];[.A37];[.AA37])" office:value-type="float" office:value="0" calcext:value-type="float">
            <text:p>0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37]&lt;[.O37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37]&lt;[.S37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37]&lt;[.W37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/>
          <table:table-cell table:style-name="ce3"/>
          <table:table-cell table:formula="of:=IF([.K37]&lt;[.AA37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256x256</text:p>
          </table:table-cell>
          <table:table-cell office:value-type="float" office:value="326842" calcext:value-type="float">
            <text:p>326842</text:p>
          </table:table-cell>
          <table:table-cell table:formula="of:=IF([.C38]&lt;[.G38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256x256</text:p>
          </table:table-cell>
          <table:table-cell office:value-type="float" office:value="333232" calcext:value-type="float">
            <text:p>333232</text:p>
          </table:table-cell>
          <table:table-cell table:formula="of:=MIN([.O38];[.S38];[.W38];[.A38];[.AA38])" office:value-type="float" office:value="285746" calcext:value-type="float">
            <text:p>285746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256x256</text:p>
          </table:table-cell>
          <table:table-cell office:value-type="float" office:value="654428" calcext:value-type="float">
            <text:p>654428</text:p>
          </table:table-cell>
          <table:table-cell table:formula="of:=IF([.K38]&lt;[.O38];0;1)" office:value-type="float" office:value="1" calcext:value-type="float">
            <text:p>1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256x256</text:p>
          </table:table-cell>
          <table:table-cell office:value-type="float" office:value="347732" calcext:value-type="float">
            <text:p>347732</text:p>
          </table:table-cell>
          <table:table-cell table:formula="of:=IF([.K38]&lt;[.S38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256x256</text:p>
          </table:table-cell>
          <table:table-cell office:value-type="float" office:value="715092" calcext:value-type="float">
            <text:p>715092</text:p>
          </table:table-cell>
          <table:table-cell table:formula="of:=IF([.K38]&lt;[.W38];0;1)" office:value-type="float" office:value="1" calcext:value-type="float">
            <text:p>1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256x256</text:p>
          </table:table-cell>
          <table:table-cell table:style-name="ce3" office:value-type="float" office:value="304044" calcext:value-type="float">
            <text:p>304044</text:p>
          </table:table-cell>
          <table:table-cell table:formula="of:=IF([.K38]&lt;[.AA38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256x256</text:p>
          </table:table-cell>
          <table:table-cell office:value-type="float" office:value="285746" calcext:value-type="float">
            <text:p>285746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256x256</text:p>
          </table:table-cell>
          <table:table-cell office:value-type="float" office:value="63620" calcext:value-type="float">
            <text:p>63620</text:p>
          </table:table-cell>
          <table:table-cell table:formula="of:=IF([.C39]&lt;[.G39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256x256</text:p>
          </table:table-cell>
          <table:table-cell office:value-type="float" office:value="333360" calcext:value-type="float">
            <text:p>333360</text:p>
          </table:table-cell>
          <table:table-cell table:formula="of:=MIN([.O39];[.S39];[.W39];[.A39];[.AA39])" office:value-type="float" office:value="88942" calcext:value-type="float">
            <text:p>88942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256x256</text:p>
          </table:table-cell>
          <table:table-cell office:value-type="float" office:value="396988" calcext:value-type="float">
            <text:p>396988</text:p>
          </table:table-cell>
          <table:table-cell table:formula="of:=IF([.K39]&lt;[.O39];0;1)" office:value-type="float" office:value="1" calcext:value-type="float">
            <text:p>1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256x256</text:p>
          </table:table-cell>
          <table:table-cell office:value-type="float" office:value="258404" calcext:value-type="float">
            <text:p>258404</text:p>
          </table:table-cell>
          <table:table-cell table:formula="of:=IF([.K39]&lt;[.S39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256x256</text:p>
          </table:table-cell>
          <table:table-cell office:value-type="float" office:value="704442" calcext:value-type="float">
            <text:p>704442</text:p>
          </table:table-cell>
          <table:table-cell table:formula="of:=IF([.K39]&lt;[.W39];0;1)" office:value-type="float" office:value="1" calcext:value-type="float">
            <text:p>1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256x256</text:p>
          </table:table-cell>
          <table:table-cell table:style-name="ce3" office:value-type="float" office:value="114106" calcext:value-type="float">
            <text:p>114106</text:p>
          </table:table-cell>
          <table:table-cell table:formula="of:=IF([.K39]&lt;[.AA39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256x256</text:p>
          </table:table-cell>
          <table:table-cell table:style-name="ce4" office:value-type="float" office:value="88942" calcext:value-type="float">
            <text:p>88942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40]&lt;[.G40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40];[.S40];[.W40];[.A40];[.AA40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0]&lt;[.O40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0]&lt;[.S40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0]&lt;[.W40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/>
          <table:table-cell table:style-name="ce3"/>
          <table:table-cell table:formula="of:=IF([.K40]&lt;[.AA40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48:56 +0430 2018</text:p>
          </table:table-cell>
          <table:table-cell table:number-columns-repeated="2"/>
          <table:table-cell table:formula="of:=IF([.C41]&lt;[.G41];0;1)" office:value-type="float" office:value="1" calcext:value-type="float">
            <text:p>1</text:p>
          </table:table-cell>
          <table:table-cell office:value-type="string" calcext:value-type="string">
            <text:p>Time: Sun Jun <text:s/>3 06:48:08 +0430 2018</text:p>
          </table:table-cell>
          <table:table-cell table:number-columns-repeated="2"/>
          <table:table-cell table:formula="of:=MIN([.O41];[.S41];[.W41];[.A41];[.AA41])" office:value-type="float" office:value="0" calcext:value-type="float">
            <text:p>0</text:p>
          </table:table-cell>
          <table:table-cell office:value-type="string" calcext:value-type="string">
            <text:p>Time: Sun Jun <text:s/>3 06:49:44 +0430 2018</text:p>
          </table:table-cell>
          <table:table-cell table:number-columns-repeated="2"/>
          <table:table-cell table:formula="of:=IF([.K41]&lt;[.O41];0;1)" office:value-type="float" office:value="1" calcext:value-type="float">
            <text:p>1</text:p>
          </table:table-cell>
          <table:table-cell office:value-type="string" calcext:value-type="string">
            <text:p>Time: Sun Jun <text:s/>3 06:50:32 +0430 2018</text:p>
          </table:table-cell>
          <table:table-cell table:number-columns-repeated="2"/>
          <table:table-cell table:formula="of:=IF([.K41]&lt;[.S41];0;1)" office:value-type="float" office:value="1" calcext:value-type="float">
            <text:p>1</text:p>
          </table:table-cell>
          <table:table-cell office:value-type="string" calcext:value-type="string">
            <text:p>Time: Sun Jun <text:s/>3 06:51:20 +0430 2018</text:p>
          </table:table-cell>
          <table:table-cell table:number-columns-repeated="2"/>
          <table:table-cell table:formula="of:=IF([.K41]&lt;[.W41];0;1)" office:value-type="float" office:value="1" calcext:value-type="float">
            <text:p>1</text:p>
          </table:table-cell>
          <table:table-cell office:value-type="string" calcext:value-type="string">
            <text:p>Time: Sun Jun <text:s/>3 06:52:56 +0430 2018</text:p>
          </table:table-cell>
          <table:table-cell/>
          <table:table-cell table:style-name="ce3"/>
          <table:table-cell table:formula="of:=IF([.K41]&lt;[.AA41];0;1)" office:value-type="float" office:value="1" calcext:value-type="float">
            <text:p>1</text:p>
          </table:table-cell>
          <table:table-cell office:value-type="string" calcext:value-type="string">
            <text:p>Time: Sun Jun <text:s/>3 06:52:08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42]&lt;[.G42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42];[.S42];[.W42];[.A42];[.AA42])" office:value-type="float" office:value="0" calcext:value-type="float">
            <text:p>0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42]&lt;[.O42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42]&lt;[.S42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42]&lt;[.W42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/>
          <table:table-cell table:style-name="ce3"/>
          <table:table-cell table:formula="of:=IF([.K42]&lt;[.AA42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43]&lt;[.G43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43];[.S43];[.W43];[.A43];[.AA43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43]&lt;[.O43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43]&lt;[.S43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43]&lt;[.W43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/>
          <table:table-cell table:style-name="ce3"/>
          <table:table-cell table:formula="of:=IF([.K43]&lt;[.AA43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44]&lt;[.G44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44];[.S44];[.W44];[.A44];[.AA44])" office:value-type="float" office:value="0" calcext:value-type="float">
            <text:p>0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44]&lt;[.O44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44]&lt;[.S44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44]&lt;[.W44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/>
          <table:table-cell table:style-name="ce3"/>
          <table:table-cell table:formula="of:=IF([.K44]&lt;[.AA44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256x256</text:p>
          </table:table-cell>
          <table:table-cell office:value-type="float" office:value="102174" calcext:value-type="float">
            <text:p>102174</text:p>
          </table:table-cell>
          <table:table-cell table:formula="of:=IF([.C45]&lt;[.G45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256x256</text:p>
          </table:table-cell>
          <table:table-cell office:value-type="float" office:value="152418" calcext:value-type="float">
            <text:p>152418</text:p>
          </table:table-cell>
          <table:table-cell table:formula="of:=MIN([.O45];[.S45];[.W45];[.A45];[.AA45])" office:value-type="float" office:value="198218" calcext:value-type="float">
            <text:p>198218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256x256</text:p>
          </table:table-cell>
          <table:table-cell office:value-type="float" office:value="264026" calcext:value-type="float">
            <text:p>264026</text:p>
          </table:table-cell>
          <table:table-cell table:formula="of:=IF([.K45]&lt;[.O45];0;1)" office:value-type="float" office:value="0" calcext:value-type="float">
            <text:p>0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256x256</text:p>
          </table:table-cell>
          <table:table-cell office:value-type="float" office:value="315818" calcext:value-type="float">
            <text:p>315818</text:p>
          </table:table-cell>
          <table:table-cell table:formula="of:=IF([.K45]&lt;[.S45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256x256</text:p>
          </table:table-cell>
          <table:table-cell office:value-type="float" office:value="361610" calcext:value-type="float">
            <text:p>361610</text:p>
          </table:table-cell>
          <table:table-cell table:formula="of:=IF([.K45]&lt;[.W45];0;1)" office:value-type="float" office:value="1" calcext:value-type="float">
            <text:p>1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256x256</text:p>
          </table:table-cell>
          <table:table-cell table:style-name="ce3" office:value-type="float" office:value="261422" calcext:value-type="float">
            <text:p>261422</text:p>
          </table:table-cell>
          <table:table-cell table:formula="of:=IF([.K45]&lt;[.AA45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256x256</text:p>
          </table:table-cell>
          <table:table-cell office:value-type="float" office:value="198218" calcext:value-type="float">
            <text:p>198218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256x256</text:p>
          </table:table-cell>
          <table:table-cell office:value-type="float" office:value="102138" calcext:value-type="float">
            <text:p>102138</text:p>
          </table:table-cell>
          <table:table-cell table:formula="of:=IF([.C46]&lt;[.G46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256x256</text:p>
          </table:table-cell>
          <table:table-cell office:value-type="float" office:value="158360" calcext:value-type="float">
            <text:p>158360</text:p>
          </table:table-cell>
          <table:table-cell table:formula="of:=MIN([.O46];[.S46];[.W46];[.A46];[.AA46])" office:value-type="float" office:value="126466" calcext:value-type="float">
            <text:p>126466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256x256</text:p>
          </table:table-cell>
          <table:table-cell office:value-type="float" office:value="260538" calcext:value-type="float">
            <text:p>260538</text:p>
          </table:table-cell>
          <table:table-cell table:formula="of:=IF([.K46]&lt;[.O46];0;1)" office:value-type="float" office:value="1" calcext:value-type="float">
            <text:p>1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256x256</text:p>
          </table:table-cell>
          <table:table-cell office:value-type="float" office:value="244676" calcext:value-type="float">
            <text:p>244676</text:p>
          </table:table-cell>
          <table:table-cell table:formula="of:=IF([.K46]&lt;[.S46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256x256</text:p>
          </table:table-cell>
          <table:table-cell office:value-type="float" office:value="359538" calcext:value-type="float">
            <text:p>359538</text:p>
          </table:table-cell>
          <table:table-cell table:formula="of:=IF([.K46]&lt;[.W46];0;1)" office:value-type="float" office:value="1" calcext:value-type="float">
            <text:p>1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256x256</text:p>
          </table:table-cell>
          <table:table-cell table:style-name="ce4" office:value-type="float" office:value="126466" calcext:value-type="float">
            <text:p>126466</text:p>
          </table:table-cell>
          <table:table-cell table:formula="of:=IF([.K46]&lt;[.AA46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256x256</text:p>
          </table:table-cell>
          <table:table-cell office:value-type="float" office:value="218536" calcext:value-type="float">
            <text:p>218536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47]&lt;[.G47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47];[.S47];[.W47];[.A47];[.AA47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7]&lt;[.O47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7]&lt;[.S47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7]&lt;[.W47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/>
          <table:table-cell table:style-name="ce3"/>
          <table:table-cell table:formula="of:=IF([.K47]&lt;[.AA47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7:03:35 +0430 2018</text:p>
          </table:table-cell>
          <table:table-cell table:number-columns-repeated="2"/>
          <table:table-cell table:formula="of:=IF([.C48]&lt;[.G48];0;1)" office:value-type="float" office:value="1" calcext:value-type="float">
            <text:p>1</text:p>
          </table:table-cell>
          <table:table-cell office:value-type="string" calcext:value-type="string">
            <text:p>Time: Sun Jun <text:s/>3 07:02:48 +0430 2018</text:p>
          </table:table-cell>
          <table:table-cell table:number-columns-repeated="2"/>
          <table:table-cell table:formula="of:=MIN([.O48];[.S48];[.W48];[.A48];[.AA48])" office:value-type="float" office:value="0" calcext:value-type="float">
            <text:p>0</text:p>
          </table:table-cell>
          <table:table-cell office:value-type="string" calcext:value-type="string">
            <text:p>Time: Sun Jun <text:s/>3 07:04:23 +0430 2018</text:p>
          </table:table-cell>
          <table:table-cell table:number-columns-repeated="2"/>
          <table:table-cell table:formula="of:=IF([.K48]&lt;[.O48];0;1)" office:value-type="float" office:value="1" calcext:value-type="float">
            <text:p>1</text:p>
          </table:table-cell>
          <table:table-cell office:value-type="string" calcext:value-type="string">
            <text:p>Time: Sun Jun <text:s/>3 07:05:11 +0430 2018</text:p>
          </table:table-cell>
          <table:table-cell table:number-columns-repeated="2"/>
          <table:table-cell table:formula="of:=IF([.K48]&lt;[.S48];0;1)" office:value-type="float" office:value="1" calcext:value-type="float">
            <text:p>1</text:p>
          </table:table-cell>
          <table:table-cell office:value-type="string" calcext:value-type="string">
            <text:p>Time: Sun Jun <text:s/>3 07:05:59 +0430 2018</text:p>
          </table:table-cell>
          <table:table-cell table:number-columns-repeated="2"/>
          <table:table-cell table:formula="of:=IF([.K48]&lt;[.W48];0;1)" office:value-type="float" office:value="1" calcext:value-type="float">
            <text:p>1</text:p>
          </table:table-cell>
          <table:table-cell office:value-type="string" calcext:value-type="string">
            <text:p>Time: Sun Jun <text:s/>3 07:07:35 +0430 2018</text:p>
          </table:table-cell>
          <table:table-cell/>
          <table:table-cell table:style-name="ce3"/>
          <table:table-cell table:formula="of:=IF([.K48]&lt;[.AA48];0;1)" office:value-type="float" office:value="1" calcext:value-type="float">
            <text:p>1</text:p>
          </table:table-cell>
          <table:table-cell office:value-type="string" calcext:value-type="string">
            <text:p>Time: Sun Jun <text:s/>3 07:06:47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2"/>
          <table:table-cell table:formula="of:=IF([.C49]&lt;[.G49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MIN([.O49];[.S49];[.W49];[.A49];[.AA49])" office:value-type="float" office:value="0" calcext:value-type="float">
            <text:p>0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49]&lt;[.O49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49]&lt;[.S49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49]&lt;[.W49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/>
          <table:table-cell table:style-name="ce3"/>
          <table:table-cell table:formula="of:=IF([.K49]&lt;[.AA49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C50]&lt;[.G50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MIN([.O50];[.S50];[.W50];[.A50];[.AA50])" office:value-type="float" office:value="0" calcext:value-type="float">
            <text:p>0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50]&lt;[.O50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50]&lt;[.S50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50]&lt;[.W50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/>
          <table:table-cell table:style-name="ce3"/>
          <table:table-cell table:formula="of:=IF([.K50]&lt;[.AA50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2"/>
          <table:table-cell table:formula="of:=IF([.C51]&lt;[.G51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MIN([.O51];[.S51];[.W51];[.A51];[.AA51])" office:value-type="float" office:value="0" calcext:value-type="float">
            <text:p>0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51]&lt;[.O51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51]&lt;[.S51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51]&lt;[.W51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/>
          <table:table-cell table:style-name="ce3"/>
          <table:table-cell table:formula="of:=IF([.K51]&lt;[.AA51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512x512</text:p>
          </table:table-cell>
          <table:table-cell office:value-type="float" office:value="500336" calcext:value-type="float">
            <text:p>500336</text:p>
          </table:table-cell>
          <table:table-cell table:formula="of:=IF([.C52]&lt;[.G52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512x512</text:p>
          </table:table-cell>
          <table:table-cell office:value-type="float" office:value="1090074" calcext:value-type="float">
            <text:p>1090074</text:p>
          </table:table-cell>
          <table:table-cell table:formula="of:=MIN([.O52];[.S52];[.W52];[.A52];[.AA52])" office:value-type="float" office:value="1058422" calcext:value-type="float">
            <text:p>1058422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512x512</text:p>
          </table:table-cell>
          <table:table-cell office:value-type="float" office:value="1608076" calcext:value-type="float">
            <text:p>1608076</text:p>
          </table:table-cell>
          <table:table-cell table:formula="of:=IF([.K52]&lt;[.O52];0;1)" office:value-type="float" office:value="0" calcext:value-type="float">
            <text:p>0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512x512</text:p>
          </table:table-cell>
          <table:table-cell office:value-type="float" office:value="1712144" calcext:value-type="float">
            <text:p>1712144</text:p>
          </table:table-cell>
          <table:table-cell table:formula="of:=IF([.K52]&lt;[.S52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512x512</text:p>
          </table:table-cell>
          <table:table-cell office:value-type="float" office:value="2598520" calcext:value-type="float">
            <text:p>2598520</text:p>
          </table:table-cell>
          <table:table-cell table:formula="of:=IF([.K52]&lt;[.W52];0;1)" office:value-type="float" office:value="1" calcext:value-type="float">
            <text:p>1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512x512</text:p>
          </table:table-cell>
          <table:table-cell table:style-name="ce3" office:value-type="float" office:value="1242544" calcext:value-type="float">
            <text:p>1242544</text:p>
          </table:table-cell>
          <table:table-cell table:formula="of:=IF([.K52]&lt;[.AA52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512x512</text:p>
          </table:table-cell>
          <table:table-cell office:value-type="float" office:value="1058422" calcext:value-type="float">
            <text:p>1058422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512x512</text:p>
          </table:table-cell>
          <table:table-cell office:value-type="float" office:value="130226" calcext:value-type="float">
            <text:p>130226</text:p>
          </table:table-cell>
          <table:table-cell table:formula="of:=IF([.C53]&lt;[.G53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512x512</text:p>
          </table:table-cell>
          <table:table-cell office:value-type="float" office:value="1324402" calcext:value-type="float">
            <text:p>1324402</text:p>
          </table:table-cell>
          <table:table-cell table:formula="of:=MIN([.O53];[.S53];[.W53];[.A53];[.AA53])" office:value-type="float" office:value="517874" calcext:value-type="float">
            <text:p>517874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512x512</text:p>
          </table:table-cell>
          <table:table-cell office:value-type="float" office:value="1454678" calcext:value-type="float">
            <text:p>1454678</text:p>
          </table:table-cell>
          <table:table-cell table:formula="of:=IF([.K53]&lt;[.O53];0;1)" office:value-type="float" office:value="1" calcext:value-type="float">
            <text:p>1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512x512</text:p>
          </table:table-cell>
          <table:table-cell office:value-type="float" office:value="1346698" calcext:value-type="float">
            <text:p>1346698</text:p>
          </table:table-cell>
          <table:table-cell table:formula="of:=IF([.K53]&lt;[.S53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512x512</text:p>
          </table:table-cell>
          <table:table-cell office:value-type="float" office:value="2757162" calcext:value-type="float">
            <text:p>2757162</text:p>
          </table:table-cell>
          <table:table-cell table:formula="of:=IF([.K53]&lt;[.W53];0;1)" office:value-type="float" office:value="1" calcext:value-type="float">
            <text:p>1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512x512</text:p>
          </table:table-cell>
          <table:table-cell table:style-name="ce4" office:value-type="float" office:value="517874" calcext:value-type="float">
            <text:p>517874</text:p>
          </table:table-cell>
          <table:table-cell table:formula="of:=IF([.K53]&lt;[.AA53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512x512</text:p>
          </table:table-cell>
          <table:table-cell office:value-type="float" office:value="521768" calcext:value-type="float">
            <text:p>521768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54]&lt;[.G54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54];[.S54];[.W54];[.A54];[.AA54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54]&lt;[.O54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54]&lt;[.S54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54]&lt;[.W54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/>
          <table:table-cell table:style-name="ce3"/>
          <table:table-cell table:formula="of:=IF([.K54]&lt;[.AA54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7:03:51 +0430 2018</text:p>
          </table:table-cell>
          <table:table-cell table:number-columns-repeated="2"/>
          <table:table-cell table:formula="of:=IF([.C55]&lt;[.G55];0;1)" office:value-type="float" office:value="1" calcext:value-type="float">
            <text:p>1</text:p>
          </table:table-cell>
          <table:table-cell office:value-type="string" calcext:value-type="string">
            <text:p>Time: Sun Jun <text:s/>3 07:03:03 +0430 2018</text:p>
          </table:table-cell>
          <table:table-cell table:number-columns-repeated="2"/>
          <table:table-cell table:formula="of:=MIN([.O55];[.S55];[.W55];[.A55];[.AA55])" office:value-type="float" office:value="0" calcext:value-type="float">
            <text:p>0</text:p>
          </table:table-cell>
          <table:table-cell office:value-type="string" calcext:value-type="string">
            <text:p>Time: Sun Jun <text:s/>3 07:04:39 +0430 2018</text:p>
          </table:table-cell>
          <table:table-cell table:number-columns-repeated="2"/>
          <table:table-cell table:formula="of:=IF([.K55]&lt;[.O55];0;1)" office:value-type="float" office:value="1" calcext:value-type="float">
            <text:p>1</text:p>
          </table:table-cell>
          <table:table-cell office:value-type="string" calcext:value-type="string">
            <text:p>Time: Sun Jun <text:s/>3 07:05:27 +0430 2018</text:p>
          </table:table-cell>
          <table:table-cell table:number-columns-repeated="2"/>
          <table:table-cell table:formula="of:=IF([.K55]&lt;[.S55];0;1)" office:value-type="float" office:value="1" calcext:value-type="float">
            <text:p>1</text:p>
          </table:table-cell>
          <table:table-cell office:value-type="string" calcext:value-type="string">
            <text:p>Time: Sun Jun <text:s/>3 07:06:15 +0430 2018</text:p>
          </table:table-cell>
          <table:table-cell table:number-columns-repeated="2"/>
          <table:table-cell table:formula="of:=IF([.K55]&lt;[.W55];0;1)" office:value-type="float" office:value="1" calcext:value-type="float">
            <text:p>1</text:p>
          </table:table-cell>
          <table:table-cell office:value-type="string" calcext:value-type="string">
            <text:p>Time: Sun Jun <text:s/>3 07:07:51 +0430 2018</text:p>
          </table:table-cell>
          <table:table-cell/>
          <table:table-cell table:style-name="ce3"/>
          <table:table-cell table:formula="of:=IF([.K55]&lt;[.AA55];0;1)" office:value-type="float" office:value="1" calcext:value-type="float">
            <text:p>1</text:p>
          </table:table-cell>
          <table:table-cell office:value-type="string" calcext:value-type="string">
            <text:p>Time: Sun Jun <text:s/>3 07:07:03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56]&lt;[.G56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56];[.S56];[.W56];[.A56];[.AA56])" office:value-type="float" office:value="0" calcext:value-type="float">
            <text:p>0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56]&lt;[.O56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56]&lt;[.S56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56]&lt;[.W56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/>
          <table:table-cell table:style-name="ce3"/>
          <table:table-cell table:formula="of:=IF([.K56]&lt;[.AA56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57]&lt;[.G57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57];[.S57];[.W57];[.A57];[.AA57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57]&lt;[.O57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57]&lt;[.S57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57]&lt;[.W57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57]&lt;[.AA57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58]&lt;[.G58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58];[.S58];[.W58];[.A58];[.AA58])" office:value-type="float" office:value="0" calcext:value-type="float">
            <text:p>0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58]&lt;[.O58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58]&lt;[.S58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58]&lt;[.W58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58]&lt;[.AA58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512x512</text:p>
          </table:table-cell>
          <table:table-cell office:value-type="float" office:value="1326126" calcext:value-type="float">
            <text:p>1326126</text:p>
          </table:table-cell>
          <table:table-cell table:formula="of:=IF([.C59]&lt;[.G59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512x512</text:p>
          </table:table-cell>
          <table:table-cell office:value-type="float" office:value="1349540" calcext:value-type="float">
            <text:p>1349540</text:p>
          </table:table-cell>
          <table:table-cell table:formula="of:=MIN([.O59];[.S59];[.W59];[.A59];[.AA59])" office:value-type="float" office:value="1141738" calcext:value-type="float">
            <text:p>1141738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512x512</text:p>
          </table:table-cell>
          <table:table-cell office:value-type="float" office:value="2660380" calcext:value-type="float">
            <text:p>2660380</text:p>
          </table:table-cell>
          <table:table-cell table:formula="of:=IF([.K59]&lt;[.O59];0;1)" office:value-type="float" office:value="1" calcext:value-type="float">
            <text:p>1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512x512</text:p>
          </table:table-cell>
          <table:table-cell office:value-type="float" office:value="1713054" calcext:value-type="float">
            <text:p>1713054</text:p>
          </table:table-cell>
          <table:table-cell table:formula="of:=IF([.K59]&lt;[.S59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512x512</text:p>
          </table:table-cell>
          <table:table-cell office:value-type="float" office:value="2943986" calcext:value-type="float">
            <text:p>2943986</text:p>
          </table:table-cell>
          <table:table-cell table:formula="of:=IF([.K59]&lt;[.W59];0;1)" office:value-type="float" office:value="1" calcext:value-type="float">
            <text:p>1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512x512</text:p>
          </table:table-cell>
          <table:table-cell office:value-type="float" office:value="1246706" calcext:value-type="float">
            <text:p>1246706</text:p>
          </table:table-cell>
          <table:table-cell table:formula="of:=IF([.K59]&lt;[.AA59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512x512</text:p>
          </table:table-cell>
          <table:table-cell office:value-type="float" office:value="1141738" calcext:value-type="float">
            <text:p>1141738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512x512</text:p>
          </table:table-cell>
          <table:table-cell office:value-type="float" office:value="253136" calcext:value-type="float">
            <text:p>253136</text:p>
          </table:table-cell>
          <table:table-cell table:formula="of:=IF([.C60]&lt;[.G60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512x512</text:p>
          </table:table-cell>
          <table:table-cell office:value-type="float" office:value="1352572" calcext:value-type="float">
            <text:p>1352572</text:p>
          </table:table-cell>
          <table:table-cell table:formula="of:=MIN([.O60];[.S60];[.W60];[.A60];[.AA60])" office:value-type="float" office:value="355694" calcext:value-type="float">
            <text:p>355694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512x512</text:p>
          </table:table-cell>
          <table:table-cell office:value-type="float" office:value="1605942" calcext:value-type="float">
            <text:p>1605942</text:p>
          </table:table-cell>
          <table:table-cell table:formula="of:=IF([.K60]&lt;[.O60];0;1)" office:value-type="float" office:value="1" calcext:value-type="float">
            <text:p>1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512x512</text:p>
          </table:table-cell>
          <table:table-cell office:value-type="float" office:value="1331622" calcext:value-type="float">
            <text:p>1331622</text:p>
          </table:table-cell>
          <table:table-cell table:formula="of:=IF([.K60]&lt;[.S60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512x512</text:p>
          </table:table-cell>
          <table:table-cell office:value-type="float" office:value="2896954" calcext:value-type="float">
            <text:p>2896954</text:p>
          </table:table-cell>
          <table:table-cell table:formula="of:=IF([.K60]&lt;[.W60];0;1)" office:value-type="float" office:value="1" calcext:value-type="float">
            <text:p>1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512x512</text:p>
          </table:table-cell>
          <table:table-cell office:value-type="float" office:value="510524" calcext:value-type="float">
            <text:p>510524</text:p>
          </table:table-cell>
          <table:table-cell table:formula="of:=IF([.K60]&lt;[.AA60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512x512</text:p>
          </table:table-cell>
          <table:table-cell table:style-name="ce4" office:value-type="float" office:value="355694" calcext:value-type="float">
            <text:p>355694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61]&lt;[.G61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61];[.S61];[.W61];[.A61];[.AA61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1]&lt;[.O61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1]&lt;[.S61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1]&lt;[.W61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1]&lt;[.AA61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7:04:07 +0430 2018</text:p>
          </table:table-cell>
          <table:table-cell table:number-columns-repeated="2"/>
          <table:table-cell table:formula="of:=IF([.C62]&lt;[.G62];0;1)" office:value-type="float" office:value="1" calcext:value-type="float">
            <text:p>1</text:p>
          </table:table-cell>
          <table:table-cell office:value-type="string" calcext:value-type="string">
            <text:p>Time: Sun Jun <text:s/>3 07:03:19 +0430 2018</text:p>
          </table:table-cell>
          <table:table-cell table:number-columns-repeated="2"/>
          <table:table-cell table:formula="of:=MIN([.O62];[.S62];[.W62];[.A62];[.AA62])" office:value-type="float" office:value="0" calcext:value-type="float">
            <text:p>0</text:p>
          </table:table-cell>
          <table:table-cell office:value-type="string" calcext:value-type="string">
            <text:p>Time: Sun Jun <text:s/>3 07:04:55 +0430 2018</text:p>
          </table:table-cell>
          <table:table-cell table:number-columns-repeated="2"/>
          <table:table-cell table:formula="of:=IF([.K62]&lt;[.O62];0;1)" office:value-type="float" office:value="1" calcext:value-type="float">
            <text:p>1</text:p>
          </table:table-cell>
          <table:table-cell office:value-type="string" calcext:value-type="string">
            <text:p>Time: Sun Jun <text:s/>3 07:05:43 +0430 2018</text:p>
          </table:table-cell>
          <table:table-cell table:number-columns-repeated="2"/>
          <table:table-cell table:formula="of:=IF([.K62]&lt;[.S62];0;1)" office:value-type="float" office:value="1" calcext:value-type="float">
            <text:p>1</text:p>
          </table:table-cell>
          <table:table-cell office:value-type="string" calcext:value-type="string">
            <text:p>Time: Sun Jun <text:s/>3 07:06:31 +0430 2018</text:p>
          </table:table-cell>
          <table:table-cell table:number-columns-repeated="2"/>
          <table:table-cell table:formula="of:=IF([.K62]&lt;[.W62];0;1)" office:value-type="float" office:value="1" calcext:value-type="float">
            <text:p>1</text:p>
          </table:table-cell>
          <table:table-cell office:value-type="string" calcext:value-type="string">
            <text:p>Time: Sun Jun <text:s/>3 07:08:07 +0430 2018</text:p>
          </table:table-cell>
          <table:table-cell table:number-columns-repeated="2"/>
          <table:table-cell table:formula="of:=IF([.K62]&lt;[.AA62];0;1)" office:value-type="float" office:value="1" calcext:value-type="float">
            <text:p>1</text:p>
          </table:table-cell>
          <table:table-cell office:value-type="string" calcext:value-type="string">
            <text:p>Time: Sun Jun <text:s/>3 07:07:19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63]&lt;[.G63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63];[.S63];[.W63];[.A63];[.AA63])" office:value-type="float" office:value="0" calcext:value-type="float">
            <text:p>0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63]&lt;[.O63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63]&lt;[.S63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63]&lt;[.W63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63]&lt;[.AA63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64]&lt;[.G64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64];[.S64];[.W64];[.A64];[.AA64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64]&lt;[.O64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64]&lt;[.S64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64]&lt;[.W64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64]&lt;[.AA64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65]&lt;[.G65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65];[.S65];[.W65];[.A65];[.AA65])" office:value-type="float" office:value="0" calcext:value-type="float">
            <text:p>0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65]&lt;[.O65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65]&lt;[.S65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65]&lt;[.W65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65]&lt;[.AA65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512x512</text:p>
          </table:table-cell>
          <table:table-cell office:value-type="float" office:value="404482" calcext:value-type="float">
            <text:p>404482</text:p>
          </table:table-cell>
          <table:table-cell table:formula="of:=IF([.C66]&lt;[.G66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512x512</text:p>
          </table:table-cell>
          <table:table-cell office:value-type="float" office:value="1186638" calcext:value-type="float">
            <text:p>1186638</text:p>
          </table:table-cell>
          <table:table-cell table:formula="of:=MIN([.O66];[.S66];[.W66];[.A66];[.AA66])" office:value-type="float" office:value="789406" calcext:value-type="float">
            <text:p>789406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512x512</text:p>
          </table:table-cell>
          <table:table-cell office:value-type="float" office:value="1613630" calcext:value-type="float">
            <text:p>1613630</text:p>
          </table:table-cell>
          <table:table-cell table:formula="of:=IF([.K66]&lt;[.O66];0;1)" office:value-type="float" office:value="1" calcext:value-type="float">
            <text:p>1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512x512</text:p>
          </table:table-cell>
          <table:table-cell office:value-type="float" office:value="1439720" calcext:value-type="float">
            <text:p>1439720</text:p>
          </table:table-cell>
          <table:table-cell table:formula="of:=IF([.K66]&lt;[.S66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512x512</text:p>
          </table:table-cell>
          <table:table-cell office:value-type="float" office:value="2641642" calcext:value-type="float">
            <text:p>2641642</text:p>
          </table:table-cell>
          <table:table-cell table:formula="of:=IF([.K66]&lt;[.W66];0;1)" office:value-type="float" office:value="1" calcext:value-type="float">
            <text:p>1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512x512</text:p>
          </table:table-cell>
          <table:table-cell office:value-type="float" office:value="1075850" calcext:value-type="float">
            <text:p>1075850</text:p>
          </table:table-cell>
          <table:table-cell table:formula="of:=IF([.K66]&lt;[.AA66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512x512</text:p>
          </table:table-cell>
          <table:table-cell office:value-type="float" office:value="789406" calcext:value-type="float">
            <text:p>789406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512x512</text:p>
          </table:table-cell>
          <table:table-cell office:value-type="float" office:value="404462" calcext:value-type="float">
            <text:p>404462</text:p>
          </table:table-cell>
          <table:table-cell table:formula="of:=IF([.C67]&lt;[.G67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512x512</text:p>
          </table:table-cell>
          <table:table-cell office:value-type="float" office:value="1175988" calcext:value-type="float">
            <text:p>1175988</text:p>
          </table:table-cell>
          <table:table-cell table:formula="of:=MIN([.O67];[.S67];[.W67];[.A67];[.AA67])" office:value-type="float" office:value="569062" calcext:value-type="float">
            <text:p>569062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512x512</text:p>
          </table:table-cell>
          <table:table-cell office:value-type="float" office:value="1620612" calcext:value-type="float">
            <text:p>1620612</text:p>
          </table:table-cell>
          <table:table-cell table:formula="of:=IF([.K67]&lt;[.O67];0;1)" office:value-type="float" office:value="1" calcext:value-type="float">
            <text:p>1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512x512</text:p>
          </table:table-cell>
          <table:table-cell office:value-type="float" office:value="1171348" calcext:value-type="float">
            <text:p>1171348</text:p>
          </table:table-cell>
          <table:table-cell table:formula="of:=IF([.K67]&lt;[.S67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512x512</text:p>
          </table:table-cell>
          <table:table-cell office:value-type="float" office:value="2685620" calcext:value-type="float">
            <text:p>2685620</text:p>
          </table:table-cell>
          <table:table-cell table:formula="of:=IF([.K67]&lt;[.W67];0;1)" office:value-type="float" office:value="1" calcext:value-type="float">
            <text:p>1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512x512</text:p>
          </table:table-cell>
          <table:table-cell table:style-name="ce4" office:value-type="float" office:value="569062" calcext:value-type="float">
            <text:p>569062</text:p>
          </table:table-cell>
          <table:table-cell table:formula="of:=IF([.K67]&lt;[.AA67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512x512</text:p>
          </table:table-cell>
          <table:table-cell office:value-type="float" office:value="870862" calcext:value-type="float">
            <text:p>870862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68]&lt;[.G68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68];[.S68];[.W68];[.A68];[.AA68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8]&lt;[.O68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8]&lt;[.S68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8]&lt;[.W68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8]&lt;[.AA68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7:18:47 +0430 2018</text:p>
          </table:table-cell>
          <table:table-cell table:number-columns-repeated="2"/>
          <table:table-cell table:formula="of:=IF([.C69]&lt;[.G69];0;1)" office:value-type="float" office:value="1" calcext:value-type="float">
            <text:p>1</text:p>
          </table:table-cell>
          <table:table-cell office:value-type="string" calcext:value-type="string">
            <text:p>Time: Sun Jun <text:s/>3 07:17:59 +0430 2018</text:p>
          </table:table-cell>
          <table:table-cell table:number-columns-repeated="2"/>
          <table:table-cell table:formula="of:=MIN([.O69];[.S69];[.W69];[.A69];[.AA69])" office:value-type="float" office:value="0" calcext:value-type="float">
            <text:p>0</text:p>
          </table:table-cell>
          <table:table-cell office:value-type="string" calcext:value-type="string">
            <text:p>Time: Sun Jun <text:s/>3 07:19:35 +0430 2018</text:p>
          </table:table-cell>
          <table:table-cell table:number-columns-repeated="2"/>
          <table:table-cell table:formula="of:=IF([.K69]&lt;[.O69];0;1)" office:value-type="float" office:value="1" calcext:value-type="float">
            <text:p>1</text:p>
          </table:table-cell>
          <table:table-cell office:value-type="string" calcext:value-type="string">
            <text:p>Time: Sun Jun <text:s/>3 07:20:23 +0430 2018</text:p>
          </table:table-cell>
          <table:table-cell table:number-columns-repeated="2"/>
          <table:table-cell table:formula="of:=IF([.K69]&lt;[.S69];0;1)" office:value-type="float" office:value="1" calcext:value-type="float">
            <text:p>1</text:p>
          </table:table-cell>
          <table:table-cell office:value-type="string" calcext:value-type="string">
            <text:p>Time: Sun Jun <text:s/>3 07:21:11 +0430 2018</text:p>
          </table:table-cell>
          <table:table-cell table:number-columns-repeated="2"/>
          <table:table-cell table:formula="of:=IF([.K69]&lt;[.W69];0;1)" office:value-type="float" office:value="1" calcext:value-type="float">
            <text:p>1</text:p>
          </table:table-cell>
          <table:table-cell office:value-type="string" calcext:value-type="string">
            <text:p>Time: Sun Jun <text:s/>3 07:22:47 +0430 2018</text:p>
          </table:table-cell>
          <table:table-cell table:number-columns-repeated="2"/>
          <table:table-cell table:formula="of:=IF([.K69]&lt;[.AA69];0;1)" office:value-type="float" office:value="1" calcext:value-type="float">
            <text:p>1</text:p>
          </table:table-cell>
          <table:table-cell office:value-type="string" calcext:value-type="string">
            <text:p>Time: Sun Jun <text:s/>3 07:21:59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2"/>
          <table:table-cell table:formula="of:=IF([.C70]&lt;[.G70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MIN([.O70];[.S70];[.W70];[.A70];[.AA70])" office:value-type="float" office:value="0" calcext:value-type="float">
            <text:p>0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70]&lt;[.O70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70]&lt;[.S70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70]&lt;[.W70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70]&lt;[.AA70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C71]&lt;[.G71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MIN([.O71];[.S71];[.W71];[.A71];[.AA71])" office:value-type="float" office:value="0" calcext:value-type="float">
            <text:p>0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71]&lt;[.O71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71]&lt;[.S71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71]&lt;[.W71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  <table:table-cell table:formula="of:=IF([.K71]&lt;[.AA71];0;1)" office:value-type="float" office:value="1" calcext:value-type="float">
            <text:p>1</text:p>
          </table:table-cell>
          <table:table-cell office:value-type="string" calcext:value-type="string">
            <text:p>-D _GNU_SOURCE -Ofast -x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2"/>
          <table:table-cell table:formula="of:=IF([.C72]&lt;[.G72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MIN([.O72];[.S72];[.W72];[.A72];[.AA72])" office:value-type="float" office:value="0" calcext:value-type="float">
            <text:p>0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72]&lt;[.O72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72]&lt;[.S72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72]&lt;[.W72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72]&lt;[.AA72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024x1024</text:p>
          </table:table-cell>
          <table:table-cell office:value-type="float" office:value="2017432" calcext:value-type="float">
            <text:p>2017432</text:p>
          </table:table-cell>
          <table:table-cell table:formula="of:=IF([.C73]&lt;[.G73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024x1024</text:p>
          </table:table-cell>
          <table:table-cell office:value-type="float" office:value="22853520" calcext:value-type="float">
            <text:p>22853520</text:p>
          </table:table-cell>
          <table:table-cell table:formula="of:=MIN([.O73];[.S73];[.W73];[.A73];[.AA73])" office:value-type="float" office:value="4277812" calcext:value-type="float">
            <text:p>4277812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024x1024</text:p>
          </table:table-cell>
          <table:table-cell office:value-type="float" office:value="24847204" calcext:value-type="float">
            <text:p>24847204</text:p>
          </table:table-cell>
          <table:table-cell table:formula="of:=IF([.K73]&lt;[.O73];0;1)" office:value-type="float" office:value="1" calcext:value-type="float">
            <text:p>1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1024x1024</text:p>
          </table:table-cell>
          <table:table-cell office:value-type="float" office:value="14468750" calcext:value-type="float">
            <text:p>14468750</text:p>
          </table:table-cell>
          <table:table-cell table:formula="of:=IF([.K73]&lt;[.S73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7140662" calcext:value-type="float">
            <text:p>47140662</text:p>
          </table:table-cell>
          <table:table-cell table:formula="of:=IF([.K73]&lt;[.W73];0;1)" office:value-type="float" office:value="1" calcext:value-type="float">
            <text:p>1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1024x1024</text:p>
          </table:table-cell>
          <table:table-cell office:value-type="float" office:value="6005410" calcext:value-type="float">
            <text:p>6005410</text:p>
          </table:table-cell>
          <table:table-cell table:formula="of:=IF([.K73]&lt;[.AA73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024x1024</text:p>
          </table:table-cell>
          <table:table-cell office:value-type="float" office:value="4277812" calcext:value-type="float">
            <text:p>4277812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024x1024</text:p>
          </table:table-cell>
          <table:table-cell office:value-type="float" office:value="816672" calcext:value-type="float">
            <text:p>816672</text:p>
          </table:table-cell>
          <table:table-cell table:formula="of:=IF([.C74]&lt;[.G74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024x1024</text:p>
          </table:table-cell>
          <table:table-cell office:value-type="float" office:value="23093752" calcext:value-type="float">
            <text:p>23093752</text:p>
          </table:table-cell>
          <table:table-cell table:formula="of:=MIN([.O74];[.S74];[.W74];[.A74];[.AA74])" office:value-type="float" office:value="2333420" calcext:value-type="float">
            <text:p>2333420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024x1024</text:p>
          </table:table-cell>
          <table:table-cell office:value-type="float" office:value="23790390" calcext:value-type="float">
            <text:p>23790390</text:p>
          </table:table-cell>
          <table:table-cell table:formula="of:=IF([.K74]&lt;[.O74];0;1)" office:value-type="float" office:value="1" calcext:value-type="float">
            <text:p>1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1024x1024</text:p>
          </table:table-cell>
          <table:table-cell office:value-type="float" office:value="13176740" calcext:value-type="float">
            <text:p>13176740</text:p>
          </table:table-cell>
          <table:table-cell table:formula="of:=IF([.K74]&lt;[.S74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7598728" calcext:value-type="float">
            <text:p>47598728</text:p>
          </table:table-cell>
          <table:table-cell table:formula="of:=IF([.K74]&lt;[.W74];0;1)" office:value-type="float" office:value="1" calcext:value-type="float">
            <text:p>1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1024x1024</text:p>
          </table:table-cell>
          <table:table-cell office:value-type="float" office:value="3229502" calcext:value-type="float">
            <text:p>3229502</text:p>
          </table:table-cell>
          <table:table-cell table:formula="of:=IF([.K74]&lt;[.AA74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024x1024</text:p>
          </table:table-cell>
          <table:table-cell table:style-name="ce4" office:value-type="float" office:value="2333420" calcext:value-type="float">
            <text:p>2333420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75]&lt;[.G75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75];[.S75];[.W75];[.A75];[.AA75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75]&lt;[.O75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75]&lt;[.S75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75]&lt;[.W75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75]&lt;[.AA75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7:19:02 +0430 2018</text:p>
          </table:table-cell>
          <table:table-cell table:number-columns-repeated="2"/>
          <table:table-cell table:formula="of:=IF([.C76]&lt;[.G76];0;1)" office:value-type="float" office:value="1" calcext:value-type="float">
            <text:p>1</text:p>
          </table:table-cell>
          <table:table-cell office:value-type="string" calcext:value-type="string">
            <text:p>Time: Sun Jun <text:s/>3 07:18:15 +0430 2018</text:p>
          </table:table-cell>
          <table:table-cell table:number-columns-repeated="2"/>
          <table:table-cell table:formula="of:=MIN([.O76];[.S76];[.W76];[.A76];[.AA76])" office:value-type="float" office:value="0" calcext:value-type="float">
            <text:p>0</text:p>
          </table:table-cell>
          <table:table-cell office:value-type="string" calcext:value-type="string">
            <text:p>Time: Sun Jun <text:s/>3 07:19:50 +0430 2018</text:p>
          </table:table-cell>
          <table:table-cell table:number-columns-repeated="2"/>
          <table:table-cell table:formula="of:=IF([.K76]&lt;[.O76];0;1)" office:value-type="float" office:value="1" calcext:value-type="float">
            <text:p>1</text:p>
          </table:table-cell>
          <table:table-cell office:value-type="string" calcext:value-type="string">
            <text:p>Time: Sun Jun <text:s/>3 07:20:38 +0430 2018</text:p>
          </table:table-cell>
          <table:table-cell table:number-columns-repeated="2"/>
          <table:table-cell table:formula="of:=IF([.K76]&lt;[.S76];0;1)" office:value-type="float" office:value="1" calcext:value-type="float">
            <text:p>1</text:p>
          </table:table-cell>
          <table:table-cell office:value-type="string" calcext:value-type="string">
            <text:p>Time: Sun Jun <text:s/>3 07:21:26 +0430 2018</text:p>
          </table:table-cell>
          <table:table-cell table:number-columns-repeated="2"/>
          <table:table-cell table:formula="of:=IF([.K76]&lt;[.W76];0;1)" office:value-type="float" office:value="1" calcext:value-type="float">
            <text:p>1</text:p>
          </table:table-cell>
          <table:table-cell office:value-type="string" calcext:value-type="string">
            <text:p>Time: Sun Jun <text:s/>3 07:23:02 +0430 2018</text:p>
          </table:table-cell>
          <table:table-cell table:number-columns-repeated="2"/>
          <table:table-cell table:formula="of:=IF([.K76]&lt;[.AA76];0;1)" office:value-type="float" office:value="1" calcext:value-type="float">
            <text:p>1</text:p>
          </table:table-cell>
          <table:table-cell office:value-type="string" calcext:value-type="string">
            <text:p>Time: Sun Jun <text:s/>3 07:22:14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77]&lt;[.G77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77];[.S77];[.W77];[.A77];[.AA77])" office:value-type="float" office:value="0" calcext:value-type="float">
            <text:p>0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77]&lt;[.O77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77]&lt;[.S77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77]&lt;[.W77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77]&lt;[.AA77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78]&lt;[.G78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78];[.S78];[.W78];[.A78];[.AA78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78]&lt;[.O78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78]&lt;[.S78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78]&lt;[.W78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78]&lt;[.AA78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79]&lt;[.G79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79];[.S79];[.W79];[.A79];[.AA79])" office:value-type="float" office:value="0" calcext:value-type="float">
            <text:p>0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79]&lt;[.O79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79]&lt;[.S79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79]&lt;[.W79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79]&lt;[.AA79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024x1024</text:p>
          </table:table-cell>
          <table:table-cell office:value-type="float" office:value="5369066" calcext:value-type="float">
            <text:p>5369066</text:p>
          </table:table-cell>
          <table:table-cell table:formula="of:=IF([.C80]&lt;[.G80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024x1024</text:p>
          </table:table-cell>
          <table:table-cell office:value-type="float" office:value="22182788" calcext:value-type="float">
            <text:p>22182788</text:p>
          </table:table-cell>
          <table:table-cell table:formula="of:=MIN([.O80];[.S80];[.W80];[.A80];[.AA80])" office:value-type="float" office:value="4606698" calcext:value-type="float">
            <text:p>4606698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024x1024</text:p>
          </table:table-cell>
          <table:table-cell office:value-type="float" office:value="27520360" calcext:value-type="float">
            <text:p>27520360</text:p>
          </table:table-cell>
          <table:table-cell table:formula="of:=IF([.K80]&lt;[.O80];0;1)" office:value-type="float" office:value="1" calcext:value-type="float">
            <text:p>1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1024x1024</text:p>
          </table:table-cell>
          <table:table-cell office:value-type="float" office:value="14501570" calcext:value-type="float">
            <text:p>14501570</text:p>
          </table:table-cell>
          <table:table-cell table:formula="of:=IF([.K80]&lt;[.S80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6346262" calcext:value-type="float">
            <text:p>46346262</text:p>
          </table:table-cell>
          <table:table-cell table:formula="of:=IF([.K80]&lt;[.W80];0;1)" office:value-type="float" office:value="1" calcext:value-type="float">
            <text:p>1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1024x1024</text:p>
          </table:table-cell>
          <table:table-cell office:value-type="float" office:value="5906194" calcext:value-type="float">
            <text:p>5906194</text:p>
          </table:table-cell>
          <table:table-cell table:formula="of:=IF([.K80]&lt;[.AA80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024x1024</text:p>
          </table:table-cell>
          <table:table-cell office:value-type="float" office:value="4606698" calcext:value-type="float">
            <text:p>4606698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024x1024</text:p>
          </table:table-cell>
          <table:table-cell office:value-type="float" office:value="1133874" calcext:value-type="float">
            <text:p>1133874</text:p>
          </table:table-cell>
          <table:table-cell table:formula="of:=IF([.C81]&lt;[.G81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024x1024</text:p>
          </table:table-cell>
          <table:table-cell office:value-type="float" office:value="22254680" calcext:value-type="float">
            <text:p>22254680</text:p>
          </table:table-cell>
          <table:table-cell table:formula="of:=MIN([.O81];[.S81];[.W81];[.A81];[.AA81])" office:value-type="float" office:value="1608532" calcext:value-type="float">
            <text:p>1608532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024x1024</text:p>
          </table:table-cell>
          <table:table-cell office:value-type="float" office:value="23334758" calcext:value-type="float">
            <text:p>23334758</text:p>
          </table:table-cell>
          <table:table-cell table:formula="of:=IF([.K81]&lt;[.O81];0;1)" office:value-type="float" office:value="1" calcext:value-type="float">
            <text:p>1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1024x1024</text:p>
          </table:table-cell>
          <table:table-cell office:value-type="float" office:value="13299134" calcext:value-type="float">
            <text:p>13299134</text:p>
          </table:table-cell>
          <table:table-cell table:formula="of:=IF([.K81]&lt;[.S81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5942506" calcext:value-type="float">
            <text:p>45942506</text:p>
          </table:table-cell>
          <table:table-cell table:formula="of:=IF([.K81]&lt;[.W81];0;1)" office:value-type="float" office:value="1" calcext:value-type="float">
            <text:p>1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1024x1024</text:p>
          </table:table-cell>
          <table:table-cell office:value-type="float" office:value="3252402" calcext:value-type="float">
            <text:p>3252402</text:p>
          </table:table-cell>
          <table:table-cell table:formula="of:=IF([.K81]&lt;[.AA81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024x1024</text:p>
          </table:table-cell>
          <table:table-cell table:style-name="ce4" office:value-type="float" office:value="1608532" calcext:value-type="float">
            <text:p>1608532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82]&lt;[.G8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82];[.S82];[.W82];[.A82];[.AA82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82]&lt;[.O8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82]&lt;[.S8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82]&lt;[.W8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82]&lt;[.AA8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7:19:18 +0430 2018</text:p>
          </table:table-cell>
          <table:table-cell table:number-columns-repeated="2"/>
          <table:table-cell table:formula="of:=IF([.C83]&lt;[.G83];0;1)" office:value-type="float" office:value="1" calcext:value-type="float">
            <text:p>1</text:p>
          </table:table-cell>
          <table:table-cell office:value-type="string" calcext:value-type="string">
            <text:p>Time: Sun Jun <text:s/>3 07:18:30 +0430 2018</text:p>
          </table:table-cell>
          <table:table-cell table:number-columns-repeated="2"/>
          <table:table-cell table:formula="of:=MIN([.O83];[.S83];[.W83];[.A83];[.AA83])" office:value-type="float" office:value="0" calcext:value-type="float">
            <text:p>0</text:p>
          </table:table-cell>
          <table:table-cell office:value-type="string" calcext:value-type="string">
            <text:p>Time: Sun Jun <text:s/>3 07:20:06 +0430 2018</text:p>
          </table:table-cell>
          <table:table-cell table:number-columns-repeated="2"/>
          <table:table-cell table:formula="of:=IF([.K83]&lt;[.O83];0;1)" office:value-type="float" office:value="1" calcext:value-type="float">
            <text:p>1</text:p>
          </table:table-cell>
          <table:table-cell office:value-type="string" calcext:value-type="string">
            <text:p>Time: Sun Jun <text:s/>3 07:20:54 +0430 2018</text:p>
          </table:table-cell>
          <table:table-cell table:number-columns-repeated="2"/>
          <table:table-cell table:formula="of:=IF([.K83]&lt;[.S83];0;1)" office:value-type="float" office:value="1" calcext:value-type="float">
            <text:p>1</text:p>
          </table:table-cell>
          <table:table-cell office:value-type="string" calcext:value-type="string">
            <text:p>Time: Sun Jun <text:s/>3 07:21:42 +0430 2018</text:p>
          </table:table-cell>
          <table:table-cell table:number-columns-repeated="2"/>
          <table:table-cell table:formula="of:=IF([.K83]&lt;[.W83];0;1)" office:value-type="float" office:value="1" calcext:value-type="float">
            <text:p>1</text:p>
          </table:table-cell>
          <table:table-cell office:value-type="string" calcext:value-type="string">
            <text:p>Time: Sun Jun <text:s/>3 07:23:18 +0430 2018</text:p>
          </table:table-cell>
          <table:table-cell table:number-columns-repeated="2"/>
          <table:table-cell table:formula="of:=IF([.K83]&lt;[.AA83];0;1)" office:value-type="float" office:value="1" calcext:value-type="float">
            <text:p>1</text:p>
          </table:table-cell>
          <table:table-cell office:value-type="string" calcext:value-type="string">
            <text:p>Time: Sun Jun <text:s/>3 07:22:30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84]&lt;[.G84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84];[.S84];[.W84];[.A84];[.AA84])" office:value-type="float" office:value="0" calcext:value-type="float">
            <text:p>0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84]&lt;[.O84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84]&lt;[.S84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84]&lt;[.W84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84]&lt;[.AA84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C85]&lt;[.G8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MIN([.O85];[.S85];[.W85];[.A85];[.AA85])" office:value-type="float" office:value="0" calcext:value-type="float">
            <text:p>0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85]&lt;[.O8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85]&lt;[.S8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85]&lt;[.W8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  <table:table-cell table:formula="of:=IF([.K85]&lt;[.AA85];0;1)" office:value-type="float" office:value="1" calcext:value-type="float">
            <text:p>1</text:p>
          </table:table-cell>
          <table:table-cell office:value-type="string" calcext:value-type="string">
            <text:p>-D _GNU_SOURCE -Ofast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86]&lt;[.G86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86];[.S86];[.W86];[.A86];[.AA86])" office:value-type="float" office:value="0" calcext:value-type="float">
            <text:p>0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86]&lt;[.O86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86]&lt;[.S86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86]&lt;[.W86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86]&lt;[.AA86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024x1024</text:p>
          </table:table-cell>
          <table:table-cell office:value-type="float" office:value="1663604" calcext:value-type="float">
            <text:p>1663604</text:p>
          </table:table-cell>
          <table:table-cell table:formula="of:=IF([.C87]&lt;[.G87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024x1024</text:p>
          </table:table-cell>
          <table:table-cell office:value-type="float" office:value="22926034" calcext:value-type="float">
            <text:p>22926034</text:p>
          </table:table-cell>
          <table:table-cell table:formula="of:=MIN([.O87];[.S87];[.W87];[.A87];[.AA87])" office:value-type="float" office:value="3239772" calcext:value-type="float">
            <text:p>3239772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024x1024</text:p>
          </table:table-cell>
          <table:table-cell office:value-type="float" office:value="24763972" calcext:value-type="float">
            <text:p>24763972</text:p>
          </table:table-cell>
          <table:table-cell table:formula="of:=IF([.K87]&lt;[.O87];0;1)" office:value-type="float" office:value="1" calcext:value-type="float">
            <text:p>1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1024x1024</text:p>
          </table:table-cell>
          <table:table-cell office:value-type="float" office:value="14279994" calcext:value-type="float">
            <text:p>14279994</text:p>
          </table:table-cell>
          <table:table-cell table:formula="of:=IF([.K87]&lt;[.S87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7780302" calcext:value-type="float">
            <text:p>47780302</text:p>
          </table:table-cell>
          <table:table-cell table:formula="of:=IF([.K87]&lt;[.W87];0;1)" office:value-type="float" office:value="1" calcext:value-type="float">
            <text:p>1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1024x1024</text:p>
          </table:table-cell>
          <table:table-cell office:value-type="float" office:value="5315152" calcext:value-type="float">
            <text:p>5315152</text:p>
          </table:table-cell>
          <table:table-cell table:formula="of:=IF([.K87]&lt;[.AA87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024x1024</text:p>
          </table:table-cell>
          <table:table-cell office:value-type="float" office:value="3239772" calcext:value-type="float">
            <text:p>3239772</text:p>
          </table:table-cell>
        </table:table-row>
        <table:table-row table:style-name="ro1">
          <table:table-cell office:value-type="string" calcext:value-type="string">
            <text:p>DUB4ROW</text:p>
          </table:table-cell>
          <table:table-cell office:value-type="string" calcext:value-type="string">
            <text:p><text:s/>1024x1024</text:p>
          </table:table-cell>
          <table:table-cell office:value-type="float" office:value="1664282" calcext:value-type="float">
            <text:p>1664282</text:p>
          </table:table-cell>
          <table:table-cell table:formula="of:=IF([.C88]&lt;[.G88];0;1)" office:value-type="float" office:value="0" calcext:value-type="float">
            <text:p>0</text:p>
          </table:table-cell>
          <table:table-cell office:value-type="string" calcext:value-type="string">
            <text:p>DUB4COL </text:p>
          </table:table-cell>
          <table:table-cell office:value-type="string" calcext:value-type="string">
            <text:p><text:s/>1024x1024</text:p>
          </table:table-cell>
          <table:table-cell office:value-type="float" office:value="22861658" calcext:value-type="float">
            <text:p>22861658</text:p>
          </table:table-cell>
          <table:table-cell table:formula="of:=MIN([.O88];[.S88];[.W88];[.A88];[.AA88])" office:value-type="float" office:value="3554190" calcext:value-type="float">
            <text:p>3554190</text:p>
          </table:table-cell>
          <table:table-cell office:value-type="string" calcext:value-type="string">
            <text:p>DUB4FUL</text:p>
          </table:table-cell>
          <table:table-cell office:value-type="string" calcext:value-type="string">
            <text:p><text:s/>1024x1024</text:p>
          </table:table-cell>
          <table:table-cell office:value-type="float" office:value="24642188" calcext:value-type="float">
            <text:p>24642188</text:p>
          </table:table-cell>
          <table:table-cell table:formula="of:=IF([.K88]&lt;[.O88];0;1)" office:value-type="float" office:value="1" calcext:value-type="float">
            <text:p>1</text:p>
          </table:table-cell>
          <table:table-cell office:value-type="string" calcext:value-type="string">
            <text:p>DUB4FULLPI</text:p>
          </table:table-cell>
          <table:table-cell office:value-type="string" calcext:value-type="string">
            <text:p><text:s/>1024x1024</text:p>
          </table:table-cell>
          <table:table-cell office:value-type="float" office:value="13405260" calcext:value-type="float">
            <text:p>13405260</text:p>
          </table:table-cell>
          <table:table-cell table:formula="of:=IF([.K88]&lt;[.S88];0;1)" office:value-type="float" office:value="0" calcext:value-type="float">
            <text:p>0</text:p>
          </table:table-cell>
          <table:table-cell office:value-type="string" calcext:value-type="string">
            <text:p>DUB4FU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7815866" calcext:value-type="float">
            <text:p>47815866</text:p>
          </table:table-cell>
          <table:table-cell table:formula="of:=IF([.K88]&lt;[.W88];0;1)" office:value-type="float" office:value="1" calcext:value-type="float">
            <text:p>1</text:p>
          </table:table-cell>
          <table:table-cell office:value-type="string" calcext:value-type="string">
            <text:p>DUB4FULTRACOLCOLLPI</text:p>
          </table:table-cell>
          <table:table-cell office:value-type="string" calcext:value-type="string">
            <text:p><text:s/>1024x1024</text:p>
          </table:table-cell>
          <table:table-cell table:style-name="ce4" office:value-type="float" office:value="3554190" calcext:value-type="float">
            <text:p>3554190</text:p>
          </table:table-cell>
          <table:table-cell table:formula="of:=IF([.K88]&lt;[.AA88];0;1)" office:value-type="float" office:value="1" calcext:value-type="float">
            <text:p>1</text:p>
          </table:table-cell>
          <table:table-cell office:value-type="string" calcext:value-type="string">
            <text:p>DUB4FULBothHandV</text:p>
          </table:table-cell>
          <table:table-cell office:value-type="string" calcext:value-type="string">
            <text:p><text:s/>1024x1024</text:p>
          </table:table-cell>
          <table:table-cell office:value-type="float" office:value="3572288" calcext:value-type="float">
            <text:p>3572288</text:p>
          </table:table-cell>
        </table:table-row>
      </table:table>
      <table:table table:name="L53" table:style-name="ta1"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8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 table:number-rows-repeated="4">
          <table:table-cell table:number-columns-repeated="23"/>
        </table:table-row>
        <table:table-row table:style-name="ro1">
          <table:table-cell table:style-name="ce1" office:value-type="string" calcext:value-type="string">
            <text:p>spliter</text:p>
          </table:table-cell>
          <table:table-cell table:number-columns-repeated="3"/>
          <table:table-cell table:style-name="ce1" office:value-type="string" calcext:value-type="string">
            <text:p>spliter</text:p>
          </table:table-cell>
          <table:table-cell table:number-columns-repeated="3"/>
          <table:table-cell table:style-name="ce2" office:value-type="string" calcext:value-type="string">
            <text:p>spliter</text:p>
          </table:table-cell>
          <table:table-cell table:number-columns-repeated="3"/>
          <table:table-cell office:value-type="string" calcext:value-type="string">
            <text:p>spliter</text:p>
          </table:table-cell>
          <table:table-cell table:number-columns-repeated="3"/>
          <table:table-cell office:value-type="string" calcext:value-type="string">
            <text:p>spliter</text:p>
          </table:table-cell>
          <table:table-cell table:number-columns-repeated="3"/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38:49 +0430 2018</text:p>
          </table:table-cell>
          <table:table-cell table:number-columns-repeated="3"/>
          <table:table-cell office:value-type="string" calcext:value-type="string">
            <text:p>Time: Sun Jun <text:s/>3 06:38:01 +0430 2018</text:p>
          </table:table-cell>
          <table:table-cell table:number-columns-repeated="3"/>
          <table:table-cell office:value-type="string" calcext:value-type="string">
            <text:p>Time: Sun Jun <text:s/>3 06:39:37 +0430 2018</text:p>
          </table:table-cell>
          <table:table-cell table:number-columns-repeated="3"/>
          <table:table-cell office:value-type="string" calcext:value-type="string">
            <text:p>Time: Sun Jun <text:s/>3 06:40:25 +0430 2018</text:p>
          </table:table-cell>
          <table:table-cell table:number-columns-repeated="3"/>
          <table:table-cell office:value-type="string" calcext:value-type="string">
            <text:p>Time: Sun Jun <text:s/>3 06:41:13 +0430 2018</text:p>
          </table:table-cell>
          <table:table-cell table:number-columns-repeated="3"/>
          <table:table-cell office:value-type="string" calcext:value-type="string">
            <text:p>Time: Sun Jun <text:s/>3 06:42:01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cc</text:p>
          </table:table-cell>
          <table:table-cell table:number-columns-repeated="3"/>
          <table:table-cell office:value-type="string" calcext:value-type="string">
            <text:p>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3 -xHOST</text:p>
          </table:table-cell>
          <table:table-cell table:number-columns-repeated="3"/>
          <table:table-cell office:value-type="string" calcext:value-type="string">
            <text:p>-D _GNU_SOURCE -O3 -xHOST</text:p>
          </table:table-cell>
          <table:table-cell table:number-columns-repeated="3"/>
          <table:table-cell office:value-type="string" calcext:value-type="string">
            <text:p>-D _GNU_SOURCE -O3 -xHOST</text:p>
          </table:table-cell>
          <table:table-cell table:number-columns-repeated="3"/>
          <table:table-cell office:value-type="string" calcext:value-type="string">
            <text:p>-D _GNU_SOURCE -O3 -xHOST</text:p>
          </table:table-cell>
          <table:table-cell table:number-columns-repeated="3"/>
          <table:table-cell office:value-type="string" calcext:value-type="string">
            <text:p>-D _GNU_SOURCE -O3 -xHOST</text:p>
          </table:table-cell>
          <table:table-cell table:number-columns-repeated="3"/>
          <table:table-cell office:value-type="string" calcext:value-type="string">
            <text:p>-D _GNU_SOURCE -O3 -x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3"/>
          <table:table-cell office:value-type="string" calcext:value-type="string">
            <text:p>-no-vec</text:p>
          </table:table-cell>
          <table:table-cell table:number-columns-repeated="3"/>
          <table:table-cell office:value-type="string" calcext:value-type="string">
            <text:p>-no-vec</text:p>
          </table:table-cell>
          <table:table-cell table:number-columns-repeated="3"/>
          <table:table-cell office:value-type="string" calcext:value-type="string">
            <text:p>-no-vec</text:p>
          </table:table-cell>
          <table:table-cell table:number-columns-repeated="3"/>
          <table:table-cell office:value-type="string" calcext:value-type="string">
            <text:p>-no-vec</text:p>
          </table:table-cell>
          <table:table-cell table:number-columns-repeated="3"/>
          <table:table-cell office:value-type="string" calcext:value-type="string">
            <text:p>-no-v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28x128</text:p>
          </table:table-cell>
          <table:table-cell office:value-type="float" office:value="22790" calcext:value-type="float">
            <text:p>22790</text:p>
          </table:table-cell>
          <table:table-cell table:formula="of:=IF([.C10]&lt;[.G10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28x128</text:p>
          </table:table-cell>
          <table:table-cell office:value-type="float" office:value="28066" calcext:value-type="float">
            <text:p>28066</text:p>
          </table:table-cell>
          <table:table-cell table:formula="of:=MIN([.O10];[.S10];[.W10])" office:value-type="float" office:value="65270" calcext:value-type="float">
            <text:p>65270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28x128</text:p>
          </table:table-cell>
          <table:table-cell office:value-type="float" office:value="51178" calcext:value-type="float">
            <text:p>51178</text:p>
          </table:table-cell>
          <table:table-cell table:formula="of:=IF([.K10]&lt;[.O10];0;1)" office:value-type="float" office:value="0" calcext:value-type="float">
            <text:p>0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128x128</text:p>
          </table:table-cell>
          <table:table-cell office:value-type="float" office:value="65270" calcext:value-type="float">
            <text:p>65270</text:p>
          </table:table-cell>
          <table:table-cell table:formula="of:=IF([.K10]&lt;[.S10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28x128</text:p>
          </table:table-cell>
          <table:table-cell office:value-type="float" office:value="75650" calcext:value-type="float">
            <text:p>75650</text:p>
          </table:table-cell>
          <table:table-cell table:formula="of:=IF([.K10]&lt;[.W10];0;1)" office:value-type="float" office:value="0" calcext:value-type="float">
            <text:p>0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128x128</text:p>
          </table:table-cell>
          <table:table-cell office:value-type="float" office:value="69150" calcext:value-type="float">
            <text:p>69150</text:p>
          </table:table-cell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28x128</text:p>
          </table:table-cell>
          <table:table-cell office:value-type="float" office:value="23104" calcext:value-type="float">
            <text:p>23104</text:p>
          </table:table-cell>
          <table:table-cell table:formula="of:=IF([.C11]&lt;[.G11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28x128</text:p>
          </table:table-cell>
          <table:table-cell office:value-type="float" office:value="28502" calcext:value-type="float">
            <text:p>28502</text:p>
          </table:table-cell>
          <table:table-cell table:formula="of:=MIN([.O11];[.S11];[.W11])" office:value-type="float" office:value="24818" calcext:value-type="float">
            <text:p>24818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28x128</text:p>
          </table:table-cell>
          <table:table-cell office:value-type="float" office:value="51678" calcext:value-type="float">
            <text:p>51678</text:p>
          </table:table-cell>
          <table:table-cell table:formula="of:=IF([.K11]&lt;[.O11];0;1)" office:value-type="float" office:value="1" calcext:value-type="float">
            <text:p>1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128x128</text:p>
          </table:table-cell>
          <table:table-cell office:value-type="float" office:value="47650" calcext:value-type="float">
            <text:p>47650</text:p>
          </table:table-cell>
          <table:table-cell table:formula="of:=IF([.K11]&lt;[.S11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28x128</text:p>
          </table:table-cell>
          <table:table-cell office:value-type="float" office:value="68984" calcext:value-type="float">
            <text:p>68984</text:p>
          </table:table-cell>
          <table:table-cell table:formula="of:=IF([.K11]&lt;[.W11];0;1)" office:value-type="float" office:value="1" calcext:value-type="float">
            <text:p>1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128x128</text:p>
          </table:table-cell>
          <table:table-cell table:style-name="ce4" office:value-type="float" office:value="24818" calcext:value-type="float">
            <text:p>24818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12]&lt;[.G1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12];[.S12];[.W12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2]&lt;[.O1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2]&lt;[.S1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2]&lt;[.W1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39:05 +0430 2018</text:p>
          </table:table-cell>
          <table:table-cell table:number-columns-repeated="2"/>
          <table:table-cell table:formula="of:=IF([.C13]&lt;[.G13];0;1)" office:value-type="float" office:value="1" calcext:value-type="float">
            <text:p>1</text:p>
          </table:table-cell>
          <table:table-cell office:value-type="string" calcext:value-type="string">
            <text:p>Time: Sun Jun <text:s/>3 06:38:17 +0430 2018</text:p>
          </table:table-cell>
          <table:table-cell table:number-columns-repeated="2"/>
          <table:table-cell table:formula="of:=MIN([.O13];[.S13];[.W13])" office:value-type="float" office:value="0" calcext:value-type="float">
            <text:p>0</text:p>
          </table:table-cell>
          <table:table-cell office:value-type="string" calcext:value-type="string">
            <text:p>Time: Sun Jun <text:s/>3 06:39:53 +0430 2018</text:p>
          </table:table-cell>
          <table:table-cell table:number-columns-repeated="2"/>
          <table:table-cell table:formula="of:=IF([.K13]&lt;[.O13];0;1)" office:value-type="float" office:value="1" calcext:value-type="float">
            <text:p>1</text:p>
          </table:table-cell>
          <table:table-cell office:value-type="string" calcext:value-type="string">
            <text:p>Time: Sun Jun <text:s/>3 06:40:40 +0430 2018</text:p>
          </table:table-cell>
          <table:table-cell table:number-columns-repeated="2"/>
          <table:table-cell table:formula="of:=IF([.K13]&lt;[.S13];0;1)" office:value-type="float" office:value="1" calcext:value-type="float">
            <text:p>1</text:p>
          </table:table-cell>
          <table:table-cell office:value-type="string" calcext:value-type="string">
            <text:p>Time: Sun Jun <text:s/>3 06:41:28 +0430 2018</text:p>
          </table:table-cell>
          <table:table-cell table:number-columns-repeated="2"/>
          <table:table-cell table:formula="of:=IF([.K13]&lt;[.W13];0;1)" office:value-type="float" office:value="1" calcext:value-type="float">
            <text:p>1</text:p>
          </table:table-cell>
          <table:table-cell office:value-type="string" calcext:value-type="string">
            <text:p>Time: Sun Jun <text:s/>3 06:42:16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14]&lt;[.G14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14];[.S14];[.W14])" office:value-type="float" office:value="0" calcext:value-type="float">
            <text:p>0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14]&lt;[.O14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14]&lt;[.S14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14]&lt;[.W14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C15]&lt;[.G15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MIN([.O15];[.S15];[.W15])" office:value-type="float" office:value="0" calcext:value-type="float">
            <text:p>0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15]&lt;[.O15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15]&lt;[.S15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15]&lt;[.W15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16]&lt;[.G16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16];[.S16];[.W16])" office:value-type="float" office:value="0" calcext:value-type="float">
            <text:p>0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16]&lt;[.O16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16]&lt;[.S16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16]&lt;[.W16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28x128</text:p>
          </table:table-cell>
          <table:table-cell office:value-type="float" office:value="23246" calcext:value-type="float">
            <text:p>23246</text:p>
          </table:table-cell>
          <table:table-cell table:formula="of:=IF([.C17]&lt;[.G17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28x128</text:p>
          </table:table-cell>
          <table:table-cell office:value-type="float" office:value="27168" calcext:value-type="float">
            <text:p>27168</text:p>
          </table:table-cell>
          <table:table-cell table:formula="of:=MIN([.O17];[.S17];[.W17])" office:value-type="float" office:value="61950" calcext:value-type="float">
            <text:p>61950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28x128</text:p>
          </table:table-cell>
          <table:table-cell office:value-type="float" office:value="50522" calcext:value-type="float">
            <text:p>50522</text:p>
          </table:table-cell>
          <table:table-cell table:formula="of:=IF([.K17]&lt;[.O17];0;1)" office:value-type="float" office:value="0" calcext:value-type="float">
            <text:p>0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128x128</text:p>
          </table:table-cell>
          <table:table-cell office:value-type="float" office:value="61950" calcext:value-type="float">
            <text:p>61950</text:p>
          </table:table-cell>
          <table:table-cell table:formula="of:=IF([.K17]&lt;[.S17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28x128</text:p>
          </table:table-cell>
          <table:table-cell office:value-type="float" office:value="83816" calcext:value-type="float">
            <text:p>83816</text:p>
          </table:table-cell>
          <table:table-cell table:formula="of:=IF([.K17]&lt;[.W17];0;1)" office:value-type="float" office:value="0" calcext:value-type="float">
            <text:p>0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128x128</text:p>
          </table:table-cell>
          <table:table-cell office:value-type="float" office:value="74864" calcext:value-type="float">
            <text:p>74864</text:p>
          </table:table-cell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28x128</text:p>
          </table:table-cell>
          <table:table-cell office:value-type="float" office:value="21902" calcext:value-type="float">
            <text:p>21902</text:p>
          </table:table-cell>
          <table:table-cell table:formula="of:=IF([.C18]&lt;[.G18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28x128</text:p>
          </table:table-cell>
          <table:table-cell office:value-type="float" office:value="26280" calcext:value-type="float">
            <text:p>26280</text:p>
          </table:table-cell>
          <table:table-cell table:formula="of:=MIN([.O18];[.S18];[.W18])" office:value-type="float" office:value="26326" calcext:value-type="float">
            <text:p>26326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28x128</text:p>
          </table:table-cell>
          <table:table-cell office:value-type="float" office:value="48696" calcext:value-type="float">
            <text:p>48696</text:p>
          </table:table-cell>
          <table:table-cell table:formula="of:=IF([.K18]&lt;[.O18];0;1)" office:value-type="float" office:value="1" calcext:value-type="float">
            <text:p>1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128x128</text:p>
          </table:table-cell>
          <table:table-cell office:value-type="float" office:value="48076" calcext:value-type="float">
            <text:p>48076</text:p>
          </table:table-cell>
          <table:table-cell table:formula="of:=IF([.K18]&lt;[.S18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28x128</text:p>
          </table:table-cell>
          <table:table-cell office:value-type="float" office:value="65592" calcext:value-type="float">
            <text:p>65592</text:p>
          </table:table-cell>
          <table:table-cell table:formula="of:=IF([.K18]&lt;[.W18];0;1)" office:value-type="float" office:value="1" calcext:value-type="float">
            <text:p>1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128x128</text:p>
          </table:table-cell>
          <table:table-cell table:style-name="ce4" office:value-type="float" office:value="26326" calcext:value-type="float">
            <text:p>26326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19]&lt;[.G19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19];[.S19];[.W19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9]&lt;[.O19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9]&lt;[.S19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19]&lt;[.W19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39:21 +0430 2018</text:p>
          </table:table-cell>
          <table:table-cell table:number-columns-repeated="2"/>
          <table:table-cell table:formula="of:=IF([.C20]&lt;[.G20];0;1)" office:value-type="float" office:value="1" calcext:value-type="float">
            <text:p>1</text:p>
          </table:table-cell>
          <table:table-cell office:value-type="string" calcext:value-type="string">
            <text:p>Time: Sun Jun <text:s/>3 06:38:33 +0430 2018</text:p>
          </table:table-cell>
          <table:table-cell table:number-columns-repeated="2"/>
          <table:table-cell table:formula="of:=MIN([.O20];[.S20];[.W20])" office:value-type="float" office:value="0" calcext:value-type="float">
            <text:p>0</text:p>
          </table:table-cell>
          <table:table-cell office:value-type="string" calcext:value-type="string">
            <text:p>Time: Sun Jun <text:s/>3 06:40:08 +0430 2018</text:p>
          </table:table-cell>
          <table:table-cell table:number-columns-repeated="2"/>
          <table:table-cell table:formula="of:=IF([.K20]&lt;[.O20];0;1)" office:value-type="float" office:value="1" calcext:value-type="float">
            <text:p>1</text:p>
          </table:table-cell>
          <table:table-cell office:value-type="string" calcext:value-type="string">
            <text:p>Time: Sun Jun <text:s/>3 06:40:56 +0430 2018</text:p>
          </table:table-cell>
          <table:table-cell table:number-columns-repeated="2"/>
          <table:table-cell table:formula="of:=IF([.K20]&lt;[.S20];0;1)" office:value-type="float" office:value="1" calcext:value-type="float">
            <text:p>1</text:p>
          </table:table-cell>
          <table:table-cell office:value-type="string" calcext:value-type="string">
            <text:p>Time: Sun Jun <text:s/>3 06:41:44 +0430 2018</text:p>
          </table:table-cell>
          <table:table-cell table:number-columns-repeated="2"/>
          <table:table-cell table:formula="of:=IF([.K20]&lt;[.W20];0;1)" office:value-type="float" office:value="1" calcext:value-type="float">
            <text:p>1</text:p>
          </table:table-cell>
          <table:table-cell office:value-type="string" calcext:value-type="string">
            <text:p>Time: Sun Jun <text:s/>3 06:42:32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21]&lt;[.G21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21];[.S21];[.W21])" office:value-type="float" office:value="0" calcext:value-type="float">
            <text:p>0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21]&lt;[.O21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21]&lt;[.S21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21]&lt;[.W21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C22]&lt;[.G22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MIN([.O22];[.S22];[.W22])" office:value-type="float" office:value="0" calcext:value-type="float">
            <text:p>0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22]&lt;[.O22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22]&lt;[.S22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22]&lt;[.W22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23]&lt;[.G23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23];[.S23];[.W23])" office:value-type="float" office:value="0" calcext:value-type="float">
            <text:p>0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23]&lt;[.O23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23]&lt;[.S23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23]&lt;[.W23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28x128</text:p>
          </table:table-cell>
          <table:table-cell office:value-type="float" office:value="22006" calcext:value-type="float">
            <text:p>22006</text:p>
          </table:table-cell>
          <table:table-cell table:formula="of:=IF([.C24]&lt;[.G24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28x128</text:p>
          </table:table-cell>
          <table:table-cell office:value-type="float" office:value="24994" calcext:value-type="float">
            <text:p>24994</text:p>
          </table:table-cell>
          <table:table-cell table:formula="of:=MIN([.O24];[.S24];[.W24])" office:value-type="float" office:value="57548" calcext:value-type="float">
            <text:p>57548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28x128</text:p>
          </table:table-cell>
          <table:table-cell office:value-type="float" office:value="47048" calcext:value-type="float">
            <text:p>47048</text:p>
          </table:table-cell>
          <table:table-cell table:formula="of:=IF([.K24]&lt;[.O24];0;1)" office:value-type="float" office:value="0" calcext:value-type="float">
            <text:p>0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128x128</text:p>
          </table:table-cell>
          <table:table-cell office:value-type="float" office:value="61708" calcext:value-type="float">
            <text:p>61708</text:p>
          </table:table-cell>
          <table:table-cell table:formula="of:=IF([.K24]&lt;[.S24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28x128</text:p>
          </table:table-cell>
          <table:table-cell office:value-type="float" office:value="66510" calcext:value-type="float">
            <text:p>66510</text:p>
          </table:table-cell>
          <table:table-cell table:formula="of:=IF([.K24]&lt;[.W24];0;1)" office:value-type="float" office:value="0" calcext:value-type="float">
            <text:p>0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128x128</text:p>
          </table:table-cell>
          <table:table-cell office:value-type="float" office:value="57548" calcext:value-type="float">
            <text:p>57548</text:p>
          </table:table-cell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28x128</text:p>
          </table:table-cell>
          <table:table-cell office:value-type="float" office:value="21812" calcext:value-type="float">
            <text:p>21812</text:p>
          </table:table-cell>
          <table:table-cell table:formula="of:=IF([.C25]&lt;[.G25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28x128</text:p>
          </table:table-cell>
          <table:table-cell office:value-type="float" office:value="24790" calcext:value-type="float">
            <text:p>24790</text:p>
          </table:table-cell>
          <table:table-cell table:formula="of:=MIN([.O25];[.S25];[.W25])" office:value-type="float" office:value="29314" calcext:value-type="float">
            <text:p>29314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28x128</text:p>
          </table:table-cell>
          <table:table-cell office:value-type="float" office:value="46860" calcext:value-type="float">
            <text:p>46860</text:p>
          </table:table-cell>
          <table:table-cell table:formula="of:=IF([.K25]&lt;[.O25];0;1)" office:value-type="float" office:value="0" calcext:value-type="float">
            <text:p>0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128x128</text:p>
          </table:table-cell>
          <table:table-cell office:value-type="float" office:value="48186" calcext:value-type="float">
            <text:p>48186</text:p>
          </table:table-cell>
          <table:table-cell table:formula="of:=IF([.K25]&lt;[.S25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28x128</text:p>
          </table:table-cell>
          <table:table-cell office:value-type="float" office:value="66912" calcext:value-type="float">
            <text:p>66912</text:p>
          </table:table-cell>
          <table:table-cell table:formula="of:=IF([.K25]&lt;[.W25];0;1)" office:value-type="float" office:value="1" calcext:value-type="float">
            <text:p>1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128x128</text:p>
          </table:table-cell>
          <table:table-cell table:style-name="ce4" office:value-type="float" office:value="29314" calcext:value-type="float">
            <text:p>29314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26]&lt;[.G26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26];[.S26];[.W26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26]&lt;[.O26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26]&lt;[.S26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26]&lt;[.W26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54:00 +0430 2018</text:p>
          </table:table-cell>
          <table:table-cell table:number-columns-repeated="2"/>
          <table:table-cell table:formula="of:=IF([.C27]&lt;[.G27];0;1)" office:value-type="float" office:value="1" calcext:value-type="float">
            <text:p>1</text:p>
          </table:table-cell>
          <table:table-cell office:value-type="string" calcext:value-type="string">
            <text:p>Time: Sun Jun <text:s/>3 06:53:12 +0430 2018</text:p>
          </table:table-cell>
          <table:table-cell table:number-columns-repeated="2"/>
          <table:table-cell table:formula="of:=MIN([.O27];[.S27];[.W27])" office:value-type="float" office:value="0" calcext:value-type="float">
            <text:p>0</text:p>
          </table:table-cell>
          <table:table-cell office:value-type="string" calcext:value-type="string">
            <text:p>Time: Sun Jun <text:s/>3 06:54:48 +0430 2018</text:p>
          </table:table-cell>
          <table:table-cell table:number-columns-repeated="2"/>
          <table:table-cell table:formula="of:=IF([.K27]&lt;[.O27];0;1)" office:value-type="float" office:value="1" calcext:value-type="float">
            <text:p>1</text:p>
          </table:table-cell>
          <table:table-cell office:value-type="string" calcext:value-type="string">
            <text:p>Time: Sun Jun <text:s/>3 06:55:36 +0430 2018</text:p>
          </table:table-cell>
          <table:table-cell table:number-columns-repeated="2"/>
          <table:table-cell table:formula="of:=IF([.K27]&lt;[.S27];0;1)" office:value-type="float" office:value="1" calcext:value-type="float">
            <text:p>1</text:p>
          </table:table-cell>
          <table:table-cell office:value-type="string" calcext:value-type="string">
            <text:p>Time: Sun Jun <text:s/>3 06:56:24 +0430 2018</text:p>
          </table:table-cell>
          <table:table-cell table:number-columns-repeated="2"/>
          <table:table-cell table:formula="of:=IF([.K27]&lt;[.W27];0;1)" office:value-type="float" office:value="1" calcext:value-type="float">
            <text:p>1</text:p>
          </table:table-cell>
          <table:table-cell office:value-type="string" calcext:value-type="string">
            <text:p>Time: Sun Jun <text:s/>3 06:57:12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2"/>
          <table:table-cell table:formula="of:=IF([.C28]&lt;[.G28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MIN([.O28];[.S28];[.W28])" office:value-type="float" office:value="0" calcext:value-type="float">
            <text:p>0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28]&lt;[.O28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28]&lt;[.S28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28]&lt;[.W28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IF([.C29]&lt;[.G29];0;1)" office:value-type="float" office:value="1" calcext:value-type="float">
            <text:p>1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MIN([.O29];[.S29];[.W29])" office:value-type="float" office:value="0" calcext:value-type="float">
            <text:p>0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IF([.K29]&lt;[.O29];0;1)" office:value-type="float" office:value="1" calcext:value-type="float">
            <text:p>1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IF([.K29]&lt;[.S29];0;1)" office:value-type="float" office:value="1" calcext:value-type="float">
            <text:p>1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IF([.K29]&lt;[.W29];0;1)" office:value-type="float" office:value="1" calcext:value-type="float">
            <text:p>1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2"/>
          <table:table-cell table:formula="of:=IF([.C30]&lt;[.G30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MIN([.O30];[.S30];[.W30])" office:value-type="float" office:value="0" calcext:value-type="float">
            <text:p>0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30]&lt;[.O30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30]&lt;[.S30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30]&lt;[.W30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256x256</text:p>
          </table:table-cell>
          <table:table-cell office:value-type="float" office:value="94226" calcext:value-type="float">
            <text:p>94226</text:p>
          </table:table-cell>
          <table:table-cell table:formula="of:=IF([.C31]&lt;[.G31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256x256</text:p>
          </table:table-cell>
          <table:table-cell office:value-type="float" office:value="145932" calcext:value-type="float">
            <text:p>145932</text:p>
          </table:table-cell>
          <table:table-cell table:formula="of:=MIN([.O31];[.S31];[.W31])" office:value-type="float" office:value="273148" calcext:value-type="float">
            <text:p>273148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256x256</text:p>
          </table:table-cell>
          <table:table-cell office:value-type="float" office:value="243140" calcext:value-type="float">
            <text:p>243140</text:p>
          </table:table-cell>
          <table:table-cell table:formula="of:=IF([.K31]&lt;[.O31];0;1)" office:value-type="float" office:value="0" calcext:value-type="float">
            <text:p>0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256x256</text:p>
          </table:table-cell>
          <table:table-cell office:value-type="float" office:value="402240" calcext:value-type="float">
            <text:p>402240</text:p>
          </table:table-cell>
          <table:table-cell table:formula="of:=IF([.K31]&lt;[.S31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256x256</text:p>
          </table:table-cell>
          <table:table-cell office:value-type="float" office:value="356256" calcext:value-type="float">
            <text:p>356256</text:p>
          </table:table-cell>
          <table:table-cell table:formula="of:=IF([.K31]&lt;[.W31];0;1)" office:value-type="float" office:value="0" calcext:value-type="float">
            <text:p>0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256x256</text:p>
          </table:table-cell>
          <table:table-cell office:value-type="float" office:value="273148" calcext:value-type="float">
            <text:p>273148</text:p>
          </table:table-cell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256x256</text:p>
          </table:table-cell>
          <table:table-cell office:value-type="float" office:value="92326" calcext:value-type="float">
            <text:p>92326</text:p>
          </table:table-cell>
          <table:table-cell table:formula="of:=IF([.C32]&lt;[.G32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256x256</text:p>
          </table:table-cell>
          <table:table-cell office:value-type="float" office:value="146522" calcext:value-type="float">
            <text:p>146522</text:p>
          </table:table-cell>
          <table:table-cell table:formula="of:=MIN([.O32];[.S32];[.W32])" office:value-type="float" office:value="114196" calcext:value-type="float">
            <text:p>114196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256x256</text:p>
          </table:table-cell>
          <table:table-cell office:value-type="float" office:value="239884" calcext:value-type="float">
            <text:p>239884</text:p>
          </table:table-cell>
          <table:table-cell table:formula="of:=IF([.K32]&lt;[.O32];0;1)" office:value-type="float" office:value="0" calcext:value-type="float">
            <text:p>0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256x256</text:p>
          </table:table-cell>
          <table:table-cell office:value-type="float" office:value="336664" calcext:value-type="float">
            <text:p>336664</text:p>
          </table:table-cell>
          <table:table-cell table:formula="of:=IF([.K32]&lt;[.S32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256x256</text:p>
          </table:table-cell>
          <table:table-cell office:value-type="float" office:value="347972" calcext:value-type="float">
            <text:p>347972</text:p>
          </table:table-cell>
          <table:table-cell table:formula="of:=IF([.K32]&lt;[.W32];0;1)" office:value-type="float" office:value="1" calcext:value-type="float">
            <text:p>1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256x256</text:p>
          </table:table-cell>
          <table:table-cell table:style-name="ce4" office:value-type="float" office:value="114196" calcext:value-type="float">
            <text:p>114196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33]&lt;[.G33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33];[.S33];[.W33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33]&lt;[.O33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33]&lt;[.S33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33]&lt;[.W33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54:16 +0430 2018</text:p>
          </table:table-cell>
          <table:table-cell table:number-columns-repeated="2"/>
          <table:table-cell table:formula="of:=IF([.C34]&lt;[.G34];0;1)" office:value-type="float" office:value="1" calcext:value-type="float">
            <text:p>1</text:p>
          </table:table-cell>
          <table:table-cell office:value-type="string" calcext:value-type="string">
            <text:p>Time: Sun Jun <text:s/>3 06:53:28 +0430 2018</text:p>
          </table:table-cell>
          <table:table-cell table:number-columns-repeated="2"/>
          <table:table-cell table:formula="of:=MIN([.O34];[.S34];[.W34])" office:value-type="float" office:value="0" calcext:value-type="float">
            <text:p>0</text:p>
          </table:table-cell>
          <table:table-cell office:value-type="string" calcext:value-type="string">
            <text:p>Time: Sun Jun <text:s/>3 06:55:04 +0430 2018</text:p>
          </table:table-cell>
          <table:table-cell table:number-columns-repeated="2"/>
          <table:table-cell table:formula="of:=IF([.K34]&lt;[.O34];0;1)" office:value-type="float" office:value="1" calcext:value-type="float">
            <text:p>1</text:p>
          </table:table-cell>
          <table:table-cell office:value-type="string" calcext:value-type="string">
            <text:p>Time: Sun Jun <text:s/>3 06:55:52 +0430 2018</text:p>
          </table:table-cell>
          <table:table-cell table:number-columns-repeated="2"/>
          <table:table-cell table:formula="of:=IF([.K34]&lt;[.S34];0;1)" office:value-type="float" office:value="1" calcext:value-type="float">
            <text:p>1</text:p>
          </table:table-cell>
          <table:table-cell office:value-type="string" calcext:value-type="string">
            <text:p>Time: Sun Jun <text:s/>3 06:56:39 +0430 2018</text:p>
          </table:table-cell>
          <table:table-cell table:number-columns-repeated="2"/>
          <table:table-cell table:formula="of:=IF([.K34]&lt;[.W34];0;1)" office:value-type="float" office:value="1" calcext:value-type="float">
            <text:p>1</text:p>
          </table:table-cell>
          <table:table-cell office:value-type="string" calcext:value-type="string">
            <text:p>Time: Sun Jun <text:s/>3 06:57:27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35]&lt;[.G35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35];[.S35];[.W35])" office:value-type="float" office:value="0" calcext:value-type="float">
            <text:p>0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35]&lt;[.O35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35]&lt;[.S35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35]&lt;[.W35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C36]&lt;[.G36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MIN([.O36];[.S36];[.W36])" office:value-type="float" office:value="0" calcext:value-type="float">
            <text:p>0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36]&lt;[.O36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36]&lt;[.S36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36]&lt;[.W36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37]&lt;[.G37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37];[.S37];[.W37])" office:value-type="float" office:value="0" calcext:value-type="float">
            <text:p>0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37]&lt;[.O37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37]&lt;[.S37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37]&lt;[.W37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256x256</text:p>
          </table:table-cell>
          <table:table-cell office:value-type="float" office:value="96164" calcext:value-type="float">
            <text:p>96164</text:p>
          </table:table-cell>
          <table:table-cell table:formula="of:=IF([.C38]&lt;[.G38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256x256</text:p>
          </table:table-cell>
          <table:table-cell office:value-type="float" office:value="141874" calcext:value-type="float">
            <text:p>141874</text:p>
          </table:table-cell>
          <table:table-cell table:formula="of:=MIN([.O38];[.S38];[.W38])" office:value-type="float" office:value="303384" calcext:value-type="float">
            <text:p>303384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256x256</text:p>
          </table:table-cell>
          <table:table-cell office:value-type="float" office:value="236670" calcext:value-type="float">
            <text:p>236670</text:p>
          </table:table-cell>
          <table:table-cell table:formula="of:=IF([.K38]&lt;[.O38];0;1)" office:value-type="float" office:value="0" calcext:value-type="float">
            <text:p>0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256x256</text:p>
          </table:table-cell>
          <table:table-cell office:value-type="float" office:value="388388" calcext:value-type="float">
            <text:p>388388</text:p>
          </table:table-cell>
          <table:table-cell table:formula="of:=IF([.K38]&lt;[.S38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256x256</text:p>
          </table:table-cell>
          <table:table-cell office:value-type="float" office:value="494290" calcext:value-type="float">
            <text:p>494290</text:p>
          </table:table-cell>
          <table:table-cell table:formula="of:=IF([.K38]&lt;[.W38];0;1)" office:value-type="float" office:value="0" calcext:value-type="float">
            <text:p>0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256x256</text:p>
          </table:table-cell>
          <table:table-cell office:value-type="float" office:value="303384" calcext:value-type="float">
            <text:p>303384</text:p>
          </table:table-cell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256x256</text:p>
          </table:table-cell>
          <table:table-cell office:value-type="float" office:value="88224" calcext:value-type="float">
            <text:p>88224</text:p>
          </table:table-cell>
          <table:table-cell table:formula="of:=IF([.C39]&lt;[.G39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256x256</text:p>
          </table:table-cell>
          <table:table-cell office:value-type="float" office:value="140124" calcext:value-type="float">
            <text:p>140124</text:p>
          </table:table-cell>
          <table:table-cell table:formula="of:=MIN([.O39];[.S39];[.W39])" office:value-type="float" office:value="118708" calcext:value-type="float">
            <text:p>118708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256x256</text:p>
          </table:table-cell>
          <table:table-cell office:value-type="float" office:value="229262" calcext:value-type="float">
            <text:p>229262</text:p>
          </table:table-cell>
          <table:table-cell table:formula="of:=IF([.K39]&lt;[.O39];0;1)" office:value-type="float" office:value="0" calcext:value-type="float">
            <text:p>0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256x256</text:p>
          </table:table-cell>
          <table:table-cell office:value-type="float" office:value="334306" calcext:value-type="float">
            <text:p>334306</text:p>
          </table:table-cell>
          <table:table-cell table:formula="of:=IF([.K39]&lt;[.S39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256x256</text:p>
          </table:table-cell>
          <table:table-cell office:value-type="float" office:value="423200" calcext:value-type="float">
            <text:p>423200</text:p>
          </table:table-cell>
          <table:table-cell table:formula="of:=IF([.K39]&lt;[.W39];0;1)" office:value-type="float" office:value="1" calcext:value-type="float">
            <text:p>1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256x256</text:p>
          </table:table-cell>
          <table:table-cell office:value-type="float" office:value="118708" calcext:value-type="float">
            <text:p>118708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40]&lt;[.G40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40];[.S40];[.W40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0]&lt;[.O40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0]&lt;[.S40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0]&lt;[.W40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6:54:32 +0430 2018</text:p>
          </table:table-cell>
          <table:table-cell table:number-columns-repeated="2"/>
          <table:table-cell table:formula="of:=IF([.C41]&lt;[.G41];0;1)" office:value-type="float" office:value="1" calcext:value-type="float">
            <text:p>1</text:p>
          </table:table-cell>
          <table:table-cell office:value-type="string" calcext:value-type="string">
            <text:p>Time: Sun Jun <text:s/>3 06:53:44 +0430 2018</text:p>
          </table:table-cell>
          <table:table-cell table:number-columns-repeated="2"/>
          <table:table-cell table:formula="of:=MIN([.O41];[.S41];[.W41])" office:value-type="float" office:value="0" calcext:value-type="float">
            <text:p>0</text:p>
          </table:table-cell>
          <table:table-cell office:value-type="string" calcext:value-type="string">
            <text:p>Time: Sun Jun <text:s/>3 06:55:20 +0430 2018</text:p>
          </table:table-cell>
          <table:table-cell table:number-columns-repeated="2"/>
          <table:table-cell table:formula="of:=IF([.K41]&lt;[.O41];0;1)" office:value-type="float" office:value="1" calcext:value-type="float">
            <text:p>1</text:p>
          </table:table-cell>
          <table:table-cell office:value-type="string" calcext:value-type="string">
            <text:p>Time: Sun Jun <text:s/>3 06:56:08 +0430 2018</text:p>
          </table:table-cell>
          <table:table-cell table:number-columns-repeated="2"/>
          <table:table-cell table:formula="of:=IF([.K41]&lt;[.S41];0;1)" office:value-type="float" office:value="1" calcext:value-type="float">
            <text:p>1</text:p>
          </table:table-cell>
          <table:table-cell office:value-type="string" calcext:value-type="string">
            <text:p>Time: Sun Jun <text:s/>3 06:56:55 +0430 2018</text:p>
          </table:table-cell>
          <table:table-cell table:number-columns-repeated="2"/>
          <table:table-cell table:formula="of:=IF([.K41]&lt;[.W41];0;1)" office:value-type="float" office:value="1" calcext:value-type="float">
            <text:p>1</text:p>
          </table:table-cell>
          <table:table-cell office:value-type="string" calcext:value-type="string">
            <text:p>Time: Sun Jun <text:s/>3 06:57:43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42]&lt;[.G42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42];[.S42];[.W42])" office:value-type="float" office:value="0" calcext:value-type="float">
            <text:p>0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42]&lt;[.O42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42]&lt;[.S42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42]&lt;[.W42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C43]&lt;[.G43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MIN([.O43];[.S43];[.W43])" office:value-type="float" office:value="0" calcext:value-type="float">
            <text:p>0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43]&lt;[.O43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43]&lt;[.S43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43]&lt;[.W43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44]&lt;[.G44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44];[.S44];[.W44])" office:value-type="float" office:value="0" calcext:value-type="float">
            <text:p>0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44]&lt;[.O44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44]&lt;[.S44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44]&lt;[.W44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256x256</text:p>
          </table:table-cell>
          <table:table-cell office:value-type="float" office:value="87354" calcext:value-type="float">
            <text:p>87354</text:p>
          </table:table-cell>
          <table:table-cell table:formula="of:=IF([.C45]&lt;[.G45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256x256</text:p>
          </table:table-cell>
          <table:table-cell office:value-type="float" office:value="146944" calcext:value-type="float">
            <text:p>146944</text:p>
          </table:table-cell>
          <table:table-cell table:formula="of:=MIN([.O45];[.S45];[.W45])" office:value-type="float" office:value="239654" calcext:value-type="float">
            <text:p>239654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256x256</text:p>
          </table:table-cell>
          <table:table-cell office:value-type="float" office:value="234796" calcext:value-type="float">
            <text:p>234796</text:p>
          </table:table-cell>
          <table:table-cell table:formula="of:=IF([.K45]&lt;[.O45];0;1)" office:value-type="float" office:value="0" calcext:value-type="float">
            <text:p>0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256x256</text:p>
          </table:table-cell>
          <table:table-cell office:value-type="float" office:value="399926" calcext:value-type="float">
            <text:p>399926</text:p>
          </table:table-cell>
          <table:table-cell table:formula="of:=IF([.K45]&lt;[.S45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256x256</text:p>
          </table:table-cell>
          <table:table-cell office:value-type="float" office:value="352754" calcext:value-type="float">
            <text:p>352754</text:p>
          </table:table-cell>
          <table:table-cell table:formula="of:=IF([.K45]&lt;[.W45];0;1)" office:value-type="float" office:value="0" calcext:value-type="float">
            <text:p>0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256x256</text:p>
          </table:table-cell>
          <table:table-cell office:value-type="float" office:value="239654" calcext:value-type="float">
            <text:p>239654</text:p>
          </table:table-cell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256x256</text:p>
          </table:table-cell>
          <table:table-cell office:value-type="float" office:value="87062" calcext:value-type="float">
            <text:p>87062</text:p>
          </table:table-cell>
          <table:table-cell table:formula="of:=IF([.C46]&lt;[.G46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256x256</text:p>
          </table:table-cell>
          <table:table-cell office:value-type="float" office:value="146220" calcext:value-type="float">
            <text:p>146220</text:p>
          </table:table-cell>
          <table:table-cell table:formula="of:=MIN([.O46];[.S46];[.W46])" office:value-type="float" office:value="133564" calcext:value-type="float">
            <text:p>133564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256x256</text:p>
          </table:table-cell>
          <table:table-cell office:value-type="float" office:value="234924" calcext:value-type="float">
            <text:p>234924</text:p>
          </table:table-cell>
          <table:table-cell table:formula="of:=IF([.K46]&lt;[.O46];0;1)" office:value-type="float" office:value="0" calcext:value-type="float">
            <text:p>0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256x256</text:p>
          </table:table-cell>
          <table:table-cell office:value-type="float" office:value="346064" calcext:value-type="float">
            <text:p>346064</text:p>
          </table:table-cell>
          <table:table-cell table:formula="of:=IF([.K46]&lt;[.S46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256x256</text:p>
          </table:table-cell>
          <table:table-cell office:value-type="float" office:value="352598" calcext:value-type="float">
            <text:p>352598</text:p>
          </table:table-cell>
          <table:table-cell table:formula="of:=IF([.K46]&lt;[.W46];0;1)" office:value-type="float" office:value="1" calcext:value-type="float">
            <text:p>1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256x256</text:p>
          </table:table-cell>
          <table:table-cell table:style-name="ce4" office:value-type="float" office:value="133564" calcext:value-type="float">
            <text:p>133564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47]&lt;[.G47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47];[.S47];[.W47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7]&lt;[.O47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7]&lt;[.S47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47]&lt;[.W47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7:09:11 +0430 2018</text:p>
          </table:table-cell>
          <table:table-cell table:number-columns-repeated="2"/>
          <table:table-cell table:formula="of:=IF([.C48]&lt;[.G48];0;1)" office:value-type="float" office:value="1" calcext:value-type="float">
            <text:p>1</text:p>
          </table:table-cell>
          <table:table-cell office:value-type="string" calcext:value-type="string">
            <text:p>Time: Sun Jun <text:s/>3 07:08:23 +0430 2018</text:p>
          </table:table-cell>
          <table:table-cell table:number-columns-repeated="2"/>
          <table:table-cell table:formula="of:=MIN([.O48];[.S48];[.W48])" office:value-type="float" office:value="0" calcext:value-type="float">
            <text:p>0</text:p>
          </table:table-cell>
          <table:table-cell office:value-type="string" calcext:value-type="string">
            <text:p>Time: Sun Jun <text:s/>3 07:09:59 +0430 2018</text:p>
          </table:table-cell>
          <table:table-cell table:number-columns-repeated="2"/>
          <table:table-cell table:formula="of:=IF([.K48]&lt;[.O48];0;1)" office:value-type="float" office:value="1" calcext:value-type="float">
            <text:p>1</text:p>
          </table:table-cell>
          <table:table-cell office:value-type="string" calcext:value-type="string">
            <text:p>Time: Sun Jun <text:s/>3 07:10:47 +0430 2018</text:p>
          </table:table-cell>
          <table:table-cell table:number-columns-repeated="2"/>
          <table:table-cell table:formula="of:=IF([.K48]&lt;[.S48];0;1)" office:value-type="float" office:value="1" calcext:value-type="float">
            <text:p>1</text:p>
          </table:table-cell>
          <table:table-cell office:value-type="string" calcext:value-type="string">
            <text:p>Time: Sun Jun <text:s/>3 07:11:35 +0430 2018</text:p>
          </table:table-cell>
          <table:table-cell table:number-columns-repeated="2"/>
          <table:table-cell table:formula="of:=IF([.K48]&lt;[.W48];0;1)" office:value-type="float" office:value="1" calcext:value-type="float">
            <text:p>1</text:p>
          </table:table-cell>
          <table:table-cell office:value-type="string" calcext:value-type="string">
            <text:p>Time: Sun Jun <text:s/>3 07:12:22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2"/>
          <table:table-cell table:formula="of:=IF([.C49]&lt;[.G49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MIN([.O49];[.S49];[.W49])" office:value-type="float" office:value="0" calcext:value-type="float">
            <text:p>0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49]&lt;[.O49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49]&lt;[.S49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49]&lt;[.W49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IF([.C50]&lt;[.G50];0;1)" office:value-type="float" office:value="1" calcext:value-type="float">
            <text:p>1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MIN([.O50];[.S50];[.W50])" office:value-type="float" office:value="0" calcext:value-type="float">
            <text:p>0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IF([.K50]&lt;[.O50];0;1)" office:value-type="float" office:value="1" calcext:value-type="float">
            <text:p>1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IF([.K50]&lt;[.S50];0;1)" office:value-type="float" office:value="1" calcext:value-type="float">
            <text:p>1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IF([.K50]&lt;[.W50];0;1)" office:value-type="float" office:value="1" calcext:value-type="float">
            <text:p>1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2"/>
          <table:table-cell table:formula="of:=IF([.C51]&lt;[.G51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MIN([.O51];[.S51];[.W51])" office:value-type="float" office:value="0" calcext:value-type="float">
            <text:p>0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51]&lt;[.O51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51]&lt;[.S51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51]&lt;[.W51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512x512</text:p>
          </table:table-cell>
          <table:table-cell office:value-type="float" office:value="367860" calcext:value-type="float">
            <text:p>367860</text:p>
          </table:table-cell>
          <table:table-cell table:formula="of:=IF([.C52]&lt;[.G52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512x512</text:p>
          </table:table-cell>
          <table:table-cell office:value-type="float" office:value="1493034" calcext:value-type="float">
            <text:p>1493034</text:p>
          </table:table-cell>
          <table:table-cell table:formula="of:=MIN([.O52];[.S52];[.W52])" office:value-type="float" office:value="1102698" calcext:value-type="float">
            <text:p>1102698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512x512</text:p>
          </table:table-cell>
          <table:table-cell office:value-type="float" office:value="1808158" calcext:value-type="float">
            <text:p>1808158</text:p>
          </table:table-cell>
          <table:table-cell table:formula="of:=IF([.K52]&lt;[.O52];0;1)" office:value-type="float" office:value="1" calcext:value-type="float">
            <text:p>1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512x512</text:p>
          </table:table-cell>
          <table:table-cell office:value-type="float" office:value="1758912" calcext:value-type="float">
            <text:p>1758912</text:p>
          </table:table-cell>
          <table:table-cell table:formula="of:=IF([.K52]&lt;[.S52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512x512</text:p>
          </table:table-cell>
          <table:table-cell office:value-type="float" office:value="3004210" calcext:value-type="float">
            <text:p>3004210</text:p>
          </table:table-cell>
          <table:table-cell table:formula="of:=IF([.K52]&lt;[.W52];0;1)" office:value-type="float" office:value="1" calcext:value-type="float">
            <text:p>1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512x512</text:p>
          </table:table-cell>
          <table:table-cell office:value-type="float" office:value="1102698" calcext:value-type="float">
            <text:p>1102698</text:p>
          </table:table-cell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512x512</text:p>
          </table:table-cell>
          <table:table-cell office:value-type="float" office:value="368100" calcext:value-type="float">
            <text:p>368100</text:p>
          </table:table-cell>
          <table:table-cell table:formula="of:=IF([.C53]&lt;[.G53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512x512</text:p>
          </table:table-cell>
          <table:table-cell office:value-type="float" office:value="1557298" calcext:value-type="float">
            <text:p>1557298</text:p>
          </table:table-cell>
          <table:table-cell table:formula="of:=MIN([.O53];[.S53];[.W53])" office:value-type="float" office:value="525584" calcext:value-type="float">
            <text:p>525584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512x512</text:p>
          </table:table-cell>
          <table:table-cell office:value-type="float" office:value="1806782" calcext:value-type="float">
            <text:p>1806782</text:p>
          </table:table-cell>
          <table:table-cell table:formula="of:=IF([.K53]&lt;[.O53];0;1)" office:value-type="float" office:value="1" calcext:value-type="float">
            <text:p>1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512x512</text:p>
          </table:table-cell>
          <table:table-cell office:value-type="float" office:value="1563314" calcext:value-type="float">
            <text:p>1563314</text:p>
          </table:table-cell>
          <table:table-cell table:formula="of:=IF([.K53]&lt;[.S53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512x512</text:p>
          </table:table-cell>
          <table:table-cell office:value-type="float" office:value="2896704" calcext:value-type="float">
            <text:p>2896704</text:p>
          </table:table-cell>
          <table:table-cell table:formula="of:=IF([.K53]&lt;[.W53];0;1)" office:value-type="float" office:value="1" calcext:value-type="float">
            <text:p>1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512x512</text:p>
          </table:table-cell>
          <table:table-cell table:style-name="ce4" office:value-type="float" office:value="525584" calcext:value-type="float">
            <text:p>525584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54]&lt;[.G54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54];[.S54];[.W54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54]&lt;[.O54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54]&lt;[.S54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54]&lt;[.W54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7:09:27 +0430 2018</text:p>
          </table:table-cell>
          <table:table-cell table:number-columns-repeated="2"/>
          <table:table-cell table:formula="of:=IF([.C55]&lt;[.G55];0;1)" office:value-type="float" office:value="1" calcext:value-type="float">
            <text:p>1</text:p>
          </table:table-cell>
          <table:table-cell office:value-type="string" calcext:value-type="string">
            <text:p>Time: Sun Jun <text:s/>3 07:08:39 +0430 2018</text:p>
          </table:table-cell>
          <table:table-cell table:number-columns-repeated="2"/>
          <table:table-cell table:formula="of:=MIN([.O55];[.S55];[.W55])" office:value-type="float" office:value="0" calcext:value-type="float">
            <text:p>0</text:p>
          </table:table-cell>
          <table:table-cell office:value-type="string" calcext:value-type="string">
            <text:p>Time: Sun Jun <text:s/>3 07:10:14 +0430 2018</text:p>
          </table:table-cell>
          <table:table-cell table:number-columns-repeated="2"/>
          <table:table-cell table:formula="of:=IF([.K55]&lt;[.O55];0;1)" office:value-type="float" office:value="1" calcext:value-type="float">
            <text:p>1</text:p>
          </table:table-cell>
          <table:table-cell office:value-type="string" calcext:value-type="string">
            <text:p>Time: Sun Jun <text:s/>3 07:11:02 +0430 2018</text:p>
          </table:table-cell>
          <table:table-cell table:number-columns-repeated="2"/>
          <table:table-cell table:formula="of:=IF([.K55]&lt;[.S55];0;1)" office:value-type="float" office:value="1" calcext:value-type="float">
            <text:p>1</text:p>
          </table:table-cell>
          <table:table-cell office:value-type="string" calcext:value-type="string">
            <text:p>Time: Sun Jun <text:s/>3 07:11:50 +0430 2018</text:p>
          </table:table-cell>
          <table:table-cell table:number-columns-repeated="2"/>
          <table:table-cell table:formula="of:=IF([.K55]&lt;[.W55];0;1)" office:value-type="float" office:value="1" calcext:value-type="float">
            <text:p>1</text:p>
          </table:table-cell>
          <table:table-cell office:value-type="string" calcext:value-type="string">
            <text:p>Time: Sun Jun <text:s/>3 07:12:38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56]&lt;[.G56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56];[.S56];[.W56])" office:value-type="float" office:value="0" calcext:value-type="float">
            <text:p>0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56]&lt;[.O56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56]&lt;[.S56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56]&lt;[.W56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C57]&lt;[.G57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MIN([.O57];[.S57];[.W57])" office:value-type="float" office:value="0" calcext:value-type="float">
            <text:p>0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57]&lt;[.O57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57]&lt;[.S57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57]&lt;[.W57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58]&lt;[.G58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58];[.S58];[.W58])" office:value-type="float" office:value="0" calcext:value-type="float">
            <text:p>0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58]&lt;[.O58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58]&lt;[.S58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58]&lt;[.W58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512x512</text:p>
          </table:table-cell>
          <table:table-cell office:value-type="float" office:value="378260" calcext:value-type="float">
            <text:p>378260</text:p>
          </table:table-cell>
          <table:table-cell table:formula="of:=IF([.C59]&lt;[.G59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512x512</text:p>
          </table:table-cell>
          <table:table-cell office:value-type="float" office:value="1422276" calcext:value-type="float">
            <text:p>1422276</text:p>
          </table:table-cell>
          <table:table-cell table:formula="of:=MIN([.O59];[.S59];[.W59])" office:value-type="float" office:value="1214862" calcext:value-type="float">
            <text:p>1214862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512x512</text:p>
          </table:table-cell>
          <table:table-cell office:value-type="float" office:value="1809538" calcext:value-type="float">
            <text:p>1809538</text:p>
          </table:table-cell>
          <table:table-cell table:formula="of:=IF([.K59]&lt;[.O59];0;1)" office:value-type="float" office:value="1" calcext:value-type="float">
            <text:p>1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512x512</text:p>
          </table:table-cell>
          <table:table-cell office:value-type="float" office:value="1727814" calcext:value-type="float">
            <text:p>1727814</text:p>
          </table:table-cell>
          <table:table-cell table:formula="of:=IF([.K59]&lt;[.S59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512x512</text:p>
          </table:table-cell>
          <table:table-cell office:value-type="float" office:value="3059368" calcext:value-type="float">
            <text:p>3059368</text:p>
          </table:table-cell>
          <table:table-cell table:formula="of:=IF([.K59]&lt;[.W59];0;1)" office:value-type="float" office:value="1" calcext:value-type="float">
            <text:p>1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512x512</text:p>
          </table:table-cell>
          <table:table-cell office:value-type="float" office:value="1214862" calcext:value-type="float">
            <text:p>1214862</text:p>
          </table:table-cell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512x512</text:p>
          </table:table-cell>
          <table:table-cell office:value-type="float" office:value="349418" calcext:value-type="float">
            <text:p>349418</text:p>
          </table:table-cell>
          <table:table-cell table:formula="of:=IF([.C60]&lt;[.G60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512x512</text:p>
          </table:table-cell>
          <table:table-cell office:value-type="float" office:value="1412624" calcext:value-type="float">
            <text:p>1412624</text:p>
          </table:table-cell>
          <table:table-cell table:formula="of:=MIN([.O60];[.S60];[.W60])" office:value-type="float" office:value="541540" calcext:value-type="float">
            <text:p>541540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512x512</text:p>
          </table:table-cell>
          <table:table-cell office:value-type="float" office:value="1771036" calcext:value-type="float">
            <text:p>1771036</text:p>
          </table:table-cell>
          <table:table-cell table:formula="of:=IF([.K60]&lt;[.O60];0;1)" office:value-type="float" office:value="1" calcext:value-type="float">
            <text:p>1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512x512</text:p>
          </table:table-cell>
          <table:table-cell office:value-type="float" office:value="1524358" calcext:value-type="float">
            <text:p>1524358</text:p>
          </table:table-cell>
          <table:table-cell table:formula="of:=IF([.K60]&lt;[.S60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512x512</text:p>
          </table:table-cell>
          <table:table-cell office:value-type="float" office:value="2820590" calcext:value-type="float">
            <text:p>2820590</text:p>
          </table:table-cell>
          <table:table-cell table:formula="of:=IF([.K60]&lt;[.W60];0;1)" office:value-type="float" office:value="1" calcext:value-type="float">
            <text:p>1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512x512</text:p>
          </table:table-cell>
          <table:table-cell table:style-name="ce4" office:value-type="float" office:value="541540" calcext:value-type="float">
            <text:p>541540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61]&lt;[.G61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61];[.S61];[.W61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1]&lt;[.O61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1]&lt;[.S61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1]&lt;[.W61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7:09:43 +0430 2018</text:p>
          </table:table-cell>
          <table:table-cell table:number-columns-repeated="2"/>
          <table:table-cell table:formula="of:=IF([.C62]&lt;[.G62];0;1)" office:value-type="float" office:value="1" calcext:value-type="float">
            <text:p>1</text:p>
          </table:table-cell>
          <table:table-cell office:value-type="string" calcext:value-type="string">
            <text:p>Time: Sun Jun <text:s/>3 07:08:55 +0430 2018</text:p>
          </table:table-cell>
          <table:table-cell table:number-columns-repeated="2"/>
          <table:table-cell table:formula="of:=MIN([.O62];[.S62];[.W62])" office:value-type="float" office:value="0" calcext:value-type="float">
            <text:p>0</text:p>
          </table:table-cell>
          <table:table-cell office:value-type="string" calcext:value-type="string">
            <text:p>Time: Sun Jun <text:s/>3 07:10:30 +0430 2018</text:p>
          </table:table-cell>
          <table:table-cell table:number-columns-repeated="2"/>
          <table:table-cell table:formula="of:=IF([.K62]&lt;[.O62];0;1)" office:value-type="float" office:value="1" calcext:value-type="float">
            <text:p>1</text:p>
          </table:table-cell>
          <table:table-cell office:value-type="string" calcext:value-type="string">
            <text:p>Time: Sun Jun <text:s/>3 07:11:18 +0430 2018</text:p>
          </table:table-cell>
          <table:table-cell table:number-columns-repeated="2"/>
          <table:table-cell table:formula="of:=IF([.K62]&lt;[.S62];0;1)" office:value-type="float" office:value="1" calcext:value-type="float">
            <text:p>1</text:p>
          </table:table-cell>
          <table:table-cell office:value-type="string" calcext:value-type="string">
            <text:p>Time: Sun Jun <text:s/>3 07:12:06 +0430 2018</text:p>
          </table:table-cell>
          <table:table-cell table:number-columns-repeated="2"/>
          <table:table-cell table:formula="of:=IF([.K62]&lt;[.W62];0;1)" office:value-type="float" office:value="1" calcext:value-type="float">
            <text:p>1</text:p>
          </table:table-cell>
          <table:table-cell office:value-type="string" calcext:value-type="string">
            <text:p>Time: Sun Jun <text:s/>3 07:12:54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63]&lt;[.G63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63];[.S63];[.W63])" office:value-type="float" office:value="0" calcext:value-type="float">
            <text:p>0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63]&lt;[.O63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63]&lt;[.S63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63]&lt;[.W63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C64]&lt;[.G64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MIN([.O64];[.S64];[.W64])" office:value-type="float" office:value="0" calcext:value-type="float">
            <text:p>0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64]&lt;[.O64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64]&lt;[.S64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64]&lt;[.W64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65]&lt;[.G65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65];[.S65];[.W65])" office:value-type="float" office:value="0" calcext:value-type="float">
            <text:p>0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65]&lt;[.O65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65]&lt;[.S65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65]&lt;[.W65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512x512</text:p>
          </table:table-cell>
          <table:table-cell office:value-type="float" office:value="348932" calcext:value-type="float">
            <text:p>348932</text:p>
          </table:table-cell>
          <table:table-cell table:formula="of:=IF([.C66]&lt;[.G66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512x512</text:p>
          </table:table-cell>
          <table:table-cell office:value-type="float" office:value="1478798" calcext:value-type="float">
            <text:p>1478798</text:p>
          </table:table-cell>
          <table:table-cell table:formula="of:=MIN([.O66];[.S66];[.W66])" office:value-type="float" office:value="991548" calcext:value-type="float">
            <text:p>991548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512x512</text:p>
          </table:table-cell>
          <table:table-cell office:value-type="float" office:value="1768426" calcext:value-type="float">
            <text:p>1768426</text:p>
          </table:table-cell>
          <table:table-cell table:formula="of:=IF([.K66]&lt;[.O66];0;1)" office:value-type="float" office:value="1" calcext:value-type="float">
            <text:p>1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512x512</text:p>
          </table:table-cell>
          <table:table-cell office:value-type="float" office:value="1731690" calcext:value-type="float">
            <text:p>1731690</text:p>
          </table:table-cell>
          <table:table-cell table:formula="of:=IF([.K66]&lt;[.S66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512x512</text:p>
          </table:table-cell>
          <table:table-cell office:value-type="float" office:value="2802914" calcext:value-type="float">
            <text:p>2802914</text:p>
          </table:table-cell>
          <table:table-cell table:formula="of:=IF([.K66]&lt;[.W66];0;1)" office:value-type="float" office:value="1" calcext:value-type="float">
            <text:p>1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512x512</text:p>
          </table:table-cell>
          <table:table-cell office:value-type="float" office:value="991548" calcext:value-type="float">
            <text:p>991548</text:p>
          </table:table-cell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512x512</text:p>
          </table:table-cell>
          <table:table-cell office:value-type="float" office:value="347684" calcext:value-type="float">
            <text:p>347684</text:p>
          </table:table-cell>
          <table:table-cell table:formula="of:=IF([.C67]&lt;[.G67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512x512</text:p>
          </table:table-cell>
          <table:table-cell office:value-type="float" office:value="1393342" calcext:value-type="float">
            <text:p>1393342</text:p>
          </table:table-cell>
          <table:table-cell table:formula="of:=MIN([.O67];[.S67];[.W67])" office:value-type="float" office:value="604230" calcext:value-type="float">
            <text:p>604230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512x512</text:p>
          </table:table-cell>
          <table:table-cell office:value-type="float" office:value="1853670" calcext:value-type="float">
            <text:p>1853670</text:p>
          </table:table-cell>
          <table:table-cell table:formula="of:=IF([.K67]&lt;[.O67];0;1)" office:value-type="float" office:value="1" calcext:value-type="float">
            <text:p>1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512x512</text:p>
          </table:table-cell>
          <table:table-cell office:value-type="float" office:value="1583406" calcext:value-type="float">
            <text:p>1583406</text:p>
          </table:table-cell>
          <table:table-cell table:formula="of:=IF([.K67]&lt;[.S67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512x512</text:p>
          </table:table-cell>
          <table:table-cell office:value-type="float" office:value="2844556" calcext:value-type="float">
            <text:p>2844556</text:p>
          </table:table-cell>
          <table:table-cell table:formula="of:=IF([.K67]&lt;[.W67];0;1)" office:value-type="float" office:value="1" calcext:value-type="float">
            <text:p>1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512x512</text:p>
          </table:table-cell>
          <table:table-cell table:style-name="ce4" office:value-type="float" office:value="604230" calcext:value-type="float">
            <text:p>604230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68]&lt;[.G68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68];[.S68];[.W68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8]&lt;[.O68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8]&lt;[.S68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68]&lt;[.W68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7:24:22 +0430 2018</text:p>
          </table:table-cell>
          <table:table-cell table:number-columns-repeated="2"/>
          <table:table-cell table:formula="of:=IF([.C69]&lt;[.G69];0;1)" office:value-type="float" office:value="1" calcext:value-type="float">
            <text:p>1</text:p>
          </table:table-cell>
          <table:table-cell office:value-type="string" calcext:value-type="string">
            <text:p>Time: Sun Jun <text:s/>3 07:23:34 +0430 2018</text:p>
          </table:table-cell>
          <table:table-cell table:number-columns-repeated="2"/>
          <table:table-cell table:formula="of:=MIN([.O69];[.S69];[.W69])" office:value-type="float" office:value="0" calcext:value-type="float">
            <text:p>0</text:p>
          </table:table-cell>
          <table:table-cell office:value-type="string" calcext:value-type="string">
            <text:p>Time: Sun Jun <text:s/>3 07:25:10 +0430 2018</text:p>
          </table:table-cell>
          <table:table-cell table:number-columns-repeated="2"/>
          <table:table-cell table:formula="of:=IF([.K69]&lt;[.O69];0;1)" office:value-type="float" office:value="1" calcext:value-type="float">
            <text:p>1</text:p>
          </table:table-cell>
          <table:table-cell office:value-type="string" calcext:value-type="string">
            <text:p>Time: Sun Jun <text:s/>3 07:25:58 +0430 2018</text:p>
          </table:table-cell>
          <table:table-cell table:number-columns-repeated="2"/>
          <table:table-cell table:formula="of:=IF([.K69]&lt;[.S69];0;1)" office:value-type="float" office:value="1" calcext:value-type="float">
            <text:p>1</text:p>
          </table:table-cell>
          <table:table-cell office:value-type="string" calcext:value-type="string">
            <text:p>Time: Sun Jun <text:s/>3 07:26:46 +0430 2018</text:p>
          </table:table-cell>
          <table:table-cell table:number-columns-repeated="2"/>
          <table:table-cell table:formula="of:=IF([.K69]&lt;[.W69];0;1)" office:value-type="float" office:value="1" calcext:value-type="float">
            <text:p>1</text:p>
          </table:table-cell>
          <table:table-cell office:value-type="string" calcext:value-type="string">
            <text:p>Time: Sun Jun <text:s/>3 07:27:34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2"/>
          <table:table-cell table:formula="of:=IF([.C70]&lt;[.G70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MIN([.O70];[.S70];[.W70])" office:value-type="float" office:value="0" calcext:value-type="float">
            <text:p>0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70]&lt;[.O70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70]&lt;[.S70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  <table:table-cell table:formula="of:=IF([.K70]&lt;[.W70];0;1)" office:value-type="float" office:value="1" calcext:value-type="float">
            <text:p>1</text:p>
          </table:table-cell>
          <table:table-cell office:value-type="string" calcext:value-type="string">
            <text:p>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IF([.C71]&lt;[.G71];0;1)" office:value-type="float" office:value="1" calcext:value-type="float">
            <text:p>1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MIN([.O71];[.S71];[.W71])" office:value-type="float" office:value="0" calcext:value-type="float">
            <text:p>0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IF([.K71]&lt;[.O71];0;1)" office:value-type="float" office:value="1" calcext:value-type="float">
            <text:p>1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IF([.K71]&lt;[.S71];0;1)" office:value-type="float" office:value="1" calcext:value-type="float">
            <text:p>1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  <table:table-cell table:formula="of:=IF([.K71]&lt;[.W71];0;1)" office:value-type="float" office:value="1" calcext:value-type="float">
            <text:p>1</text:p>
          </table:table-cell>
          <table:table-cell office:value-type="string" calcext:value-type="string">
            <text:p>-D _GNU_SOURCE -O3 -x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no-vec</text:p>
          </table:table-cell>
          <table:table-cell table:number-columns-repeated="2"/>
          <table:table-cell table:formula="of:=IF([.C72]&lt;[.G72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MIN([.O72];[.S72];[.W72])" office:value-type="float" office:value="0" calcext:value-type="float">
            <text:p>0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72]&lt;[.O72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72]&lt;[.S72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  <table:table-cell table:formula="of:=IF([.K72]&lt;[.W72];0;1)" office:value-type="float" office:value="1" calcext:value-type="float">
            <text:p>1</text:p>
          </table:table-cell>
          <table:table-cell office:value-type="string" calcext:value-type="string">
            <text:p>-no-v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024x1024</text:p>
          </table:table-cell>
          <table:table-cell office:value-type="float" office:value="1618070" calcext:value-type="float">
            <text:p>1618070</text:p>
          </table:table-cell>
          <table:table-cell table:formula="of:=IF([.C73]&lt;[.G73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024x1024</text:p>
          </table:table-cell>
          <table:table-cell office:value-type="float" office:value="23223018" calcext:value-type="float">
            <text:p>23223018</text:p>
          </table:table-cell>
          <table:table-cell table:formula="of:=MIN([.O73];[.S73];[.W73])" office:value-type="float" office:value="5595312" calcext:value-type="float">
            <text:p>5595312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024x1024</text:p>
          </table:table-cell>
          <table:table-cell office:value-type="float" office:value="24907218" calcext:value-type="float">
            <text:p>24907218</text:p>
          </table:table-cell>
          <table:table-cell table:formula="of:=IF([.K73]&lt;[.O73];0;1)" office:value-type="float" office:value="1" calcext:value-type="float">
            <text:p>1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1024x1024</text:p>
          </table:table-cell>
          <table:table-cell office:value-type="float" office:value="14788446" calcext:value-type="float">
            <text:p>14788446</text:p>
          </table:table-cell>
          <table:table-cell table:formula="of:=IF([.K73]&lt;[.S73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4473328" calcext:value-type="float">
            <text:p>44473328</text:p>
          </table:table-cell>
          <table:table-cell table:formula="of:=IF([.K73]&lt;[.W73];0;1)" office:value-type="float" office:value="1" calcext:value-type="float">
            <text:p>1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1024x1024</text:p>
          </table:table-cell>
          <table:table-cell office:value-type="float" office:value="5595312" calcext:value-type="float">
            <text:p>5595312</text:p>
          </table:table-cell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024x1024</text:p>
          </table:table-cell>
          <table:table-cell office:value-type="float" office:value="1608494" calcext:value-type="float">
            <text:p>1608494</text:p>
          </table:table-cell>
          <table:table-cell table:formula="of:=IF([.C74]&lt;[.G74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024x1024</text:p>
          </table:table-cell>
          <table:table-cell office:value-type="float" office:value="23296488" calcext:value-type="float">
            <text:p>23296488</text:p>
          </table:table-cell>
          <table:table-cell table:formula="of:=MIN([.O74];[.S74];[.W74])" office:value-type="float" office:value="3120798" calcext:value-type="float">
            <text:p>3120798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024x1024</text:p>
          </table:table-cell>
          <table:table-cell office:value-type="float" office:value="24868036" calcext:value-type="float">
            <text:p>24868036</text:p>
          </table:table-cell>
          <table:table-cell table:formula="of:=IF([.K74]&lt;[.O74];0;1)" office:value-type="float" office:value="1" calcext:value-type="float">
            <text:p>1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1024x1024</text:p>
          </table:table-cell>
          <table:table-cell office:value-type="float" office:value="13677718" calcext:value-type="float">
            <text:p>13677718</text:p>
          </table:table-cell>
          <table:table-cell table:formula="of:=IF([.K74]&lt;[.S74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4274438" calcext:value-type="float">
            <text:p>44274438</text:p>
          </table:table-cell>
          <table:table-cell table:formula="of:=IF([.K74]&lt;[.W74];0;1)" office:value-type="float" office:value="1" calcext:value-type="float">
            <text:p>1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1024x1024</text:p>
          </table:table-cell>
          <table:table-cell table:style-name="ce4" office:value-type="float" office:value="3120798" calcext:value-type="float">
            <text:p>3120798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75]&lt;[.G75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75];[.S75];[.W75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75]&lt;[.O75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75]&lt;[.S75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75]&lt;[.W75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7:24:38 +0430 2018</text:p>
          </table:table-cell>
          <table:table-cell table:number-columns-repeated="2"/>
          <table:table-cell table:formula="of:=IF([.C76]&lt;[.G76];0;1)" office:value-type="float" office:value="1" calcext:value-type="float">
            <text:p>1</text:p>
          </table:table-cell>
          <table:table-cell office:value-type="string" calcext:value-type="string">
            <text:p>Time: Sun Jun <text:s/>3 07:23:50 +0430 2018</text:p>
          </table:table-cell>
          <table:table-cell table:number-columns-repeated="2"/>
          <table:table-cell table:formula="of:=MIN([.O76];[.S76];[.W76])" office:value-type="float" office:value="0" calcext:value-type="float">
            <text:p>0</text:p>
          </table:table-cell>
          <table:table-cell office:value-type="string" calcext:value-type="string">
            <text:p>Time: Sun Jun <text:s/>3 07:25:26 +0430 2018</text:p>
          </table:table-cell>
          <table:table-cell table:number-columns-repeated="2"/>
          <table:table-cell table:formula="of:=IF([.K76]&lt;[.O76];0;1)" office:value-type="float" office:value="1" calcext:value-type="float">
            <text:p>1</text:p>
          </table:table-cell>
          <table:table-cell office:value-type="string" calcext:value-type="string">
            <text:p>Time: Sun Jun <text:s/>3 07:26:14 +0430 2018</text:p>
          </table:table-cell>
          <table:table-cell table:number-columns-repeated="2"/>
          <table:table-cell table:formula="of:=IF([.K76]&lt;[.S76];0;1)" office:value-type="float" office:value="1" calcext:value-type="float">
            <text:p>1</text:p>
          </table:table-cell>
          <table:table-cell office:value-type="string" calcext:value-type="string">
            <text:p>Time: Sun Jun <text:s/>3 07:27:02 +0430 2018</text:p>
          </table:table-cell>
          <table:table-cell table:number-columns-repeated="2"/>
          <table:table-cell table:formula="of:=IF([.K76]&lt;[.W76];0;1)" office:value-type="float" office:value="1" calcext:value-type="float">
            <text:p>1</text:p>
          </table:table-cell>
          <table:table-cell office:value-type="string" calcext:value-type="string">
            <text:p>Time: Sun Jun <text:s/>3 07:27:50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2"/>
          <table:table-cell table:formula="of:=IF([.C77]&lt;[.G77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MIN([.O77];[.S77];[.W77])" office:value-type="float" office:value="0" calcext:value-type="float">
            <text:p>0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77]&lt;[.O77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77]&lt;[.S77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  <table:table-cell table:formula="of:=IF([.K77]&lt;[.W77];0;1)" office:value-type="float" office:value="1" calcext:value-type="float">
            <text:p>1</text:p>
          </table:table-cell>
          <table:table-cell office:value-type="string" calcext:value-type="string">
            <text:p>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C78]&lt;[.G78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MIN([.O78];[.S78];[.W78])" office:value-type="float" office:value="0" calcext:value-type="float">
            <text:p>0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78]&lt;[.O78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78]&lt;[.S78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78]&lt;[.W78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C79]&lt;[.G79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MIN([.O79];[.S79];[.W79])" office:value-type="float" office:value="0" calcext:value-type="float">
            <text:p>0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79]&lt;[.O79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79]&lt;[.S79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  <table:table-cell table:formula="of:=IF([.K79]&lt;[.W79];0;1)" office:value-type="float" office:value="1" calcext:value-type="float">
            <text:p>1</text:p>
          </table:table-cell>
          <table:table-cell office:value-type="string" calcext:value-type="string">
            <text:p>-fno-tree-vectorize -fno-tree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024x1024</text:p>
          </table:table-cell>
          <table:table-cell office:value-type="float" office:value="1640806" calcext:value-type="float">
            <text:p>1640806</text:p>
          </table:table-cell>
          <table:table-cell table:formula="of:=IF([.C80]&lt;[.G80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024x1024</text:p>
          </table:table-cell>
          <table:table-cell office:value-type="float" office:value="23192380" calcext:value-type="float">
            <text:p>23192380</text:p>
          </table:table-cell>
          <table:table-cell table:formula="of:=MIN([.O80];[.S80];[.W80])" office:value-type="float" office:value="5649886" calcext:value-type="float">
            <text:p>5649886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024x1024</text:p>
          </table:table-cell>
          <table:table-cell office:value-type="float" office:value="24793302" calcext:value-type="float">
            <text:p>24793302</text:p>
          </table:table-cell>
          <table:table-cell table:formula="of:=IF([.K80]&lt;[.O80];0;1)" office:value-type="float" office:value="1" calcext:value-type="float">
            <text:p>1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1024x1024</text:p>
          </table:table-cell>
          <table:table-cell office:value-type="float" office:value="14705070" calcext:value-type="float">
            <text:p>14705070</text:p>
          </table:table-cell>
          <table:table-cell table:formula="of:=IF([.K80]&lt;[.S80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4535024" calcext:value-type="float">
            <text:p>44535024</text:p>
          </table:table-cell>
          <table:table-cell table:formula="of:=IF([.K80]&lt;[.W80];0;1)" office:value-type="float" office:value="1" calcext:value-type="float">
            <text:p>1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1024x1024</text:p>
          </table:table-cell>
          <table:table-cell office:value-type="float" office:value="5649886" calcext:value-type="float">
            <text:p>5649886</text:p>
          </table:table-cell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024x1024</text:p>
          </table:table-cell>
          <table:table-cell office:value-type="float" office:value="1494246" calcext:value-type="float">
            <text:p>1494246</text:p>
          </table:table-cell>
          <table:table-cell table:formula="of:=IF([.C81]&lt;[.G81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024x1024</text:p>
          </table:table-cell>
          <table:table-cell office:value-type="float" office:value="23183778" calcext:value-type="float">
            <text:p>23183778</text:p>
          </table:table-cell>
          <table:table-cell table:formula="of:=MIN([.O81];[.S81];[.W81])" office:value-type="float" office:value="3158588" calcext:value-type="float">
            <text:p>3158588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024x1024</text:p>
          </table:table-cell>
          <table:table-cell office:value-type="float" office:value="24722738" calcext:value-type="float">
            <text:p>24722738</text:p>
          </table:table-cell>
          <table:table-cell table:formula="of:=IF([.K81]&lt;[.O81];0;1)" office:value-type="float" office:value="1" calcext:value-type="float">
            <text:p>1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1024x1024</text:p>
          </table:table-cell>
          <table:table-cell office:value-type="float" office:value="13661442" calcext:value-type="float">
            <text:p>13661442</text:p>
          </table:table-cell>
          <table:table-cell table:formula="of:=IF([.K81]&lt;[.S81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3931196" calcext:value-type="float">
            <text:p>43931196</text:p>
          </table:table-cell>
          <table:table-cell table:formula="of:=IF([.K81]&lt;[.W81];0;1)" office:value-type="float" office:value="1" calcext:value-type="float">
            <text:p>1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1024x1024</text:p>
          </table:table-cell>
          <table:table-cell table:style-name="ce4" office:value-type="float" office:value="3158588" calcext:value-type="float">
            <text:p>3158588</text:p>
          </table:table-cell>
        </table:table-row>
        <table:table-row table:style-name="ro1">
          <table:table-cell office:value-type="string" calcext:value-type="string">
            <text:p>spliter</text:p>
          </table:table-cell>
          <table:table-cell table:number-columns-repeated="2"/>
          <table:table-cell table:formula="of:=IF([.C82]&lt;[.G8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MIN([.O82];[.S82];[.W82])" office:value-type="float" office:value="0" calcext:value-type="float">
            <text:p>0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82]&lt;[.O8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82]&lt;[.S8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  <table:table-cell table:formula="of:=IF([.K82]&lt;[.W82];0;1)" office:value-type="float" office:value="1" calcext:value-type="float">
            <text:p>1</text:p>
          </table:table-cell>
          <table:table-cell office:value-type="string" calcext:value-type="string">
            <text:p>sp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Sun Jun <text:s/>3 07:24:54 +0430 2018</text:p>
          </table:table-cell>
          <table:table-cell table:number-columns-repeated="2"/>
          <table:table-cell table:formula="of:=IF([.C83]&lt;[.G83];0;1)" office:value-type="float" office:value="1" calcext:value-type="float">
            <text:p>1</text:p>
          </table:table-cell>
          <table:table-cell office:value-type="string" calcext:value-type="string">
            <text:p>Time: Sun Jun <text:s/>3 07:24:06 +0430 2018</text:p>
          </table:table-cell>
          <table:table-cell table:number-columns-repeated="2"/>
          <table:table-cell table:formula="of:=MIN([.O83];[.S83];[.W83])" office:value-type="float" office:value="0" calcext:value-type="float">
            <text:p>0</text:p>
          </table:table-cell>
          <table:table-cell office:value-type="string" calcext:value-type="string">
            <text:p>Time: Sun Jun <text:s/>3 07:25:42 +0430 2018</text:p>
          </table:table-cell>
          <table:table-cell table:number-columns-repeated="2"/>
          <table:table-cell table:formula="of:=IF([.K83]&lt;[.O83];0;1)" office:value-type="float" office:value="1" calcext:value-type="float">
            <text:p>1</text:p>
          </table:table-cell>
          <table:table-cell office:value-type="string" calcext:value-type="string">
            <text:p>Time: Sun Jun <text:s/>3 07:26:30 +0430 2018</text:p>
          </table:table-cell>
          <table:table-cell table:number-columns-repeated="2"/>
          <table:table-cell table:formula="of:=IF([.K83]&lt;[.S83];0;1)" office:value-type="float" office:value="1" calcext:value-type="float">
            <text:p>1</text:p>
          </table:table-cell>
          <table:table-cell office:value-type="string" calcext:value-type="string">
            <text:p>Time: Sun Jun <text:s/>3 07:27:18 +0430 2018</text:p>
          </table:table-cell>
          <table:table-cell table:number-columns-repeated="2"/>
          <table:table-cell table:formula="of:=IF([.K83]&lt;[.W83];0;1)" office:value-type="float" office:value="1" calcext:value-type="float">
            <text:p>1</text:p>
          </table:table-cell>
          <table:table-cell office:value-type="string" calcext:value-type="string">
            <text:p>Time: Sun Jun <text:s/>3 07:28:06 +0430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ng</text:p>
          </table:table-cell>
          <table:table-cell table:number-columns-repeated="2"/>
          <table:table-cell table:formula="of:=IF([.C84]&lt;[.G84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MIN([.O84];[.S84];[.W84])" office:value-type="float" office:value="0" calcext:value-type="float">
            <text:p>0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84]&lt;[.O84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84]&lt;[.S84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  <table:table-cell table:formula="of:=IF([.K84]&lt;[.W84];0;1)" office:value-type="float" office:value="1" calcext:value-type="float">
            <text:p>1</text:p>
          </table:table-cell>
          <table:table-cell office:value-type="string" calcext:value-type="string">
            <text:p>cla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C85]&lt;[.G85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MIN([.O85];[.S85];[.W85])" office:value-type="float" office:value="0" calcext:value-type="float">
            <text:p>0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85]&lt;[.O85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85]&lt;[.S85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  <table:table-cell table:formula="of:=IF([.K85]&lt;[.W85];0;1)" office:value-type="float" office:value="1" calcext:value-type="float">
            <text:p>1</text:p>
          </table:table-cell>
          <table:table-cell office:value-type="string" calcext:value-type="string">
            <text:p>-D _GNU_SOURCE -O3 -march=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C86]&lt;[.G86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MIN([.O86];[.S86];[.W86])" office:value-type="float" office:value="0" calcext:value-type="float">
            <text:p>0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86]&lt;[.O86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86]&lt;[.S86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  <table:table-cell table:formula="of:=IF([.K86]&lt;[.W86];0;1)" office:value-type="float" office:value="1" calcext:value-type="float">
            <text:p>1</text:p>
          </table:table-cell>
          <table:table-cell office:value-type="string" calcext:value-type="string">
            <text:p>-fno-vectorize -fno-slp-vecto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024x1024</text:p>
          </table:table-cell>
          <table:table-cell office:value-type="float" office:value="1555014" calcext:value-type="float">
            <text:p>1555014</text:p>
          </table:table-cell>
          <table:table-cell table:formula="of:=IF([.C87]&lt;[.G87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024x1024</text:p>
          </table:table-cell>
          <table:table-cell office:value-type="float" office:value="23140574" calcext:value-type="float">
            <text:p>23140574</text:p>
          </table:table-cell>
          <table:table-cell table:formula="of:=MIN([.O87];[.S87];[.W87])" office:value-type="float" office:value="5292600" calcext:value-type="float">
            <text:p>5292600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024x1024</text:p>
          </table:table-cell>
          <table:table-cell office:value-type="float" office:value="24693102" calcext:value-type="float">
            <text:p>24693102</text:p>
          </table:table-cell>
          <table:table-cell table:formula="of:=IF([.K87]&lt;[.O87];0;1)" office:value-type="float" office:value="1" calcext:value-type="float">
            <text:p>1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1024x1024</text:p>
          </table:table-cell>
          <table:table-cell office:value-type="float" office:value="14691032" calcext:value-type="float">
            <text:p>14691032</text:p>
          </table:table-cell>
          <table:table-cell table:formula="of:=IF([.K87]&lt;[.S87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4330722" calcext:value-type="float">
            <text:p>44330722</text:p>
          </table:table-cell>
          <table:table-cell table:formula="of:=IF([.K87]&lt;[.W87];0;1)" office:value-type="float" office:value="1" calcext:value-type="float">
            <text:p>1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1024x1024</text:p>
          </table:table-cell>
          <table:table-cell office:value-type="float" office:value="5292600" calcext:value-type="float">
            <text:p>5292600</text:p>
          </table:table-cell>
        </table:table-row>
        <table:table-row table:style-name="ro1">
          <table:table-cell office:value-type="string" calcext:value-type="string">
            <text:p>L53ROW </text:p>
          </table:table-cell>
          <table:table-cell office:value-type="string" calcext:value-type="string">
            <text:p><text:s/>1024x1024</text:p>
          </table:table-cell>
          <table:table-cell office:value-type="float" office:value="1554110" calcext:value-type="float">
            <text:p>1554110</text:p>
          </table:table-cell>
          <table:table-cell table:formula="of:=IF([.C88]&lt;[.G88];0;1)" office:value-type="float" office:value="0" calcext:value-type="float">
            <text:p>0</text:p>
          </table:table-cell>
          <table:table-cell office:value-type="string" calcext:value-type="string">
            <text:p>L53COL </text:p>
          </table:table-cell>
          <table:table-cell office:value-type="string" calcext:value-type="string">
            <text:p><text:s/>1024x1024</text:p>
          </table:table-cell>
          <table:table-cell office:value-type="float" office:value="23142036" calcext:value-type="float">
            <text:p>23142036</text:p>
          </table:table-cell>
          <table:table-cell table:formula="of:=MIN([.O88];[.S88];[.W88])" office:value-type="float" office:value="3652866" calcext:value-type="float">
            <text:p>3652866</text:p>
          </table:table-cell>
          <table:table-cell office:value-type="string" calcext:value-type="string">
            <text:p>L53FULL </text:p>
          </table:table-cell>
          <table:table-cell office:value-type="string" calcext:value-type="string">
            <text:p><text:s/>1024x1024</text:p>
          </table:table-cell>
          <table:table-cell office:value-type="float" office:value="24706420" calcext:value-type="float">
            <text:p>24706420</text:p>
          </table:table-cell>
          <table:table-cell table:formula="of:=IF([.K88]&lt;[.O88];0;1)" office:value-type="float" office:value="1" calcext:value-type="float">
            <text:p>1</text:p>
          </table:table-cell>
          <table:table-cell office:value-type="string" calcext:value-type="string">
            <text:p>L53FULLLPI</text:p>
          </table:table-cell>
          <table:table-cell office:value-type="string" calcext:value-type="string">
            <text:p><text:s/>1024x1024</text:p>
          </table:table-cell>
          <table:table-cell office:value-type="float" office:value="13663000" calcext:value-type="float">
            <text:p>13663000</text:p>
          </table:table-cell>
          <table:table-cell table:formula="of:=IF([.K88]&lt;[.S88];0;1)" office:value-type="float" office:value="0" calcext:value-type="float">
            <text:p>0</text:p>
          </table:table-cell>
          <table:table-cell office:value-type="string" calcext:value-type="string">
            <text:p>L53FULLTRACOLCOL</text:p>
          </table:table-cell>
          <table:table-cell office:value-type="string" calcext:value-type="string">
            <text:p><text:s/>1024x1024</text:p>
          </table:table-cell>
          <table:table-cell office:value-type="float" office:value="44378716" calcext:value-type="float">
            <text:p>44378716</text:p>
          </table:table-cell>
          <table:table-cell table:formula="of:=IF([.K88]&lt;[.W88];0;1)" office:value-type="float" office:value="1" calcext:value-type="float">
            <text:p>1</text:p>
          </table:table-cell>
          <table:table-cell office:value-type="string" calcext:value-type="string">
            <text:p>L53FULLTRACOLCOLLPI</text:p>
          </table:table-cell>
          <table:table-cell office:value-type="string" calcext:value-type="string">
            <text:p><text:s/>1024x1024</text:p>
          </table:table-cell>
          <table:table-cell table:style-name="ce4" office:value-type="float" office:value="3652866" calcext:value-type="float">
            <text:p>3652866</text:p>
          </table:table-cell>
        </table:table-row>
        <table:table-row table:style-name="ro1" table:number-rows-repeated="104848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3">00/00/0000</text:date>, <text:time style:data-style-name="N2" text:time-value="16:11:20.627645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3:17:11.201696334</meta:creation-date>
    <dc:date>2018-06-03T17:06:30.749489876</dc:date>
    <meta:editing-duration>PT56M21S</meta:editing-duration>
    <meta:editing-cycles>6</meta:editing-cycles>
    <meta:generator>LibreOffice/6.0.4.2$Linux_X86_64 LibreOffice_project/00$Build-2</meta:generator>
    <meta:document-statistic meta:table-count="3" meta:cell-count="3772" meta:object-count="0"/>
  </office:meta>
</office:document-meta>
</file>